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.96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7.94pt"/>
    </style:style>
    <style:style style:name="co4" style:family="table-column">
      <style:table-column-properties fo:break-before="auto" style:column-width="137.51pt"/>
    </style:style>
    <style:style style:name="co5" style:family="table-column">
      <style:table-column-properties fo:break-before="auto" style:column-width="279.21pt"/>
    </style:style>
    <style:style style:name="co6" style:family="table-column">
      <style:table-column-properties fo:break-before="auto" style:column-width="113.9pt"/>
    </style:style>
    <style:style style:name="co7" style:family="table-column">
      <style:table-column-properties fo:break-before="auto" style:column-width="117.41pt"/>
    </style:style>
    <style:style style:name="co8" style:family="table-column">
      <style:table-column-properties fo:break-before="auto" style:column-width="108.34pt"/>
    </style:style>
    <style:style style:name="co9" style:family="table-column">
      <style:table-column-properties fo:break-before="auto" style:column-width="156.25pt"/>
    </style:style>
    <style:style style:name="co10" style:family="table-column">
      <style:table-column-properties fo:break-before="auto" style:column-width="69.45pt"/>
    </style:style>
    <style:style style:name="co11" style:family="table-column">
      <style:table-column-properties fo:break-before="auto" style:column-width="169.46pt"/>
    </style:style>
    <style:style style:name="co12" style:family="table-column">
      <style:table-column-properties fo:break-before="auto" style:column-width="132.66pt"/>
    </style:style>
    <style:style style:name="co13" style:family="table-column">
      <style:table-column-properties fo:break-before="auto" style:column-width="272.95pt"/>
    </style:style>
    <style:style style:name="co14" style:family="table-column">
      <style:table-column-properties fo:break-before="auto" style:column-width="118.74pt"/>
    </style:style>
    <style:style style:name="co15" style:family="table-column">
      <style:table-column-properties fo:break-before="auto" style:column-width="152.11pt"/>
    </style:style>
    <style:style style:name="co16" style:family="table-column">
      <style:table-column-properties fo:break-before="auto" style:column-width="76.39pt"/>
    </style:style>
    <style:style style:name="co17" style:family="table-column">
      <style:table-column-properties fo:break-before="auto" style:column-width="177.11pt"/>
    </style:style>
    <style:style style:name="co18" style:family="table-column">
      <style:table-column-properties fo:break-before="auto" style:column-width="308.35pt"/>
    </style:style>
    <style:style style:name="co19" style:family="table-column">
      <style:table-column-properties fo:break-before="auto" style:column-width="158.34pt"/>
    </style:style>
    <style:style style:name="co20" style:family="table-column">
      <style:table-column-properties fo:break-before="auto" style:column-width="86.09pt"/>
    </style:style>
    <style:style style:name="co21" style:family="table-column">
      <style:table-column-properties fo:break-before="auto" style:column-width="85.44pt"/>
    </style:style>
    <style:style style:name="co22" style:family="table-column">
      <style:table-column-properties fo:break-before="auto" style:column-width="100.01pt"/>
    </style:style>
    <style:style style:name="co23" style:family="table-column">
      <style:table-column-properties fo:break-before="auto" style:column-width="128.49pt"/>
    </style:style>
    <style:style style:name="co24" style:family="table-column">
      <style:table-column-properties fo:break-before="auto" style:column-width="157.66pt"/>
    </style:style>
    <style:style style:name="co25" style:family="table-column">
      <style:table-column-properties fo:break-before="auto" style:column-width="174.36pt"/>
    </style:style>
    <style:style style:name="co26" style:family="table-column">
      <style:table-column-properties fo:break-before="auto" style:column-width="186.09pt"/>
    </style:style>
    <style:style style:name="co27" style:family="table-column">
      <style:table-column-properties fo:break-before="auto" style:column-width="116.65pt"/>
    </style:style>
    <style:style style:name="ro1" style:family="table-row">
      <style:table-row-properties style:row-height="22.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Legenda">
      <style:table-properties table:display="true" style:writing-mode="lr-tb"/>
    </style:style>
    <style:style style:name="ta2" style:family="table" style:master-page-name="PageStyle_5f_1_20_-_20_Warehouse_20_Inventory_20_System">
      <style:table-properties table:display="true" style:writing-mode="lr-tb"/>
    </style:style>
    <style:style style:name="ta3" style:family="table" style:master-page-name="PageStyle_5f_2_20_-_20_Sauce_20_Labs_20_Sample_20_Application">
      <style:table-properties table:display="true" style:writing-mode="lr-tb"/>
    </style:style>
    <style:style style:name="ta4" style:family="table" style:master-page-name="PageStyle_5f_3_20_-_20_The_20_Internet">
      <style:table-properties table:display="true" style:writing-mode="lr-tb"/>
    </style:style>
    <style:style style:name="ta5" style:family="table" style:master-page-name="PageStyle_5f_Resumo">
      <style:table-properties table:display="true" style:writing-mode="lr-tb"/>
    </style:style>
    <style:style style:name="ta6" style:family="table" style:master-page-name="PageStyle_5f_Score_20_Médio">
      <style:table-properties table:display="true" style:writing-mode="lr-tb"/>
    </style:style>
    <style:style style:name="ta7" style:family="table" style:master-page-name="PageStyle_5f_Eficácia_20_Média">
      <style:table-properties table:display="true" style:writing-mode="lr-tb"/>
    </style:style>
    <style:style style:name="ta8" style:family="table" style:master-page-name="PageStyle_5f_Total">
      <style:table-properties table:display="true" style:writing-mode="lr-tb"/>
    </style:style>
    <style:style style:name="ta9" style:family="table" style:master-page-name="PageStyle_5f_Modelo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f4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9daf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style:hyperlink xlink:href="#1 - Warehouse Inventory System.A1" xlink:type="simple"/>
      </style:table-cell-properties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style:hyperlink xlink:href="#2 - Sauce Labs Sample Application.A1" xlink:type="simple"/>
      </style:table-cell-properties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style:hyperlink xlink:href="#null.A1" xlink:type="simple"/>
      </style:table-cell-properties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4">
      <style:table-cell-properties fo:background-color="#f4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fo:color="#000000" style:text-position="0% 100%" style:font-name-complex="Arial" style:font-size-asian="12pt" style:font-size-complex="12pt" style:font-weight-asian="bold" style:font-weight-complex="bold" style:font-style-asian="normal" style:font-name="Arial"/>
    </style:style>
    <style:style style:name="T2" style:family="text">
      <style:text-properties fo:text-shadow="none" fo:font-size="12pt" fo:font-weight="bold" style:text-underline-style="none" style:text-underline-color="font-color" style:text-line-through-type="none" style:text-outline="false" fo:color="#000000" style:text-position="0% 100%" style:font-name-complex="Arial" style:font-size-asian="12pt" style:font-size-complex="12pt" style:font-weight-asian="bold" style:font-weight-complex="bold" style:font-name="Arial" fo:font-style="italic" style:font-style-asian="italic" style:font-style-complex="italic"/>
    </style:style>
    <style:style style:name="T3" style:family="text">
      <style:text-properties fo:text-shadow="none" fo:font-size="12pt" fo:font-weight="bold" style:text-underline-style="none" style:text-underline-color="font-color" style:text-line-through-type="none" style:text-outline="false" fo:color="#000000" style:text-position="0% 100%" style:font-name-complex="Arial" style:font-size-asian="12pt" style:font-size-complex="12pt" style:font-weight-asian="bold" style:font-weight-complex="bold" style:font-name="Arial" fo:font-style="normal" style:font-style-asian="normal" style:font-style-complex="normal"/>
    </style:style>
    <style:style style:name="T4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fo:color="#000000" style:text-position="0% 100%" style:font-name-complex="Arial" style:font-size-asian="12pt" style:font-size-complex="12pt" style:font-weight-asian="normal" style:font-weight-complex="normal" style:font-style-asian="normal" style:font-name="Arial"/>
    </style:style>
    <style:style style:name="T5" style:family="text">
      <style:text-properties fo:text-shadow="none" fo:font-size="12pt" fo:font-weight="normal" style:text-underline-style="none" style:text-underline-color="font-color" style:text-line-through-type="none" style:text-outline="false" fo:color="#000000" style:text-position="0% 100%" style:font-name-complex="Arial" style:font-size-asian="12pt" style:font-size-complex="12pt" style:font-weight-asian="normal" style:font-weight-complex="normal" style:font-name="Arial" fo:font-style="italic" style:font-style-asian="italic" style:font-style-complex="italic"/>
    </style:style>
    <style:style style:name="T6" style:family="text">
      <style:text-properties fo:text-shadow="none" fo:font-size="12pt" fo:font-weight="normal" style:text-underline-style="none" style:text-underline-color="font-color" style:text-line-through-type="none" style:text-outline="false" fo:color="#000000" style:text-position="0% 100%" style:font-name-complex="Arial" style:font-size-asian="12pt" style:font-size-complex="12pt" style:font-weight-asian="normal" style:font-weight-complex="normal" style:font-name="Ari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gend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Legenda</text:p>
          </table:table-cell>
          <table:covered-table-cell table:number-columns-repeated="2" table:style-name="ce7"/>
          <table:covered-table-cell table:style-name="ce14"/>
          <table:table-cell table:style-name="ce20" table:number-columns-repeated="22"/>
          <table:table-cell table:number-columns-repeated="998"/>
        </table:table-row>
        <table:table-row table:style-name="ro1">
          <table:table-cell table:style-name="ce2" table:number-columns-spanned="1" table:number-rows-spanned="2"/>
          <table:table-cell table:style-name="ce8" office:value-type="string" calcext:value-type="string" table:number-columns-spanned="3" table:number-rows-spanned="2">
            <text:p>Não foi possível aplicar o mutante</text:p>
          </table:table-cell>
          <table:covered-table-cell table:style-name="ce12"/>
          <table:covered-table-cell table:style-name="ce15"/>
          <table:table-cell table:style-name="ce5" table:number-columns-repeated="22"/>
          <table:table-cell table:number-columns-repeated="998"/>
        </table:table-row>
        <table:table-row table:style-name="ro1">
          <table:covered-table-cell table:style-name="ce3"/>
          <table:covered-table-cell table:style-name="ce9"/>
          <table:covered-table-cell table:style-name="ce13"/>
          <table:covered-table-cell table:style-name="ce16"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4" table:number-columns-spanned="1" table:number-rows-spanned="2"/>
          <table:table-cell table:style-name="ce10" office:value-type="string" calcext:value-type="string" table:number-columns-spanned="3" table:number-rows-spanned="2">
            <text:p>Desconsiderado para geração dos resultados </text:p>
            <text:p>e cálculo de eficáfcia</text:p>
          </table:table-cell>
          <table:covered-table-cell table:style-name="ce12"/>
          <table:covered-table-cell table:style-name="ce15"/>
          <table:table-cell table:style-name="ce5" table:number-columns-repeated="22"/>
          <table:table-cell table:number-columns-repeated="998"/>
        </table:table-row>
        <table:table-row table:style-name="ro1">
          <table:covered-table-cell table:style-name="ce3"/>
          <table:covered-table-cell table:style-name="ce9"/>
          <table:covered-table-cell table:style-name="ce13"/>
          <table:covered-table-cell table:style-name="ce16"/>
          <table:table-cell table:style-name="ce5" table:number-columns-repeated="22"/>
          <table:table-cell table:number-columns-repeated="998"/>
        </table:table-row>
        <table:table-row table:style-name="ro2" table:number-rows-repeated="2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3" table:number-rows-spanned="1">
            <text:p>Aplicações</text:p>
          </table:table-cell>
          <table:covered-table-cell table:style-name="ce7"/>
          <table:covered-table-cell table:style-name="ce14"/>
          <table:table-cell table:style-name="ce1" office:value-type="string" calcext:value-type="string">
            <text:p>Planilha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3" table:number-rows-spanned="1">
            <text:p><text:a xlink:href="https://github.com/siamon123/warehouse-inventory-system" xlink:type="simple">Warehouse Inventory System</text:a></text:p>
          </table:table-cell>
          <table:covered-table-cell table:style-name="ce7"/>
          <table:covered-table-cell table:style-name="ce14"/>
          <table:table-cell table:style-name="ce17" office:value-type="float" office:value="1" calcext:value-type="float">
            <text:p>1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<text:a xlink:href="https://github.com/saucelabs/sample-app-web" xlink:type="simple">Sauce Labs Sample Application</text:a></text:p>
          </table:table-cell>
          <table:table-cell table:style-name="ce11" table:number-columns-repeated="2"/>
          <table:table-cell table:style-name="ce18" office:value-type="float" office:value="2" calcext:value-type="float">
            <text:p>2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3" table:number-rows-spanned="1">
            <text:p><text:a xlink:href="https://github.com/saucelabs/the-internet" xlink:type="simple">The Internet</text:a></text:p>
          </table:table-cell>
          <table:covered-table-cell table:style-name="ce7"/>
          <table:covered-table-cell table:style-name="ce14"/>
          <table:table-cell table:style-name="ce19" office:value-type="float" office:value="3" calcext:value-type="float">
            <text:p>3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989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 - Warehouse Inventory System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16" table:default-cell-style-name="Default"/>
        <table:table-row table:style-name="ro2">
          <table:table-cell table:style-name="ce21" office:value-type="string" calcext:value-type="string" table:number-columns-spanned="2" table:number-rows-spanned="1">
            <text:p>Heurísticas: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by-id, by-classes, by-attributes, by-tag, by-xpath, by-text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1" office:value-type="string" calcext:value-type="string" table:number-columns-spanned="2" table:number-rows-spanned="1">
            <text:p>Configuração do parser: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{ "locator": { "selectorTypes": ["ID", "Attributes", "Class", "Tag", "NthChild"], "attributesToIgnore": ["type"] } }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2" office:value-type="string" calcext:value-type="string">
            <text:p>Feature</text:p>
          </table:table-cell>
          <table:table-cell table:style-name="ce24" office:value-type="string" calcext:value-type="string" table:number-columns-spanned="7" table:number-rows-spanned="1">
            <text:p>Login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2" office:value-type="string" calcext:value-type="string">
            <text:p>Elemento</text:p>
          </table:table-cell>
          <table:table-cell table:style-name="ce27" office:value-type="string" calcext:value-type="string" table:number-columns-spanned="7" table:number-rows-spanned="1">
            <text:p>{</text:p>
            <text:p>    tag: "input",</text:p>
            <text:p>    textContent: "",</text:p>
            <text:p>    xpath: "/html/body/div/div/div/form/div[1]/input",</text:p>
            <text:p>    attributes: {</text:p>
            <text:p>      type: "name",</text:p>
            <text:p>      class: "form-control",</text:p>
            <text:p>      name: "username",</text:p>
            <text:p>      placeholder: "Username"</text:p>
            <text:p>    }</text:p>
            <text:p>}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2" office:value-type="string" calcext:value-type="string">
            <text:p>Seletor</text:p>
          </table:table-cell>
          <table:table-cell table:style-name="ce24" office:value-type="string" calcext:value-type="string" table:number-columns-spanned="7" table:number-rows-spanned="1">
            <text:p>username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2" office:value-type="string" calcext:value-type="string">
            <text:p>Mod. principal</text:p>
          </table:table-cell>
          <table:table-cell table:style-name="ce24" office:value-type="string" calcext:value-type="string" table:number-columns-spanned="7" table:number-rows-spanned="1">
            <text:p>Alterar name de "username" para "user"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3" office:value-type="string" calcext:value-type="string">
            <text:p>Operador</text:p>
          </table:table-cell>
          <table:table-cell table:style-name="ce23" office:value-type="string" calcext:value-type="string">
            <text:p>Elemento</text:p>
          </table:table-cell>
          <table:table-cell table:style-name="ce23" office:value-type="string" calcext:value-type="string">
            <text:p>Atributo</text:p>
          </table:table-cell>
          <table:table-cell table:style-name="ce23" office:value-type="string" calcext:value-type="string">
            <text:p>Valor</text:p>
          </table:table-cell>
          <table:table-cell table:style-name="ce23" office:value-type="string" calcext:value-type="string">
            <text:p>Mutante morto?</text:p>
          </table:table-cell>
          <table:table-cell table:style-name="ce23" office:value-type="string" calcext:value-type="string">
            <text:p>Novo Seletor</text:p>
          </table:table-cell>
          <table:table-cell table:style-name="ce23" office:value-type="string" calcext:value-type="string">
            <text:p>Score</text:p>
          </table:table-cell>
          <table:table-cell table:style-name="ce22" office:value-type="string" calcext:value-type="string">
            <text:p>Observação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Adiciona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 office:value-type="string" calcext:value-type="string">
            <text:p>input-lg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user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Adicionar atributo</text:p>
          </table:table-cell>
          <table:table-cell table:style-name="ce24"/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user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user"]</text:p>
          </table:table-cell>
          <table:table-cell table:style-name="ce34" office:value-type="float" office:value="0.78" calcext:value-type="float">
            <text:p>0.78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name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placeholder="Username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não possui o atributo </text:p>
            <text:p>name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type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user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placeholder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user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Todos</text:p>
          </table:table-cell>
          <table:table-cell table:style-name="ce24"/>
          <table:table-cell table:style-name="ce32" office:value-type="string" calcext:value-type="string">
            <text:p>N</text:p>
          </table:table-cell>
          <table:table-cell table:style-name="ce24" office:value-type="string" calcext:value-type="string">
            <text:p>[name="password"]</text:p>
          </table:table-cell>
          <table:table-cell table:style-name="ce32" office:value-type="float" office:value="0.6" calcext:value-type="float">
            <text:p>0.6</text:p>
          </table:table-cell>
          <table:table-cell table:style-name="ce24" office:value-type="string" calcext:value-type="string">
            <text:p>Falha: escolhe elemento errado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5" office:value-type="string" calcext:value-type="string">
            <text:p>//</text:p>
          </table:table-cell>
          <table:table-cell table:style-name="ce25"/>
          <table:table-cell table:style-name="ce25" office:value-type="string" calcext:value-type="string">
            <text:p>Todos</text:p>
          </table:table-cell>
          <table:table-cell table:style-name="ce25"/>
          <table:table-cell table:style-name="ce33" office:value-type="string" calcext:value-type="string">
            <text:p>S</text:p>
          </table:table-cell>
          <table:table-cell table:style-name="ce25" office:value-type="string" calcext:value-type="string">
            <text:p>:nth-child(1) &gt; input</text:p>
          </table:table-cell>
          <table:table-cell table:style-name="ce33" office:value-type="float" office:value="0.6" calcext:value-type="float">
            <text:p>0.6</text:p>
          </table:table-cell>
          <table:table-cell table:style-name="ce25" office:value-type="string" calcext:value-type="string">
            <text:p>Ordem das heurísticas alterada: </text:p>
            <text:p>by-xpath antes de by-classes</text:p>
            <text:p/>
            <text:p>Falha: não possui o atributo </text:p>
            <text:p>name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 office:value-type="string" calcext:value-type="string">
            <text:p>input-lg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user"]</text:p>
          </table:table-cell>
          <table:table-cell table:style-name="ce34" office:value-type="float" office:value="0.78" calcext:value-type="float">
            <text:p>0.78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number-columns-repeated="2" table:style-name="ce24" office:value-type="string" calcext:value-type="string">
            <text:p>name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name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text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user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placeholder</text:p>
          </table:table-cell>
          <table:table-cell table:style-name="ce24" office:value-type="string" calcext:value-type="string">
            <text:p>User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user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Inserir antes</text:p>
          </table:table-cell>
          <table:table-cell table:style-name="ce27" office:value-type="string" calcext:value-type="string">
            <text:p>&lt;input type="name" class="form-control"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user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Inserir depois</text:p>
          </table:table-cell>
          <table:table-cell table:style-name="ce27" office:value-type="string" calcext:value-type="string">
            <text:p>&lt;input type="name" class="form-control"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user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Inserir antes do pai</text:p>
          </table:table-cell>
          <table:table-cell table:style-name="ce27" office:value-type="string" calcext:value-type="string">
            <text:p>&lt;div&gt;</text:p>
            <text:p>  &lt;input type="name" class="form-control"&gt;</text:p>
            <text:p>&lt;/div&gt;</text:p>
          </table:table-cell>
          <table:table-cell table:style-name="ce24" table:number-columns-repeated="2"/>
          <table:table-cell table:style-name="ce32" office:value-type="string" calcext:value-type="string">
            <text:p>N</text:p>
          </table:table-cell>
          <table:table-cell table:style-name="ce24" office:value-type="string" calcext:value-type="string">
            <text:p>:nth-child(1) &gt; .form-control</text:p>
          </table:table-cell>
          <table:table-cell table:style-name="ce34" office:value-type="float" office:value="0.68" calcext:value-type="float">
            <text:p>0.68</text:p>
          </table:table-cell>
          <table:table-cell table:style-name="ce24" office:value-type="string" calcext:value-type="string">
            <text:p>Falha: escolhe elemento errado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Inserir depois do pai</text:p>
          </table:table-cell>
          <table:table-cell table:style-name="ce27" office:value-type="string" calcext:value-type="string">
            <text:p>&lt;div&gt;</text:p>
            <text:p>  &lt;input type="name" class="form-control"&gt;</text:p>
            <text:p>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user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Remover anterior</text:p>
          </table:table-cell>
          <table:table-cell table:style-name="ce27" office:value-type="string" calcext:value-type="string">
            <text:p>&lt;label&gt;Username&lt;/label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user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6" office:value-type="string" calcext:value-type="string">
            <text:p>Remover posterior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6" office:value-type="string" calcext:value-type="string">
            <text:p>Remover anterior ao pai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Remover posterior ao pai</text:p>
          </table:table-cell>
          <table:table-cell table:style-name="ce27" office:value-type="string" calcext:value-type="string">
            <text:p>&lt;div class="form-group"&gt;</text:p>
            <text:p>  &lt;label ...&gt;Password&lt;/label&gt;</text:p>
            <text:p>  &lt;input type="password"</text:p>
            <text:p>      name="password"</text:p>
            <text:p>      class="form-control"</text:p>
            <text:p>      placeholder="password"&gt;</text:p>
            <text:p>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user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não possui o elemento </text:p>
            <text:p>password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Mover para cima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user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Mover para baix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user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Mover pai para cima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user"]</text:p>
          </table:table-cell>
          <table:table-cell table:style-name="ce34" office:value-type="float" office:value="0.75" calcext:value-type="float">
            <text:p>0.75</text:p>
          </table:table-cell>
          <table:table-cell table:style-name="ce24" office:value-type="string" calcext:value-type="string">
            <text:p>Falha: elemento fora do form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Mover pai para baix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user"]</text:p>
          </table:table-cell>
          <table:table-cell table:style-name="ce34" office:value-type="float" office:value="0.75" calcext:value-type="float">
            <text:p>0.75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6" office:value-type="string" calcext:value-type="string">
            <text:p>Inserir conteúdo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 conteúdo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6" office:value-type="string" calcext:value-type="string">
            <text:p>Excluir conteúdo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 conteúdo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6" office:value-type="string" calcext:value-type="string">
            <text:p>Alterar conteúdo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 conteúdo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1" office:value-type="string" calcext:value-type="string" table:number-columns-spanned="6" table:number-rows-spanned="1">
            <text:p>Mutantes aplicad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1" office:value-type="string" calcext:value-type="string" table:number-columns-spanned="6" table:number-rows-spanned="1">
            <text:p>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1" office:value-type="string" calcext:value-type="string" table:number-columns-spanned="6" table:number-rows-spanned="1">
            <text:p>Não 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 table:number-rows-repeated="2">
          <table:table-cell table:style-name="ce5" table:number-columns-repeated="25"/>
          <table:table-cell table:number-columns-repeated="999"/>
        </table:table-row>
        <table:table-row table:style-name="ro2">
          <table:table-cell table:style-name="ce21" office:value-type="string" calcext:value-type="string" table:number-columns-spanned="2" table:number-rows-spanned="1">
            <text:p>Heurísticas: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by-id, by-classes, by-attributes, by-tag, by-xpath, by-text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1" office:value-type="string" calcext:value-type="string" table:number-columns-spanned="2" table:number-rows-spanned="1">
            <text:p><text:span text:style-name="T1">Configuração do </text:span><text:span text:style-name="T2">parser</text:span><text:span text:style-name="T3">:</text:span>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{ "locator": { "selectorTypes": ["ID", "Attributes", "Class", "Tag", "NthChild"] } }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2" office:value-type="string" calcext:value-type="string">
            <text:p>Feature</text:p>
          </table:table-cell>
          <table:table-cell table:style-name="ce24" office:value-type="string" calcext:value-type="string" table:number-columns-spanned="7" table:number-rows-spanned="1">
            <text:p>Login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2" office:value-type="string" calcext:value-type="string">
            <text:p>Elemento</text:p>
          </table:table-cell>
          <table:table-cell table:style-name="ce27" office:value-type="string" calcext:value-type="string" table:number-columns-spanned="7" table:number-rows-spanned="1">
            <text:p>{</text:p>
            <text:p>    tag: "button",</text:p>
            <text:p>    textContent: "Login",</text:p>
            <text:p>    xpath: "/html/body/div/div/div/form/div[3]/button",</text:p>
            <text:p>    attributes: { type: "submit", class: "btn btn-info  pull-right" }</text:p>
            <text:p>}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2" office:value-type="string" calcext:value-type="string">
            <text:p>Seletor</text:p>
          </table:table-cell>
          <table:table-cell table:style-name="ce24" office:value-type="string" calcext:value-type="string" table:number-columns-spanned="7" table:number-rows-spanned="1">
            <text:p>Login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2" office:value-type="string" calcext:value-type="string">
            <text:p>Mod. principal</text:p>
          </table:table-cell>
          <table:table-cell table:style-name="ce24" office:value-type="string" calcext:value-type="string" table:number-columns-spanned="7" table:number-rows-spanned="1">
            <text:p>Alterar texto de "Login" para "Ok"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3" office:value-type="string" calcext:value-type="string">
            <text:p>Operador</text:p>
          </table:table-cell>
          <table:table-cell table:style-name="ce23" office:value-type="string" calcext:value-type="string">
            <text:p>Elemento</text:p>
          </table:table-cell>
          <table:table-cell table:style-name="ce23" office:value-type="string" calcext:value-type="string">
            <text:p>Atributo</text:p>
          </table:table-cell>
          <table:table-cell table:style-name="ce23" office:value-type="string" calcext:value-type="string">
            <text:p>Valor</text:p>
          </table:table-cell>
          <table:table-cell table:style-name="ce23" office:value-type="string" calcext:value-type="string">
            <text:p>Mutante morto?</text:p>
          </table:table-cell>
          <table:table-cell table:style-name="ce23" office:value-type="string" calcext:value-type="string">
            <text:p>Novo Seletor</text:p>
          </table:table-cell>
          <table:table-cell table:style-name="ce23" office:value-type="string" calcext:value-type="string">
            <text:p>Score</text:p>
          </table:table-cell>
          <table:table-cell table:style-name="ce22" office:value-type="string" calcext:value-type="string">
            <text:p>Observação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Adiciona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 office:value-type="string" calcext:value-type="string">
            <text:p>btn-lg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type="submit"] 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Adicionar atributo</text:p>
          </table:table-cell>
          <table:table-cell table:style-name="ce24"/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submit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submit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type="submit"] 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type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btn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8" office:value-type="string" calcext:value-type="string">
            <text:p>Todos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button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 office:value-type="string" calcext:value-type="string">
            <text:p>btn-primary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type="submit"] 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button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type="button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não possui submit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Inserir antes</text:p>
          </table:table-cell>
          <table:table-cell table:style-name="ce27" office:value-type="string" calcext:value-type="string">
            <text:p>&lt;button type="submit" </text:p>
            <text:p>  class="btn btn-info pull-right"&gt;</text:p>
          </table:table-cell>
          <table:table-cell table:style-name="ce24" table:number-columns-repeated="2"/>
          <table:table-cell table:style-name="ce32" office:value-type="string" calcext:value-type="string">
            <text:p>N</text:p>
          </table:table-cell>
          <table:table-cell table:style-name="ce24" office:value-type="string" calcext:value-type="string">
            <text:p>:nth-child(3) &gt; :nth-child(1)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Escolhe elemento errado.</text:p>
            <text:p>Não há falha.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Inserir depois</text:p>
          </table:table-cell>
          <table:table-cell table:style-name="ce27" office:value-type="string" calcext:value-type="string">
            <text:p>&lt;button type="submit" </text:p>
            <text:p>  class="btn btn-info pull-right"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:nth-child(3) &gt; :nth-child(1)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Inserir antes do pai</text:p>
          </table:table-cell>
          <table:table-cell table:style-name="ce27" office:value-type="string" calcext:value-type="string">
            <text:p>&lt;div&gt;</text:p>
            <text:p>  &lt;button type="submit" </text:p>
            <text:p>    class="btn btn-info pull-right"&gt;</text:p>
            <text:p>  &lt;/button&gt;</text:p>
            <text:p>&lt;/div&gt;</text:p>
          </table:table-cell>
          <table:table-cell table:style-name="ce24" table:number-columns-repeated="2"/>
          <table:table-cell table:style-name="ce32" office:value-type="string" calcext:value-type="string">
            <text:p>N</text:p>
          </table:table-cell>
          <table:table-cell table:style-name="ce24" office:value-type="string" calcext:value-type="string">
            <text:p>:nth-child(3) &gt; </text:p>
            <text:p>[type="submi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Escolhe elemento errado.</text:p>
            <text:p>Não há falha.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Inserir depois do pai</text:p>
          </table:table-cell>
          <table:table-cell table:style-name="ce27" office:value-type="string" calcext:value-type="string">
            <text:p>&lt;div&gt;</text:p>
            <text:p>  &lt;button type="submit" </text:p>
            <text:p>    class="btn btn-info pull-right"&gt;</text:p>
            <text:p>  &lt;/button&gt;</text:p>
            <text:p>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:nth-child(3) &gt; </text:p>
            <text:p>[type="submi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6" office:value-type="string" calcext:value-type="string">
            <text:p>Remover anterior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6" office:value-type="string" calcext:value-type="string">
            <text:p>Remover posterior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Remover anterior ao pai</text:p>
          </table:table-cell>
          <table:table-cell table:style-name="ce24" office:value-type="string" calcext:value-type="string">
            <text:p>&lt;div class="form-group"&gt;</text:p>
            <text:p>  &lt;label ...&gt;Password&lt;/label&gt;</text:p>
            <text:p>  &lt;input type="password"</text:p>
            <text:p>      name="password"</text:p>
            <text:p>      class="form-control"</text:p>
            <text:p>      placeholder="password"&gt;</text:p>
            <text:p>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type="submit"] 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não possui o elemento </text:p>
            <text:p>password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6" office:value-type="string" calcext:value-type="string">
            <text:p>Remover posterior ao pai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Mover para cima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type="submi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Mover para baix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type="submi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Mover pai para cima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type="submi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Mover pai para baix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type="submi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submit fora do form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Inserir conteúdo</text:p>
          </table:table-cell>
          <table:table-cell table:style-name="ce24" office:value-type="string" calcext:value-type="string">
            <text:p>Ok, login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type="submi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Excluir conteúd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type="submi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Alterar conteúdo</text:p>
          </table:table-cell>
          <table:table-cell table:style-name="ce24" office:value-type="string" calcext:value-type="string">
            <text:p>Entrar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type="submi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1" office:value-type="string" calcext:value-type="string" table:number-columns-spanned="6" table:number-rows-spanned="1">
            <text:p><text:s/>Mutantes aplicad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1" office:value-type="string" calcext:value-type="string" table:number-columns-spanned="6" table:number-rows-spanned="1">
            <text:p>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1" office:value-type="string" calcext:value-type="string" table:number-columns-spanned="6" table:number-rows-spanned="1">
            <text:p>Não 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 table:number-rows-repeated="2">
          <table:table-cell table:style-name="ce5" table:number-columns-repeated="25"/>
          <table:table-cell table:number-columns-repeated="999"/>
        </table:table-row>
        <table:table-row table:style-name="ro2">
          <table:table-cell table:style-name="ce21" office:value-type="string" calcext:value-type="string" table:number-columns-spanned="2" table:number-rows-spanned="1">
            <text:p>Heurísticas: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by-id, by-classes, by-attributes, by-tag, by-xpath, by-text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1" office:value-type="string" calcext:value-type="string" table:number-columns-spanned="2" table:number-rows-spanned="1">
            <text:p><text:span text:style-name="T1">Configuração do </text:span><text:span text:style-name="T2">parser</text:span><text:span text:style-name="T3">:</text:span>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{ "locator": { "selectorTypes": ["ID", "Attributes", "Class", "Tag", "NthChild"], "attributesToIgnore": ["type"] } }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2" office:value-type="string" calcext:value-type="string">
            <text:p>Feature</text:p>
          </table:table-cell>
          <table:table-cell table:style-name="ce24" office:value-type="string" calcext:value-type="string" table:number-columns-spanned="7" table:number-rows-spanned="1">
            <text:p>Add Category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2" office:value-type="string" calcext:value-type="string">
            <text:p>Elemento</text:p>
          </table:table-cell>
          <table:table-cell table:style-name="ce27" office:value-type="string" calcext:value-type="string" table:number-columns-spanned="7" table:number-rows-spanned="1">
            <text:p>{</text:p>
            <text:p>      tag: "button",</text:p>
            <text:p>      textContent: "Add categorie",</text:p>
            <text:p>      xpath: "/html/body/div[2]/div/div[2]/div[1]/div/div[2]/form/button",</text:p>
            <text:p>      attributes: { type: "submit", name: "add_cat", class: "btn btn-primary" }</text:p>
            <text:p>}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2" office:value-type="string" calcext:value-type="string">
            <text:p>Seletor</text:p>
          </table:table-cell>
          <table:table-cell table:style-name="ce24" office:value-type="string" calcext:value-type="string" table:number-columns-spanned="7" table:number-rows-spanned="1">
            <text:p>add_cat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2" office:value-type="string" calcext:value-type="string">
            <text:p>Mod. principal</text:p>
          </table:table-cell>
          <table:table-cell table:style-name="ce24" office:value-type="string" calcext:value-type="string" table:number-columns-spanned="7" table:number-rows-spanned="1">
            <text:p>Alterar name de "add_cat" para "add-category"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3" office:value-type="string" calcext:value-type="string">
            <text:p>Operador</text:p>
          </table:table-cell>
          <table:table-cell table:style-name="ce23" office:value-type="string" calcext:value-type="string">
            <text:p>Elemento</text:p>
          </table:table-cell>
          <table:table-cell table:style-name="ce23" office:value-type="string" calcext:value-type="string">
            <text:p>Atributo</text:p>
          </table:table-cell>
          <table:table-cell table:style-name="ce23" office:value-type="string" calcext:value-type="string">
            <text:p>Valor</text:p>
          </table:table-cell>
          <table:table-cell table:style-name="ce23" office:value-type="string" calcext:value-type="string">
            <text:p>Mutante morto?</text:p>
          </table:table-cell>
          <table:table-cell table:style-name="ce23" office:value-type="string" calcext:value-type="string">
            <text:p>Novo Seletor</text:p>
          </table:table-cell>
          <table:table-cell table:style-name="ce23" office:value-type="string" calcext:value-type="string">
            <text:p>Score</text:p>
          </table:table-cell>
          <table:table-cell table:style-name="ce22" office:value-type="string" calcext:value-type="string">
            <text:p>Observação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Adiciona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 office:value-type="string" calcext:value-type="string">
            <text:p>btn-lg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add-category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Adicionar atributo</text:p>
          </table:table-cell>
          <table:table-cell table:style-name="ce24"/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add-category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add-category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add-category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name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btn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não possui o atributo </text:p>
            <text:p>name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31" office:value-type="string" calcext:value-type="string">
            <text:p>type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add-category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Todos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button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não possui o atributo </text:p>
            <text:p>name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 office:value-type="string" calcext:value-type="string">
            <text:p>btn-info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add-category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add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add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button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add-category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não possui submit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Inserir antes</text:p>
          </table:table-cell>
          <table:table-cell table:style-name="ce27" office:value-type="string" calcext:value-type="string">
            <text:p>&lt;button type="submit" class="btn btn-primary"&gt;</text:p>
            <text:p>&lt;/button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add-category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Inserir depois</text:p>
          </table:table-cell>
          <table:table-cell table:style-name="ce27" office:value-type="string" calcext:value-type="string">
            <text:p>&lt;button type="submit" class="btn btn-primary"&gt;</text:p>
            <text:p>&lt;/button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add-category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Inserir antes do pai</text:p>
          </table:table-cell>
          <table:table-cell table:style-name="ce27" office:value-type="string" calcext:value-type="string">
            <text:p>&lt;form&gt;</text:p>
            <text:p>  &lt;button type="submit" class="btn btn-primary"&gt;</text:p>
            <text:p>  &lt;/button&gt;</text:p>
            <text:p>&lt;/form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add-category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Inserir depois do pai</text:p>
          </table:table-cell>
          <table:table-cell table:style-name="ce27" office:value-type="string" calcext:value-type="string">
            <text:p>&lt;form&gt;</text:p>
            <text:p>  &lt;button type="submit" class="btn btn-primary"&gt;</text:p>
            <text:p>  &lt;/button&gt;</text:p>
            <text:p>&lt;/form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add-category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Remover anterior</text:p>
          </table:table-cell>
          <table:table-cell table:style-name="ce27" office:value-type="string" calcext:value-type="string">
            <text:p>&lt;div class="form-group"&gt;</text:p>
            <text:p>  &lt;input type="text" </text:p>
            <text:p>    class="form-control"</text:p>
            <text:p>    name="categorie-name"</text:p>
            <text:p>    placeholder="Categorie Name"&gt;</text:p>
            <text:p>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add-category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não possui o elemento </text:p>
            <text:p>categorie-name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6" office:value-type="string" calcext:value-type="string">
            <text:p>Remover posterior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6" office:value-type="string" calcext:value-type="string">
            <text:p>Remover anterior ao pai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6" office:value-type="string" calcext:value-type="string">
            <text:p>Remover posterior ao pai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Mover para cima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add-category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Mover para baix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add-category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elemento fora do form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Mover pai para cima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add-category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Mover pai para baix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add-category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Inserir conteúdo</text:p>
          </table:table-cell>
          <table:table-cell table:style-name="ce24" office:value-type="string" calcext:value-type="string">
            <text:p>Add categorie name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add-category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Excluir conteúd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add-category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Alterar conteúdo</text:p>
          </table:table-cell>
          <table:table-cell table:style-name="ce24" office:value-type="string" calcext:value-type="string">
            <text:p>Add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add-category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1" office:value-type="string" calcext:value-type="string" table:number-columns-spanned="6" table:number-rows-spanned="1">
            <text:p>Mutantes aplicad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1" office:value-type="string" calcext:value-type="string" table:number-columns-spanned="6" table:number-rows-spanned="1">
            <text:p>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1" office:value-type="string" calcext:value-type="string" table:number-columns-spanned="6" table:number-rows-spanned="1">
            <text:p>Não 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 table:number-rows-repeated="2">
          <table:table-cell table:style-name="ce5" table:number-columns-repeated="25"/>
          <table:table-cell table:number-columns-repeated="999"/>
        </table:table-row>
        <table:table-row table:style-name="ro2">
          <table:table-cell table:style-name="ce21" office:value-type="string" calcext:value-type="string" table:number-columns-spanned="2" table:number-rows-spanned="1">
            <text:p>Heurísticas: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by-id, by-classes, by-attributes, by-tag, by-xpath, by-text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1" office:value-type="string" calcext:value-type="string" table:number-columns-spanned="2" table:number-rows-spanned="1">
            <text:p><text:span text:style-name="T1">Configuração do </text:span><text:span text:style-name="T2">parser</text:span><text:span text:style-name="T3">:</text:span>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{ "locator": { "selectorTypes": ["ID", "Attributes", "Class", "Tag", "NthChild"] } }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2" office:value-type="string" calcext:value-type="string">
            <text:p>Feature</text:p>
          </table:table-cell>
          <table:table-cell table:style-name="ce28" office:value-type="string" calcext:value-type="string" table:number-columns-spanned="7" table:number-rows-spanned="1">
            <text:p>Add Category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2" office:value-type="string" calcext:value-type="string">
            <text:p>Elemento</text:p>
          </table:table-cell>
          <table:table-cell table:style-name="ce27" office:value-type="string" calcext:value-type="string" table:number-columns-spanned="7" table:number-rows-spanned="1">
            <text:p>{</text:p>
            <text:p>      tag: "table",</text:p>
            <text:p>      textContent: "# Categories Actions 1 Games",</text:p>
            <text:p>      xpath: "/html/body/div[2]/div/div[2]/div[2]/div/div[2]/table",</text:p>
            <text:p>      attributes: { class: "table table-bordered table-striped table-hover" }</text:p>
            <text:p>}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2" office:value-type="string" calcext:value-type="string">
            <text:p>Seletor</text:p>
          </table:table-cell>
          <table:table-cell table:style-name="ce24" office:value-type="string" calcext:value-type="string" table:number-columns-spanned="7" table:number-rows-spanned="1">
            <text:p>.table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2" office:value-type="string" calcext:value-type="string">
            <text:p>Mod. principal</text:p>
          </table:table-cell>
          <table:table-cell table:style-name="ce24" office:value-type="string" calcext:value-type="string" table:number-columns-spanned="7" table:number-rows-spanned="1">
            <text:p>Remover class table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3" office:value-type="string" calcext:value-type="string">
            <text:p>Operador</text:p>
          </table:table-cell>
          <table:table-cell table:style-name="ce23" office:value-type="string" calcext:value-type="string">
            <text:p>Elemento</text:p>
          </table:table-cell>
          <table:table-cell table:style-name="ce23" office:value-type="string" calcext:value-type="string">
            <text:p>Atributo</text:p>
          </table:table-cell>
          <table:table-cell table:style-name="ce23" office:value-type="string" calcext:value-type="string">
            <text:p>Valor</text:p>
          </table:table-cell>
          <table:table-cell table:style-name="ce23" office:value-type="string" calcext:value-type="string">
            <text:p>Mutante morto?</text:p>
          </table:table-cell>
          <table:table-cell table:style-name="ce23" office:value-type="string" calcext:value-type="string">
            <text:p>Novo Seletor</text:p>
          </table:table-cell>
          <table:table-cell table:style-name="ce23" office:value-type="string" calcext:value-type="string">
            <text:p>Score</text:p>
          </table:table-cell>
          <table:table-cell table:style-name="ce22" office:value-type="string" calcext:value-type="string">
            <text:p>Observação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Adiciona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 office:value-type="string" calcext:value-type="string">
            <text:p>table-condensed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table-bordered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Adicionar atributo</text:p>
          </table:table-cell>
          <table:table-cell table:style-name="ce24"/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categories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categories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table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 office:value-type="string" calcext:value-type="string">
            <text:p>categories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categories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Inserir antes</text:p>
          </table:table-cell>
          <table:table-cell table:style-name="ce27" office:value-type="string" calcext:value-type="string">
            <text:p>&lt;table class="table-bordered </text:p>
            <text:p>  table-striped table-hover"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panel-body &gt; :nth-child(2)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Inserir depois</text:p>
          </table:table-cell>
          <table:table-cell table:style-name="ce27" office:value-type="string" calcext:value-type="string">
            <text:p>&lt;table class="table-bordered </text:p>
            <text:p>  table-striped table-hover"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col-md-7 &gt; .panel &gt;</text:p>
            <text:p>.panel-body &gt; :nth-child(1)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Inserir antes do pai</text:p>
          </table:table-cell>
          <table:table-cell table:style-name="ce27" office:value-type="string" calcext:value-type="string">
            <text:p>&lt;div&gt;</text:p>
            <text:p>  &lt;table class="table-bordered </text:p>
            <text:p>  table-striped table-hover"&gt;</text:p>
            <text:p>&lt;/div&gt;</text:p>
          </table:table-cell>
          <table:table-cell table:style-name="ce24" table:number-columns-repeated="2"/>
          <table:table-cell table:style-name="ce32" office:value-type="string" calcext:value-type="string">
            <text:p>N</text:p>
          </table:table-cell>
          <table:table-cell table:style-name="ce24" office:value-type="string" calcext:value-type="string">
            <text:p>:nth-child(2) &gt;</text:p>
            <text:p>.table-bordered </text:p>
          </table:table-cell>
          <table:table-cell table:style-name="ce34" office:value-type="float" office:value="0.75" calcext:value-type="float">
            <text:p>0.75</text:p>
          </table:table-cell>
          <table:table-cell table:style-name="ce24" office:value-type="string" calcext:value-type="string">
            <text:p>Falha: escolhe elemento errado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5" office:value-type="string" calcext:value-type="string">
            <text:p>//</text:p>
          </table:table-cell>
          <table:table-cell table:style-name="ce29" office:value-type="string" calcext:value-type="string">
            <text:p>&lt;div&gt;</text:p>
            <text:p>  &lt;table class="table-bordered </text:p>
            <text:p>  table-striped table-hover"&gt;</text:p>
            <text:p>&lt;/div&gt;</text:p>
          </table:table-cell>
          <table:table-cell table:style-name="ce25" table:number-columns-repeated="2"/>
          <table:table-cell table:style-name="ce33" office:value-type="string" calcext:value-type="string">
            <text:p>S</text:p>
          </table:table-cell>
          <table:table-cell table:style-name="ce25" office:value-type="string" calcext:value-type="string">
            <text:p>.panel-body &gt;</text:p>
            <text:p>.table-bordered </text:p>
          </table:table-cell>
          <table:table-cell table:style-name="ce36" office:value-type="float" office:value="0.75" calcext:value-type="float">
            <text:p>0.75</text:p>
          </table:table-cell>
          <table:table-cell table:style-name="ce25" office:value-type="string" calcext:value-type="string">
            <text:p>Ordem das heurísticas alterada: </text:p>
            <text:p>by-text antes de by-classes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Inserir depois do pai</text:p>
          </table:table-cell>
          <table:table-cell table:style-name="ce30" office:value-type="string" calcext:value-type="string">
            <text:p>&lt;div&gt;</text:p>
            <text:p>  &lt;table class="table-bordered </text:p>
            <text:p>  table-striped table-hover"&gt;</text:p>
            <text:p>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panel-body &gt; </text:p>
            <text:p>.table-bordered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6" office:value-type="string" calcext:value-type="string">
            <text:p>Remover anterior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6" office:value-type="string" calcext:value-type="string">
            <text:p>Remover posterior</text:p>
          </table:table-cell>
          <table:table-cell table:style-name="ce26" table:number-columns-repeated="5"/>
          <table:table-cell table:style-name="ce35"/>
          <table:table-cell table:style-name="ce26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Remover anterior ao pai</text:p>
          </table:table-cell>
          <table:table-cell table:style-name="ce24" office:value-type="string" calcext:value-type="string">
            <text:p>&lt;div class="panel-heading"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table-bordered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6" office:value-type="string" calcext:value-type="string">
            <text:p>Remover posterior ao pai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Mover para cima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table-bordered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Mover para baix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table-bordered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Mover pai para cima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table-bordered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Mover pai para baix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table-bordered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Inserir conteúdo</text:p>
          </table:table-cell>
          <table:table-cell table:style-name="ce24" office:value-type="string" calcext:value-type="string">
            <text:p>Eletrônicos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table-bordered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Excluir conteúd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table-bordered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categoria "Games" não</text:p>
            <text:p>aparece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Alterar conteúdo</text:p>
          </table:table-cell>
          <table:table-cell table:style-name="ce24" office:value-type="string" calcext:value-type="string">
            <text:p>Eletrônicos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table-bordered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categoria "Games" não</text:p>
            <text:p>aparece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1" office:value-type="string" calcext:value-type="string" table:number-columns-spanned="6" table:number-rows-spanned="1">
            <text:p>Mutantes aplicad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1" office:value-type="string" calcext:value-type="string" table:number-columns-spanned="6" table:number-rows-spanned="1">
            <text:p>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1" office:value-type="string" calcext:value-type="string" table:number-columns-spanned="6" table:number-rows-spanned="1">
            <text:p>Não 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 table:number-rows-repeated="2">
          <table:table-cell table:style-name="ce5" table:number-columns-repeated="25"/>
          <table:table-cell table:number-columns-repeated="999"/>
        </table:table-row>
        <table:table-row table:style-name="ro2">
          <table:table-cell table:style-name="ce21" office:value-type="string" calcext:value-type="string" table:number-columns-spanned="2" table:number-rows-spanned="1">
            <text:p>Heurísticas: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by-id, by-classes, by-attributes, by-tag, by-xpath, by-text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1" office:value-type="string" calcext:value-type="string" table:number-columns-spanned="2" table:number-rows-spanned="1">
            <text:p><text:span text:style-name="T1">Configuração do </text:span><text:span text:style-name="T2">parser</text:span><text:span text:style-name="T3">:</text:span>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{ "locator": { "selectorTypes": ["ID", "Attributes", "Class", "Tag", "NthChild"] } }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2" office:value-type="string" calcext:value-type="string">
            <text:p>Feature</text:p>
          </table:table-cell>
          <table:table-cell table:style-name="ce24" office:value-type="string" calcext:value-type="string" table:number-columns-spanned="7" table:number-rows-spanned="1">
            <text:p>Add Product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2" office:value-type="string" calcext:value-type="string">
            <text:p>Elemento</text:p>
          </table:table-cell>
          <table:table-cell table:style-name="ce27" office:value-type="string" calcext:value-type="string" table:number-columns-spanned="7" table:number-rows-spanned="1">
            <text:p>{</text:p>
            <text:p>    tag: "select",</text:p>
            <text:p>    textContent: "Select Product Category Eletrônicos",</text:p>
            <text:p>    xpath: "/html/body/div[2]/div/div[2]/div/div/div[2]/div/form/div[2]/div/div[1]/select",</text:p>
            <text:p>    attributes: { class: "form-control", name: "product-categorie" }</text:p>
            <text:p>}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2" office:value-type="string" calcext:value-type="string">
            <text:p>Seletor</text:p>
          </table:table-cell>
          <table:table-cell table:style-name="ce24" office:value-type="string" calcext:value-type="string" table:number-columns-spanned="7" table:number-rows-spanned="1">
            <text:p>product-categorie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2" office:value-type="string" calcext:value-type="string">
            <text:p>Mod. principal</text:p>
          </table:table-cell>
          <table:table-cell table:style-name="ce24" office:value-type="string" calcext:value-type="string" table:number-columns-spanned="7" table:number-rows-spanned="1">
            <text:p><text:span text:style-name="T4">Alterar </text:span><text:span text:style-name="T5">name</text:span><text:span text:style-name="T6"> de "product-categorie" para "category"</text:span>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3" office:value-type="string" calcext:value-type="string">
            <text:p>Operador</text:p>
          </table:table-cell>
          <table:table-cell table:style-name="ce23" office:value-type="string" calcext:value-type="string">
            <text:p>Elemento</text:p>
          </table:table-cell>
          <table:table-cell table:style-name="ce23" office:value-type="string" calcext:value-type="string">
            <text:p>Atributo</text:p>
          </table:table-cell>
          <table:table-cell table:style-name="ce23" office:value-type="string" calcext:value-type="string">
            <text:p>Valor</text:p>
          </table:table-cell>
          <table:table-cell table:style-name="ce23" office:value-type="string" calcext:value-type="string">
            <text:p>Mutante morto?</text:p>
          </table:table-cell>
          <table:table-cell table:style-name="ce23" office:value-type="string" calcext:value-type="string">
            <text:p>Novo Seletor</text:p>
          </table:table-cell>
          <table:table-cell table:style-name="ce23" office:value-type="string" calcext:value-type="string">
            <text:p>Score</text:p>
          </table:table-cell>
          <table:table-cell table:style-name="ce22" office:value-type="string" calcext:value-type="string">
            <text:p>Observação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Adiciona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 office:value-type="string" calcext:value-type="string">
            <text:p>input-sm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category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Adicionar atributo</text:p>
          </table:table-cell>
          <table:table-cell table:style-name="ce24"/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category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category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category"]</text:p>
          </table:table-cell>
          <table:table-cell table:style-name="ce34" office:value-type="float" office:value="0.93" calcext:value-type="float">
            <text:p>0.93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name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row &gt; :nth-child(1) &gt;</text:p>
            <text:p>.form-control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não possui o atributo </text:p>
            <text:p>name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Todos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:nth-child(1) &gt; select</text:p>
          </table:table-cell>
          <table:table-cell table:style-name="ce34" office:value-type="float" office:value="0.93" calcext:value-type="float">
            <text:p>0.93</text:p>
          </table:table-cell>
          <table:table-cell table:style-name="ce24" office:value-type="string" calcext:value-type="string">
            <text:p>Falha: não possui o atributo </text:p>
            <text:p>name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 office:value-type="string" calcext:value-type="string">
            <text:p>input-sm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category"]</text:p>
          </table:table-cell>
          <table:table-cell table:style-name="ce34" office:value-type="float" office:value="0.93" calcext:value-type="float">
            <text:p>0.93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prod-category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prod-category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Inserir antes</text:p>
          </table:table-cell>
          <table:table-cell table:style-name="ce27" office:value-type="string" calcext:value-type="string">
            <text:p>&lt;select class="form-control"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category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Inserir depois</text:p>
          </table:table-cell>
          <table:table-cell table:style-name="ce27" office:value-type="string" calcext:value-type="string">
            <text:p>&lt;select class="form-control"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category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Inserir antes do pai</text:p>
          </table:table-cell>
          <table:table-cell table:style-name="ce27" office:value-type="string" calcext:value-type="string">
            <text:p>&lt;div&gt;</text:p>
            <text:p>  &lt;select class="form-control"&gt;</text:p>
            <text:p>&lt;/div&gt;</text:p>
          </table:table-cell>
          <table:table-cell table:style-name="ce24" table:number-columns-repeated="2"/>
          <table:table-cell table:style-name="ce32" office:value-type="string" calcext:value-type="string">
            <text:p>N</text:p>
          </table:table-cell>
          <table:table-cell table:style-name="ce24" office:value-type="string" calcext:value-type="string">
            <text:p>.row &gt; :nth-child(1) &gt;</text:p>
            <text:p>.form-control</text:p>
          </table:table-cell>
          <table:table-cell table:style-name="ce34" office:value-type="float" office:value="0.6" calcext:value-type="float">
            <text:p>0.60</text:p>
          </table:table-cell>
          <table:table-cell table:style-name="ce24" office:value-type="string" calcext:value-type="string">
            <text:p>Falha: escolhe elemento errado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Inserir depois do pai</text:p>
          </table:table-cell>
          <table:table-cell table:style-name="ce30" office:value-type="string" calcext:value-type="string">
            <text:p>&lt;div&gt;</text:p>
            <text:p>  &lt;select class="form-control"&gt;</text:p>
            <text:p>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8" office:value-type="string" calcext:value-type="string">
            <text:p>[name="category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6" office:value-type="string" calcext:value-type="string">
            <text:p>Remover anterior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6" office:value-type="string" calcext:value-type="string">
            <text:p>Remover posterior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6" office:value-type="string" calcext:value-type="string">
            <text:p>Remover anterior ao pai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Remover posterior ao pai</text:p>
          </table:table-cell>
          <table:table-cell table:style-name="ce27" office:value-type="string" calcext:value-type="string">
            <text:p>&lt;div class="col-md-6"&gt;</text:p>
            <text:p>  &lt;select class="form-control" name="product-photo"&gt;</text:p>
            <text:p>    &lt;option&gt;Select Product Photo&lt;/option&gt;</text:p>
            <text:p>  &lt;/select&gt;</text:p>
            <text:p>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category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Mover para cima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category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Mover para baix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category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Mover pai para cima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category"]</text:p>
          </table:table-cell>
          <table:table-cell table:style-name="ce34" office:value-type="float" office:value="0.63" calcext:value-type="float">
            <text:p>0.63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Mover pai para baix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category"]</text:p>
          </table:table-cell>
          <table:table-cell table:style-name="ce34" office:value-type="float" office:value="0.63" calcext:value-type="float">
            <text:p>0.63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Inserir conteúdo</text:p>
          </table:table-cell>
          <table:table-cell table:style-name="ce28" office:value-type="string" calcext:value-type="string">
            <text:p>&lt;option&gt;Informática&lt;/option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category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Excluir conteúd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category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categoria "Eletrônicos" </text:p>
            <text:p>não disponível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Alterar conteúdo</text:p>
          </table:table-cell>
          <table:table-cell table:style-name="ce24" office:value-type="string" calcext:value-type="string">
            <text:p>&lt;option&gt;Informática&lt;/option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category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categoria "Eletrônicos" </text:p>
            <text:p>não disponível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1" office:value-type="string" calcext:value-type="string" table:number-columns-spanned="6" table:number-rows-spanned="1">
            <text:p><text:s/>Mutantes aplicad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1" office:value-type="string" calcext:value-type="string" table:number-columns-spanned="6" table:number-rows-spanned="1">
            <text:p>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1" office:value-type="string" calcext:value-type="string" table:number-columns-spanned="6" table:number-rows-spanned="1">
            <text:p>Não 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 table:number-rows-repeated="2">
          <table:table-cell table:style-name="ce5" table:number-columns-repeated="25"/>
          <table:table-cell table:number-columns-repeated="999"/>
        </table:table-row>
        <table:table-row table:style-name="ro2">
          <table:table-cell table:style-name="ce21" office:value-type="string" calcext:value-type="string" table:number-columns-spanned="2" table:number-rows-spanned="1">
            <text:p>Heurísticas: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by-id, by-classes, by-attributes, by-tag, by-xpath, by-text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1" office:value-type="string" calcext:value-type="string" table:number-columns-spanned="2" table:number-rows-spanned="1">
            <text:p><text:span text:style-name="T1">Configuração do </text:span><text:span text:style-name="T2">parser</text:span><text:span text:style-name="T3">:</text:span>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{ "locator": { "selectorTypes": ["ID", "Attributes", "Class", "Tag", "NthChild"], "attributesToIgnore": ["type"] } }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2" office:value-type="string" calcext:value-type="string">
            <text:p>Feature</text:p>
          </table:table-cell>
          <table:table-cell table:style-name="ce24" office:value-type="string" calcext:value-type="string" table:number-columns-spanned="7" table:number-rows-spanned="1">
            <text:p>Add Product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2" office:value-type="string" calcext:value-type="string">
            <text:p>Elemento</text:p>
          </table:table-cell>
          <table:table-cell table:style-name="ce27" office:value-type="string" calcext:value-type="string" table:number-columns-spanned="7" table:number-rows-spanned="1">
            <text:p>{</text:p>
            <text:p>    tag: "input",</text:p>
            <text:p>    textContent: "",</text:p>
            <text:p>    xpath: "/html/body/div[2]/div/div[2]/div/div/div[2]/div/form/div[3]/div/div[2]/div/input",</text:p>
            <text:p>    attributes: {</text:p>
            <text:p>      type: "number",</text:p>
            <text:p>      class: "form-control",</text:p>
            <text:p>      name: "buying-price",</text:p>
            <text:p>      placeholder: "Buying Price"</text:p>
            <text:p>    }</text:p>
            <text:p>}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2" office:value-type="string" calcext:value-type="string">
            <text:p>Seletor</text:p>
          </table:table-cell>
          <table:table-cell table:style-name="ce24" office:value-type="string" calcext:value-type="string" table:number-columns-spanned="7" table:number-rows-spanned="1">
            <text:p>buying-price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2" office:value-type="string" calcext:value-type="string">
            <text:p>Mod. principal</text:p>
          </table:table-cell>
          <table:table-cell table:style-name="ce24" office:value-type="string" calcext:value-type="string" table:number-columns-spanned="7" table:number-rows-spanned="1">
            <text:p>Alterar name de "buying-price" para "price"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3" office:value-type="string" calcext:value-type="string">
            <text:p>Operador</text:p>
          </table:table-cell>
          <table:table-cell table:style-name="ce23" office:value-type="string" calcext:value-type="string">
            <text:p>Elemento</text:p>
          </table:table-cell>
          <table:table-cell table:style-name="ce23" office:value-type="string" calcext:value-type="string">
            <text:p>Atributo</text:p>
          </table:table-cell>
          <table:table-cell table:style-name="ce23" office:value-type="string" calcext:value-type="string">
            <text:p>Valor</text:p>
          </table:table-cell>
          <table:table-cell table:style-name="ce23" office:value-type="string" calcext:value-type="string">
            <text:p>Mutante morto?</text:p>
          </table:table-cell>
          <table:table-cell table:style-name="ce23" office:value-type="string" calcext:value-type="string">
            <text:p>Novo Seletor</text:p>
          </table:table-cell>
          <table:table-cell table:style-name="ce23" office:value-type="string" calcext:value-type="string">
            <text:p>Score</text:p>
          </table:table-cell>
          <table:table-cell table:style-name="ce22" office:value-type="string" calcext:value-type="string">
            <text:p>Observação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Adiciona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 office:value-type="string" calcext:value-type="string">
            <text:p>input-lg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price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Adicionar atributo</text:p>
          </table:table-cell>
          <table:table-cell table:style-name="ce24"/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price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price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price"]</text:p>
          </table:table-cell>
          <table:table-cell table:style-name="ce34" office:value-type="float" office:value="0.93" calcext:value-type="float">
            <text:p>0.93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name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placeholder="Buying Price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não possui o atributo </text:p>
            <text:p>name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8" office:value-type="string" calcext:value-type="string">
            <text:p>type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price"]</text:p>
          </table:table-cell>
          <table:table-cell table:style-name="ce34" office:value-type="float" office:value="0.83" calcext:value-type="float">
            <text:p>0.83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placeholder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price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Todos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:nth-child(2) &gt; .input-group</text:p>
            <text:p>&gt; input</text:p>
          </table:table-cell>
          <table:table-cell table:style-name="ce34" office:value-type="float" office:value="0.64" calcext:value-type="float">
            <text:p>0.64</text:p>
          </table:table-cell>
          <table:table-cell table:style-name="ce24" office:value-type="string" calcext:value-type="string">
            <text:p>Falha: não possui o atributo </text:p>
            <text:p>name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 office:value-type="string" calcext:value-type="string">
            <text:p>input-lg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price"]</text:p>
          </table:table-cell>
          <table:table-cell table:style-name="ce34" office:value-type="float" office:value="0.93" calcext:value-type="float">
            <text:p>0.93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buy-price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buy-price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text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price"]</text:p>
          </table:table-cell>
          <table:table-cell table:style-name="ce34" office:value-type="float" office:value="0.83" calcext:value-type="float">
            <text:p>0.83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placeholder</text:p>
          </table:table-cell>
          <table:table-cell table:style-name="ce24" office:value-type="string" calcext:value-type="string">
            <text:p>Price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price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Inserir antes</text:p>
          </table:table-cell>
          <table:table-cell table:style-name="ce24" office:value-type="string" calcext:value-type="string">
            <text:p>&lt;input type="number" class="form-control"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price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Inserir depois</text:p>
          </table:table-cell>
          <table:table-cell table:style-name="ce24" office:value-type="string" calcext:value-type="string">
            <text:p>&lt;input type="number" class="form-control"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price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Inserir antes do pai</text:p>
          </table:table-cell>
          <table:table-cell table:style-name="ce24" office:value-type="string" calcext:value-type="string">
            <text:p>&lt;div&gt;</text:p>
            <text:p>  &lt;input type="number" class="form-control"&gt;</text:p>
            <text:p>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price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Inserir depois do pai</text:p>
          </table:table-cell>
          <table:table-cell table:style-name="ce24" office:value-type="string" calcext:value-type="string">
            <text:p>&lt;div&gt;</text:p>
            <text:p>  &lt;input type="number" class="form-control"&gt;</text:p>
            <text:p>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price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Remover anterior</text:p>
          </table:table-cell>
          <table:table-cell table:style-name="ce24" office:value-type="string" calcext:value-type="string">
            <text:p>&lt;span class="input-group-addon"&gt;</text:p>
            <text:p>  &lt;i class="glyphicon glyphicon-usd"&gt;&lt;/i&gt;</text:p>
            <text:p>&lt;/span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price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Remover posterior</text:p>
          </table:table-cell>
          <table:table-cell table:style-name="ce24" office:value-type="string" calcext:value-type="string">
            <text:p>&lt;span class="input-group-addon"&gt;.00&lt;/span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price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6" office:value-type="string" calcext:value-type="string">
            <text:p>Remover anterior ao pai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6" office:value-type="string" calcext:value-type="string">
            <text:p>Remover posterior ao pai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Mover para cima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price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Mover para baix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price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Mover pai para cima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price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4" office:value-type="string" calcext:value-type="string">
            <text:p>Mover pai para baix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saleing-price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6" office:value-type="string" calcext:value-type="string">
            <text:p>Inserir conteúdo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 conteúdo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6" office:value-type="string" calcext:value-type="string">
            <text:p>Excluir conteúdo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 conteúdo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6" office:value-type="string" calcext:value-type="string">
            <text:p>Alterar conteúdo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 conteúdo</text:p>
          </table:table-cell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1" office:value-type="string" calcext:value-type="string" table:number-columns-spanned="6" table:number-rows-spanned="1">
            <text:p>Mutantes aplicad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1" office:value-type="string" calcext:value-type="string" table:number-columns-spanned="6" table:number-rows-spanned="1">
            <text:p>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>
          <table:table-cell table:style-name="ce21" office:value-type="string" calcext:value-type="string" table:number-columns-spanned="6" table:number-rows-spanned="1">
            <text:p>Não 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5" table:number-columns-repeated="17"/>
          <table:table-cell table:number-columns-repeated="999"/>
        </table:table-row>
        <table:table-row table:style-name="ro2" table:number-rows-repeated="789">
          <table:table-cell table:style-name="ce5" table:number-columns-repeated="25"/>
          <table:table-cell table:number-columns-repeated="99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 - Sauce Labs Sample Application" table:style-name="ta3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1016" table:default-cell-style-name="Default"/>
        <table:table-row table:style-name="ro2">
          <table:table-cell table:style-name="ce21" office:value-type="string" calcext:value-type="string" table:number-columns-spanned="2" table:number-rows-spanned="1">
            <text:p>Heurísticas: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by-id, by-classes, by-attributes, by-tag, by-xpath, by-text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1" office:value-type="string" calcext:value-type="string" table:number-columns-spanned="2" table:number-rows-spanned="1">
            <text:p><text:span text:style-name="T1">Configuração do </text:span><text:span text:style-name="T2">parser</text:span><text:span text:style-name="T3">:</text:span>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{ "locator": { "selectorTypes": ["ID", "Attributes", "Class", "Tag", "NthChild"] } }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2" office:value-type="string" calcext:value-type="string">
            <text:p>Feature</text:p>
          </table:table-cell>
          <table:table-cell table:style-name="ce24" office:value-type="string" calcext:value-type="string" table:number-columns-spanned="7" table:number-rows-spanned="1">
            <text:p>Login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2" office:value-type="string" calcext:value-type="string">
            <text:p>Elemento</text:p>
          </table:table-cell>
          <table:table-cell table:style-name="ce27" office:value-type="string" calcext:value-type="string" table:number-columns-spanned="7" table:number-rows-spanned="1">
            <text:p>{</text:p>
            <text:p>    tag: "input",</text:p>
            <text:p>    textContent: "",</text:p>
            <text:p>    xpath: "/html/body/div/div/div[2]/div[1]/div[1]/div/form/div[1]/input",</text:p>
            <text:p>    attributes: {</text:p>
            <text:p>      class: "input_error form_input",</text:p>
            <text:p>      placeholder: "Username",</text:p>
            <text:p>      type: "text",</text:p>
            <text:p>      "data-test": "username",</text:p>
            <text:p>      id: "user-name",</text:p>
            <text:p>      name: "user-name",</text:p>
            <text:p>      autocorrect: "off",</text:p>
            <text:p>      autocapitalize: "none"</text:p>
            <text:p>    }</text:p>
            <text:p>}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2" office:value-type="string" calcext:value-type="string">
            <text:p>Seletor</text:p>
          </table:table-cell>
          <table:table-cell table:style-name="ce24" office:value-type="string" calcext:value-type="string" table:number-columns-spanned="7" table:number-rows-spanned="1">
            <text:p>[data-test=username]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2" office:value-type="string" calcext:value-type="string">
            <text:p>Mod. principal</text:p>
          </table:table-cell>
          <table:table-cell table:style-name="ce24" office:value-type="string" calcext:value-type="string" table:number-columns-spanned="7" table:number-rows-spanned="1">
            <text:p><text:span text:style-name="T4">Alterar </text:span><text:span text:style-name="T5">data-test </text:span><text:span text:style-name="T6">de "username" para "user"</text:span>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3" office:value-type="string" calcext:value-type="string">
            <text:p>Operador</text:p>
          </table:table-cell>
          <table:table-cell table:style-name="ce23" office:value-type="string" calcext:value-type="string">
            <text:p>Elemento</text:p>
          </table:table-cell>
          <table:table-cell table:style-name="ce23" office:value-type="string" calcext:value-type="string">
            <text:p>Atributo</text:p>
          </table:table-cell>
          <table:table-cell table:style-name="ce23" office:value-type="string" calcext:value-type="string">
            <text:p>Valor</text:p>
          </table:table-cell>
          <table:table-cell table:style-name="ce23" office:value-type="string" calcext:value-type="string">
            <text:p>Mutante morto?</text:p>
          </table:table-cell>
          <table:table-cell table:style-name="ce23" office:value-type="string" calcext:value-type="string">
            <text:p>Novo Seletor</text:p>
          </table:table-cell>
          <table:table-cell table:style-name="ce23" office:value-type="string" calcext:value-type="string">
            <text:p>Score</text:p>
          </table:table-cell>
          <table:table-cell table:style-name="ce22" office:value-type="string" calcext:value-type="string">
            <text:p>Observação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Adiciona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 office:value-type="string" calcext:value-type="string">
            <text:p>form-control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-name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-name</text:p>
          </table:table-cell>
          <table:table-cell table:style-name="ce34" office:value-type="float" office:value="0.77" calcext:value-type="float">
            <text:p>0.77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id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placeholder="Username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31" office:value-type="string" calcext:value-type="string">
            <text:p>name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-name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31" office:value-type="string" calcext:value-type="string">
            <text:p>type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-name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31" office:value-type="string" calcext:value-type="string">
            <text:p>placeholder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-name 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31" office:value-type="string" calcext:value-type="string">
            <text:p>data-test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-name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31" office:value-type="string" calcext:value-type="string">
            <text:p>autocorrect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-name</text:p>
          </table:table-cell>
          <table:table-cell table:style-name="ce34" office:value-type="float" office:value="0.88" calcext:value-type="float">
            <text:p>0.88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31" office:value-type="string" calcext:value-type="string">
            <text:p>autocapitalize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-name</text:p>
          </table:table-cell>
          <table:table-cell table:style-name="ce34" office:value-type="float" office:value="0.88" calcext:value-type="float">
            <text:p>0.88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31" office:value-type="string" calcext:value-type="string">
            <text:p>Todos</text:p>
          </table:table-cell>
          <table:table-cell table:style-name="ce24"/>
          <table:table-cell table:style-name="ce32" office:value-type="string" calcext:value-type="string">
            <text:p>N</text:p>
          </table:table-cell>
          <table:table-cell table:style-name="ce24" office:value-type="string" calcext:value-type="string">
            <text:p>#password</text:p>
          </table:table-cell>
          <table:table-cell table:style-name="ce34" office:value-type="float" office:value="0.83" calcext:value-type="float">
            <text:p>0.83</text:p>
          </table:table-cell>
          <table:table-cell table:style-name="ce24" office:value-type="string" calcext:value-type="string">
            <text:p>Falha: escolhe elemento errado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 office:value-type="string" calcext:value-type="string">
            <text:p>input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-name</text:p>
          </table:table-cell>
          <table:table-cell table:style-name="ce34" office:value-type="float" office:value="0.77" calcext:value-type="float">
            <text:p>0.77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8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user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8" office:value-type="string" calcext:value-type="string">
            <text:p>Alterar atributo</text:p>
          </table:table-cell>
          <table:table-cell table:style-name="ce24"/>
          <table:table-cell table:style-name="ce31" office:value-type="string" calcext:value-type="string">
            <text:p>name</text:p>
          </table:table-cell>
          <table:table-cell table:style-name="ce24" office:value-type="string" calcext:value-type="string">
            <text:p>user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-name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8" office:value-type="string" calcext:value-type="string">
            <text:p>Alterar atributo</text:p>
          </table:table-cell>
          <table:table-cell table:style-name="ce24"/>
          <table:table-cell table:style-name="ce31" office:value-type="string" calcext:value-type="string">
            <text:p>type</text:p>
          </table:table-cell>
          <table:table-cell table:style-name="ce24" office:value-type="string" calcext:value-type="string">
            <text:p>hidden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-name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8" office:value-type="string" calcext:value-type="string">
            <text:p>Alterar atributo</text:p>
          </table:table-cell>
          <table:table-cell table:style-name="ce24"/>
          <table:table-cell table:style-name="ce31" office:value-type="string" calcext:value-type="string">
            <text:p>placeholder</text:p>
          </table:table-cell>
          <table:table-cell table:style-name="ce24" office:value-type="string" calcext:value-type="string">
            <text:p>User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-name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8" office:value-type="string" calcext:value-type="string">
            <text:p>Alterar atributo</text:p>
          </table:table-cell>
          <table:table-cell table:style-name="ce24"/>
          <table:table-cell table:style-name="ce31" office:value-type="string" calcext:value-type="string">
            <text:p>data-test</text:p>
          </table:table-cell>
          <table:table-cell table:style-name="ce24" office:value-type="string" calcext:value-type="string">
            <text:p>user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-name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8" office:value-type="string" calcext:value-type="string">
            <text:p>Alterar atributo</text:p>
          </table:table-cell>
          <table:table-cell table:style-name="ce24"/>
          <table:table-cell table:style-name="ce31" office:value-type="string" calcext:value-type="string">
            <text:p>autocorrect</text:p>
          </table:table-cell>
          <table:table-cell table:style-name="ce24" office:value-type="string" calcext:value-type="string">
            <text:p>on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-name</text:p>
          </table:table-cell>
          <table:table-cell table:style-name="ce34" office:value-type="float" office:value="0.88" calcext:value-type="float">
            <text:p>0.88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8" office:value-type="string" calcext:value-type="string">
            <text:p>Alterar atributo</text:p>
          </table:table-cell>
          <table:table-cell table:style-name="ce24"/>
          <table:table-cell table:style-name="ce31" office:value-type="string" calcext:value-type="string">
            <text:p>autocapitalize</text:p>
          </table:table-cell>
          <table:table-cell table:style-name="ce24" office:value-type="string" calcext:value-type="string">
            <text:p>on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-name</text:p>
          </table:table-cell>
          <table:table-cell table:style-name="ce34" office:value-type="float" office:value="0.88" calcext:value-type="float">
            <text:p>0.88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Inserir antes</text:p>
          </table:table-cell>
          <table:table-cell table:style-name="ce27" office:value-type="string" calcext:value-type="string">
            <text:p>&lt;input class="input_error form_input" </text:p>
            <text:p>  type="text" autocorrect="off" </text:p>
            <text:p>  autocapitalize="none"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-name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Inserir depois</text:p>
          </table:table-cell>
          <table:table-cell table:style-name="ce27" office:value-type="string" calcext:value-type="string">
            <text:p>&lt;input class="input_error form_input" </text:p>
            <text:p>  type="text" autocorrect="off" </text:p>
            <text:p>  autocapitalize="none"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-name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Inserir antes do pai</text:p>
          </table:table-cell>
          <table:table-cell table:style-name="ce27" office:value-type="string" calcext:value-type="string">
            <text:p>&lt;div&gt;</text:p>
            <text:p>  &lt;input class="input_error form_input" </text:p>
            <text:p>  type="text" autocorrect="off" </text:p>
            <text:p>  autocapitalize="none"&gt;</text:p>
            <text:p>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-name</text:p>
          </table:table-cell>
          <table:table-cell table:style-name="ce34" office:value-type="float" office:value="0.85" calcext:value-type="float">
            <text:p>0.85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Inserir depois do pai</text:p>
          </table:table-cell>
          <table:table-cell table:style-name="ce27" office:value-type="string" calcext:value-type="string">
            <text:p>&lt;div&gt;</text:p>
            <text:p>  &lt;input class="input_error form_input" </text:p>
            <text:p>  type="text" autocorrect="off" </text:p>
            <text:p>  autocapitalize="none"&gt;</text:p>
            <text:p>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-name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6" office:value-type="string" calcext:value-type="string">
            <text:p>Remover anterior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6" office:value-type="string" calcext:value-type="string">
            <text:p>Remover posterior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6" office:value-type="string" calcext:value-type="string">
            <text:p>Remover anterior ao pai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Remover posterior ao pai</text:p>
          </table:table-cell>
          <table:table-cell table:style-name="ce27" office:value-type="string" calcext:value-type="string">
            <text:p>&lt;div class="form_group"&gt;</text:p>
            <text:p>  &lt;input</text:p>
            <text:p>    class="input_error form_input"</text:p>
            <text:p>    placeholder="Password"</text:p>
            <text:p>    type="password"</text:p>
            <text:p>    data-test="password"</text:p>
            <text:p>    id="password"</text:p>
            <text:p>    name="password"</text:p>
            <text:p>    autocorrect="off"</text:p>
            <text:p>    autocapitalize="none"&gt;</text:p>
            <text:p>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-name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não possui o elemento</text:p>
            <text:p>password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Mover para cima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-name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Mover para baix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-name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Mover pai para cima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-name</text:p>
          </table:table-cell>
          <table:table-cell table:style-name="ce34" office:value-type="float" office:value="0.87" calcext:value-type="float">
            <text:p>0.87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Mover pai para baix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-name</text:p>
          </table:table-cell>
          <table:table-cell table:style-name="ce34" office:value-type="float" office:value="0.87" calcext:value-type="float">
            <text:p>0.87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6" office:value-type="string" calcext:value-type="string">
            <text:p>Inserir conteúdo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 conteúdo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6" office:value-type="string" calcext:value-type="string">
            <text:p>Excluir conteúdo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 conteúdo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6" office:value-type="string" calcext:value-type="string">
            <text:p>Alterar conteúdo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 conteúdo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1" office:value-type="string" calcext:value-type="string" table:number-columns-spanned="6" table:number-rows-spanned="1">
            <text:p>Mutantes aplicad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1" office:value-type="string" calcext:value-type="string" table:number-columns-spanned="6" table:number-rows-spanned="1">
            <text:p>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1" office:value-type="string" calcext:value-type="string" table:number-columns-spanned="6" table:number-rows-spanned="1">
            <text:p>Não 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 table:number-rows-repeated="2">
          <table:table-cell table:style-name="ce5" table:number-columns-repeated="18"/>
          <table:table-cell table:number-columns-repeated="1006"/>
        </table:table-row>
        <table:table-row table:style-name="ro2">
          <table:table-cell table:style-name="ce21" office:value-type="string" calcext:value-type="string" table:number-columns-spanned="2" table:number-rows-spanned="1">
            <text:p>Heurísticas: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by-id, by-classes, by-attributes, by-tag, by-xpath, by-text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1" office:value-type="string" calcext:value-type="string" table:number-columns-spanned="2" table:number-rows-spanned="1">
            <text:p><text:span text:style-name="T1">Configuração do </text:span><text:span text:style-name="T2">parser</text:span><text:span text:style-name="T3">:</text:span>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{ "locator": { "selectorTypes": ["ID", "Attributes", "Class", "Tag", "NthChild"] } }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2" office:value-type="string" calcext:value-type="string">
            <text:p>Feature</text:p>
          </table:table-cell>
          <table:table-cell table:style-name="ce24" office:value-type="string" calcext:value-type="string" table:number-columns-spanned="7" table:number-rows-spanned="1">
            <text:p>Login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2" office:value-type="string" calcext:value-type="string">
            <text:p>Elemento</text:p>
          </table:table-cell>
          <table:table-cell table:style-name="ce27" office:value-type="string" calcext:value-type="string" table:number-columns-spanned="7" table:number-rows-spanned="1">
            <text:p>{</text:p>
            <text:p>    tag: "input",</text:p>
            <text:p>    textContent: "",</text:p>
            <text:p>    xpath: "/html/body/div/div/div[2]/div[1]/div[1]/div/form/input",</text:p>
            <text:p>    attributes: {</text:p>
            <text:p>      type: "submit",</text:p>
            <text:p>      class: "submit-button btn_action",</text:p>
            <text:p>      "data-test": "login-button",</text:p>
            <text:p>      id: "login-button",</text:p>
            <text:p>      name: "login-button",</text:p>
            <text:p>      value: "Login"</text:p>
            <text:p>    }</text:p>
            <text:p>}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2" office:value-type="string" calcext:value-type="string">
            <text:p>Seletor</text:p>
          </table:table-cell>
          <table:table-cell table:style-name="ce24" office:value-type="string" calcext:value-type="string" table:number-columns-spanned="7" table:number-rows-spanned="1">
            <text:p>[data-test=login-button]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2" office:value-type="string" calcext:value-type="string">
            <text:p>Mod. principal</text:p>
          </table:table-cell>
          <table:table-cell table:style-name="ce24" office:value-type="string" calcext:value-type="string" table:number-columns-spanned="7" table:number-rows-spanned="1">
            <text:p>Alterar data-test de "login-button" para "login"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3" office:value-type="string" calcext:value-type="string">
            <text:p>Operador</text:p>
          </table:table-cell>
          <table:table-cell table:style-name="ce23" office:value-type="string" calcext:value-type="string">
            <text:p>Elemento</text:p>
          </table:table-cell>
          <table:table-cell table:style-name="ce23" office:value-type="string" calcext:value-type="string">
            <text:p>Atributo</text:p>
          </table:table-cell>
          <table:table-cell table:style-name="ce23" office:value-type="string" calcext:value-type="string">
            <text:p>Valor</text:p>
          </table:table-cell>
          <table:table-cell table:style-name="ce23" office:value-type="string" calcext:value-type="string">
            <text:p>Mutante morto?</text:p>
          </table:table-cell>
          <table:table-cell table:style-name="ce23" office:value-type="string" calcext:value-type="string">
            <text:p>Novo Seletor</text:p>
          </table:table-cell>
          <table:table-cell table:style-name="ce23" office:value-type="string" calcext:value-type="string">
            <text:p>Score</text:p>
          </table:table-cell>
          <table:table-cell table:style-name="ce22" office:value-type="string" calcext:value-type="string">
            <text:p>Observação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Adiciona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 office:value-type="string" calcext:value-type="string">
            <text:p>btn-small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login-button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login-button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8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id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type="submi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8" office:value-type="string" calcext:value-type="string">
            <text:p>Remover atributo</text:p>
          </table:table-cell>
          <table:table-cell table:style-name="ce31"/>
          <table:table-cell table:style-name="ce24" office:value-type="string" calcext:value-type="string">
            <text:p>type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login-button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não possui submit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8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name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login-button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31"/>
          <table:table-cell table:style-name="ce24" office:value-type="string" calcext:value-type="string">
            <text:p>value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login-button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31"/>
          <table:table-cell table:style-name="ce31" office:value-type="string" calcext:value-type="string">
            <text:p>data-test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login-button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31"/>
          <table:table-cell table:style-name="ce31" office:value-type="string" calcext:value-type="string">
            <text:p>Todos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form &gt; :nth-child(4)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não possui submit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 office:value-type="string" calcext:value-type="string">
            <text:p>btn_small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login-button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login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login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button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login-button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não possui submit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login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login-button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Ok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login-button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31" office:value-type="string" calcext:value-type="string">
            <text:p>data-test</text:p>
          </table:table-cell>
          <table:table-cell table:style-name="ce24" office:value-type="string" calcext:value-type="string">
            <text:p>login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login-button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Inserir antes</text:p>
          </table:table-cell>
          <table:table-cell table:style-name="ce27" office:value-type="string" calcext:value-type="string">
            <text:p>&lt;input type="submit" </text:p>
            <text:p>  class="submit-button btn_action"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login-button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Inserir depois</text:p>
          </table:table-cell>
          <table:table-cell table:style-name="ce27" office:value-type="string" calcext:value-type="string">
            <text:p>&lt;input type="submit" </text:p>
            <text:p>  class="submit-button btn_action"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login-button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Inserir antes do pai</text:p>
          </table:table-cell>
          <table:table-cell table:style-name="ce27" office:value-type="string" calcext:value-type="string">
            <text:p>&lt;form&gt;</text:p>
            <text:p>  &lt;input type="submit" </text:p>
            <text:p>    class="submit-button btn_action"&gt;</text:p>
            <text:p>&lt;/form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login-button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Inserir depois do pai</text:p>
          </table:table-cell>
          <table:table-cell table:style-name="ce27" office:value-type="string" calcext:value-type="string">
            <text:p>&lt;form&gt;</text:p>
            <text:p>  &lt;input type="submit" </text:p>
            <text:p>    class="submit-button btn_action"&gt;</text:p>
            <text:p>&lt;/form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login-button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Remover anterior</text:p>
          </table:table-cell>
          <table:table-cell table:style-name="ce27" office:value-type="string" calcext:value-type="string">
            <text:p>&lt;div class="error-message-container"&gt;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login-button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6" office:value-type="string" calcext:value-type="string">
            <text:p>Remover posterior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6" office:value-type="string" calcext:value-type="string">
            <text:p>Remover anterior ao pai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6" office:value-type="string" calcext:value-type="string">
            <text:p>Remover posterior ao pai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Mover para cima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login-button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Mover para baix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login-button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submit fora do form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Mover pai para cima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login-button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Mover pai para baix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login-button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6" office:value-type="string" calcext:value-type="string">
            <text:p>Inserir conteúdo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 conteúdo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6" office:value-type="string" calcext:value-type="string">
            <text:p>Excluir conteúdo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 conteúdo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6" office:value-type="string" calcext:value-type="string">
            <text:p>Alterar conteúdo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 conteúdo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1" office:value-type="string" calcext:value-type="string" table:number-columns-spanned="6" table:number-rows-spanned="1">
            <text:p>Mutantes aplicad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1" office:value-type="string" calcext:value-type="string" table:number-columns-spanned="6" table:number-rows-spanned="1">
            <text:p>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1" office:value-type="string" calcext:value-type="string" table:number-columns-spanned="6" table:number-rows-spanned="1">
            <text:p>Não 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 table:number-rows-repeated="2">
          <table:table-cell table:style-name="ce5" table:number-columns-repeated="18"/>
          <table:table-cell table:number-columns-repeated="1006"/>
        </table:table-row>
        <table:table-row table:style-name="ro2">
          <table:table-cell table:style-name="ce21" office:value-type="string" calcext:value-type="string" table:number-columns-spanned="2" table:number-rows-spanned="1">
            <text:p>Heurísticas: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by-id, by-classes, by-attributes, by-tag, by-xpath, by-text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1" office:value-type="string" calcext:value-type="string" table:number-columns-spanned="2" table:number-rows-spanned="1">
            <text:p><text:span text:style-name="T1">Configuração do </text:span><text:span text:style-name="T2">parser</text:span><text:span text:style-name="T3">:</text:span>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{ "locator": { "selectorTypes": ["ID", "Attributes", "Class", "Tag", "NthChild"] } }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2" office:value-type="string" calcext:value-type="string">
            <text:p>Feature</text:p>
          </table:table-cell>
          <table:table-cell table:style-name="ce24" office:value-type="string" calcext:value-type="string" table:number-columns-spanned="7" table:number-rows-spanned="1">
            <text:p>Sort Products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2" office:value-type="string" calcext:value-type="string">
            <text:p>Elemento</text:p>
          </table:table-cell>
          <table:table-cell table:style-name="ce27" office:value-type="string" calcext:value-type="string" table:number-columns-spanned="7" table:number-rows-spanned="1">
            <text:p>{</text:p>
            <text:p>    tag: "select",</text:p>
            <text:p>    textContent: "Name (A to Z)Name (Z to A)Price (low to high)Price (high to low)",</text:p>
            <text:p>    xpath: "/html/body/div/div/div/div[1]/div[2]/div[2]/span/select",</text:p>
            <text:p>    attributes: {</text:p>
            <text:p>      class: "product_sort_container",</text:p>
            <text:p>      "data-test": "product_sort_container"</text:p>
            <text:p>    }</text:p>
            <text:p>}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2" office:value-type="string" calcext:value-type="string">
            <text:p>Seletor</text:p>
          </table:table-cell>
          <table:table-cell table:style-name="ce24" office:value-type="string" calcext:value-type="string" table:number-columns-spanned="7" table:number-rows-spanned="1">
            <text:p>[data-test=product_sort_container]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2" office:value-type="string" calcext:value-type="string">
            <text:p>Mod. principal</text:p>
          </table:table-cell>
          <table:table-cell table:style-name="ce24" office:value-type="string" calcext:value-type="string" table:number-columns-spanned="7" table:number-rows-spanned="1">
            <text:p>Alterar data-test de "product_sort_container" para "sort"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3" office:value-type="string" calcext:value-type="string">
            <text:p>Operador</text:p>
          </table:table-cell>
          <table:table-cell table:style-name="ce23" office:value-type="string" calcext:value-type="string">
            <text:p>Elemento</text:p>
          </table:table-cell>
          <table:table-cell table:style-name="ce23" office:value-type="string" calcext:value-type="string">
            <text:p>Atributo</text:p>
          </table:table-cell>
          <table:table-cell table:style-name="ce23" office:value-type="string" calcext:value-type="string">
            <text:p>Valor</text:p>
          </table:table-cell>
          <table:table-cell table:style-name="ce23" office:value-type="string" calcext:value-type="string">
            <text:p>Mutante morto?</text:p>
          </table:table-cell>
          <table:table-cell table:style-name="ce23" office:value-type="string" calcext:value-type="string">
            <text:p>Novo Seletor</text:p>
          </table:table-cell>
          <table:table-cell table:style-name="ce23" office:value-type="string" calcext:value-type="string">
            <text:p>Score</text:p>
          </table:table-cell>
          <table:table-cell table:style-name="ce22" office:value-type="string" calcext:value-type="string">
            <text:p>Observação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Adiciona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 office:value-type="string" calcext:value-type="string">
            <text:p>form-select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data-test="sor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Adicionar atributo</text:p>
          </table:table-cell>
          <table:table-cell table:style-name="ce24"/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sort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sort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data-test="sor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data-test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product_sort_container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31" office:value-type="string" calcext:value-type="string">
            <text:p>Todos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select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 office:value-type="string" calcext:value-type="string">
            <text:p>form-select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data-test="sor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data-test</text:p>
          </table:table-cell>
          <table:table-cell table:style-name="ce24" office:value-type="string" calcext:value-type="string">
            <text:p>sort</text:p>
          </table:table-cell>
          <table:table-cell table:style-name="ce32"/>
          <table:table-cell table:style-name="ce24" office:value-type="string" calcext:value-type="string">
            <text:p>[data-test="sor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Inserir antes</text:p>
          </table:table-cell>
          <table:table-cell table:style-name="ce27" office:value-type="string" calcext:value-type="string">
            <text:p>&lt;select class="product_sort_container"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data-test="sor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Inserir depois</text:p>
          </table:table-cell>
          <table:table-cell table:style-name="ce27" office:value-type="string" calcext:value-type="string">
            <text:p>&lt;select <text:s/>class="product_sort_container"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data-test="sor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Inserir antes do pai</text:p>
          </table:table-cell>
          <table:table-cell table:style-name="ce27" office:value-type="string" calcext:value-type="string">
            <text:p>&lt;span&gt;</text:p>
            <text:p>    &lt;select  class="product_sort_container"&gt;</text:p>
            <text:p>&lt;/span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data-test="sor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Inserir depois do pai</text:p>
          </table:table-cell>
          <table:table-cell table:style-name="ce27" office:value-type="string" calcext:value-type="string">
            <text:p>&lt;span&gt;</text:p>
            <text:p>    &lt;select  class="product_sort_container"&gt;</text:p>
            <text:p>&lt;/span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data-test="sor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Remover anterior</text:p>
          </table:table-cell>
          <table:table-cell table:style-name="ce27" office:value-type="string" calcext:value-type="string">
            <text:p>&lt;span class="active_option"&gt;Name (A to Z)&lt;/span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data-test="sor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6" office:value-type="string" calcext:value-type="string">
            <text:p>Remover posterior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6" office:value-type="string" calcext:value-type="string">
            <text:p>Remover anterior ao pai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6" office:value-type="string" calcext:value-type="string">
            <text:p>Remover posterior ao pai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Mover para cima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data-test="sor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Mover para baix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data-test="sor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Mover pai para cima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8" office:value-type="string" calcext:value-type="string">
            <text:p>[data-test="sor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Mover pai para baix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data-test="sor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Inserir conteúdo</text:p>
          </table:table-cell>
          <table:table-cell table:style-name="ce27" office:value-type="string" calcext:value-type="string">
            <text:p>&lt;option&gt;Recentes&lt;/option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data-test="sor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Excluir conteúdo</text:p>
          </table:table-cell>
          <table:table-cell table:style-name="ce27"/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data-test="sor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opções indisponíveis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Alterar conteúdo</text:p>
          </table:table-cell>
          <table:table-cell table:style-name="ce27" office:value-type="string" calcext:value-type="string">
            <text:p>&lt;option&gt;Menor preço&lt;/option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data-test="sor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opção "Price (low to high)"</text:p>
            <text:p>indisponível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1" office:value-type="string" calcext:value-type="string" table:number-columns-spanned="6" table:number-rows-spanned="1">
            <text:p>Mutantes aplicad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1" office:value-type="string" calcext:value-type="string" table:number-columns-spanned="6" table:number-rows-spanned="1">
            <text:p>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1" office:value-type="string" calcext:value-type="string" table:number-columns-spanned="6" table:number-rows-spanned="1">
            <text:p>Não 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 table:number-rows-repeated="2">
          <table:table-cell table:style-name="ce5" table:number-columns-repeated="18"/>
          <table:table-cell table:number-columns-repeated="1006"/>
        </table:table-row>
        <table:table-row table:style-name="ro2">
          <table:table-cell table:style-name="ce21" office:value-type="string" calcext:value-type="string" table:number-columns-spanned="2" table:number-rows-spanned="1">
            <text:p>Heurísticas: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by-id, by-classes, by-attributes, by-tag, by-xpath, by-text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1" office:value-type="string" calcext:value-type="string" table:number-columns-spanned="2" table:number-rows-spanned="1">
            <text:p><text:span text:style-name="T1">Configuração do </text:span><text:span text:style-name="T2">parser</text:span><text:span text:style-name="T3">:</text:span>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{ "locator": { "selectorTypes": ["ID", "Attributes", "Class", "Tag", "NthChild"] } }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2" office:value-type="string" calcext:value-type="string">
            <text:p>Feature</text:p>
          </table:table-cell>
          <table:table-cell table:style-name="ce24" office:value-type="string" calcext:value-type="string" table:number-columns-spanned="7" table:number-rows-spanned="1">
            <text:p>Sort Products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2" office:value-type="string" calcext:value-type="string">
            <text:p>Elemento</text:p>
          </table:table-cell>
          <table:table-cell table:style-name="ce27" office:value-type="string" calcext:value-type="string" table:number-columns-spanned="7" table:number-rows-spanned="1">
            <text:p>{</text:p>
            <text:p>      tag: "div",</text:p>
            <text:p>      textContent: "Sauce Labs OnesieRib snap infant onesie for the junior automation engineer in development. </text:p>
            <text:p>        Reinforced 3-snap bottom closure, two-needle hemmed sleeved and bottom won"t unravel.$7.99Add to cart",</text:p>
            <text:p>      xpath: "/html/body/div/div/div/div[2]/div/div/div/div[1]",</text:p>
            <text:p>      attributes: { class: "inventory_item" }</text:p>
            <text:p>}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2" office:value-type="string" calcext:value-type="string">
            <text:p>Seletor</text:p>
          </table:table-cell>
          <table:table-cell table:style-name="ce24" office:value-type="string" calcext:value-type="string" table:number-columns-spanned="7" table:number-rows-spanned="1">
            <text:p>//div[@class="inventory_item"][1]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2" office:value-type="string" calcext:value-type="string">
            <text:p>Mod. principal</text:p>
          </table:table-cell>
          <table:table-cell table:style-name="ce24" office:value-type="string" calcext:value-type="string" table:number-columns-spanned="7" table:number-rows-spanned="1">
            <text:p>Alterar class de "inventory_item" para "product-item"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3" office:value-type="string" calcext:value-type="string">
            <text:p>Operador</text:p>
          </table:table-cell>
          <table:table-cell table:style-name="ce23" office:value-type="string" calcext:value-type="string">
            <text:p>Elemento</text:p>
          </table:table-cell>
          <table:table-cell table:style-name="ce23" office:value-type="string" calcext:value-type="string">
            <text:p>Atributo</text:p>
          </table:table-cell>
          <table:table-cell table:style-name="ce23" office:value-type="string" calcext:value-type="string">
            <text:p>Valor</text:p>
          </table:table-cell>
          <table:table-cell table:style-name="ce23" office:value-type="string" calcext:value-type="string">
            <text:p>Mutante morto?</text:p>
          </table:table-cell>
          <table:table-cell table:style-name="ce23" office:value-type="string" calcext:value-type="string">
            <text:p>Novo Seletor</text:p>
          </table:table-cell>
          <table:table-cell table:style-name="ce23" office:value-type="string" calcext:value-type="string">
            <text:p>Score</text:p>
          </table:table-cell>
          <table:table-cell table:style-name="ce22" office:value-type="string" calcext:value-type="string">
            <text:p>Observação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Adiciona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 office:value-type="string" calcext:value-type="string">
            <text:p>list-item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inventory_list &gt; </text:p>
            <text:p>:nth-child(1)</text:p>
          </table:table-cell>
          <table:table-cell table:style-name="ce34" office:value-type="float" office:value="0.67" calcext:value-type="float">
            <text:p>0.67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Adicionar atributo</text:p>
          </table:table-cell>
          <table:table-cell table:style-name="ce24"/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item-1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item-1</text:p>
          </table:table-cell>
          <table:table-cell table:style-name="ce34" office:value-type="float" office:value="0.67" calcext:value-type="float">
            <text:p>0.67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inventory_list &gt; </text:p>
            <text:p>:nth-child(1)</text:p>
          </table:table-cell>
          <table:table-cell table:style-name="ce34" office:value-type="float" office:value="0.67" calcext:value-type="float">
            <text:p>0.67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 office:value-type="string" calcext:value-type="string">
            <text:p>item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inventory_list &gt; </text:p>
            <text:p>:nth-child(1)</text:p>
          </table:table-cell>
          <table:table-cell table:style-name="ce34" office:value-type="float" office:value="0.67" calcext:value-type="float">
            <text:p>0.67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Inserir antes</text:p>
          </table:table-cell>
          <table:table-cell table:style-name="ce27" office:value-type="string" calcext:value-type="string">
            <text:p>&lt;div class="product-item"&gt;&lt;/div&gt;</text:p>
          </table:table-cell>
          <table:table-cell table:style-name="ce24" table:number-columns-repeated="2"/>
          <table:table-cell table:style-name="ce32" office:value-type="string" calcext:value-type="string">
            <text:p>N</text:p>
          </table:table-cell>
          <table:table-cell table:style-name="ce24" office:value-type="string" calcext:value-type="string">
            <text:p>.inventory_list &gt; </text:p>
            <text:p>:nth-child(1)</text:p>
          </table:table-cell>
          <table:table-cell table:style-name="ce34" office:value-type="float" office:value="0.67" calcext:value-type="float">
            <text:p>0.67</text:p>
          </table:table-cell>
          <table:table-cell table:style-name="ce24" office:value-type="string" calcext:value-type="string">
            <text:p>Falha: escolhe elemento errado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Inserir depois</text:p>
          </table:table-cell>
          <table:table-cell table:style-name="ce27" office:value-type="string" calcext:value-type="string">
            <text:p>&lt;div class="product-item"&gt;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inventory_list &gt; </text:p>
            <text:p>:nth-child(1)</text:p>
          </table:table-cell>
          <table:table-cell table:style-name="ce34" office:value-type="float" office:value="0.67" calcext:value-type="float">
            <text:p>0.67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Inserir antes do pai</text:p>
          </table:table-cell>
          <table:table-cell table:style-name="ce27" office:value-type="string" calcext:value-type="string">
            <text:p>&lt;div&gt;</text:p>
            <text:p>  &lt;div class="product-item"&gt;&lt;/div&gt;</text:p>
            <text:p>&lt;/div&gt;</text:p>
          </table:table-cell>
          <table:table-cell table:style-name="ce24" table:number-columns-repeated="2"/>
          <table:table-cell table:style-name="ce32" office:value-type="string" calcext:value-type="string">
            <text:p>N</text:p>
          </table:table-cell>
          <table:table-cell table:style-name="ce24" office:value-type="string" calcext:value-type="string">
            <text:p>:nth-child(1) &gt;</text:p>
            <text:p>.product_item</text:p>
          </table:table-cell>
          <table:table-cell table:style-name="ce34" office:value-type="float" office:value="0.51" calcext:value-type="float">
            <text:p>0.51</text:p>
          </table:table-cell>
          <table:table-cell table:style-name="ce24" office:value-type="string" calcext:value-type="string">
            <text:p>Falha: escolhe elemento errado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Inserir depois do pai</text:p>
          </table:table-cell>
          <table:table-cell table:style-name="ce27" office:value-type="string" calcext:value-type="string">
            <text:p>&lt;div&gt;</text:p>
            <text:p>  &lt;div class="product-item"&gt;&lt;/div&gt;</text:p>
            <text:p>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:nth-child(2) &gt;</text:p>
            <text:p>:nth-child(1) &gt;</text:p>
            <text:p>#inventory_container &gt;</text:p>
            <text:p>:nth-child(1) &gt; </text:p>
            <text:p>:nth-child(1)</text:p>
          </table:table-cell>
          <table:table-cell table:style-name="ce34" office:value-type="float" office:value="0.51" calcext:value-type="float">
            <text:p>0.51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6" office:value-type="string" calcext:value-type="string">
            <text:p>Remover anterior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Remover posterior</text:p>
          </table:table-cell>
          <table:table-cell table:style-name="ce24" office:value-type="string" calcext:value-type="string">
            <text:p>&lt;div class="inventory_item"&gt; ... 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8" office:value-type="string" calcext:value-type="string">
            <text:p>.inventory_list &gt; </text:p>
            <text:p>:nth-child(1)</text:p>
          </table:table-cell>
          <table:table-cell table:style-name="ce34" office:value-type="float" office:value="0.67" calcext:value-type="float">
            <text:p>0.67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6" office:value-type="string" calcext:value-type="string">
            <text:p>Remover anterior ao pai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6" office:value-type="string" calcext:value-type="string">
            <text:p>Remover posterior ao pai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Mover para cima</text:p>
          </table:table-cell>
          <table:table-cell table:style-name="ce24" table:number-columns-repeated="3"/>
          <table:table-cell table:style-name="ce32" office:value-type="string" calcext:value-type="string">
            <text:p>N</text:p>
          </table:table-cell>
          <table:table-cell table:style-name="ce24" office:value-type="string" calcext:value-type="string">
            <text:p>#inventory_container &gt;</text:p>
            <text:p>:nth-child(1) &gt;</text:p>
            <text:p>div.inventory_item_img</text:p>
          </table:table-cell>
          <table:table-cell table:style-name="ce34" office:value-type="float" office:value="0.51" calcext:value-type="float">
            <text:p>0.51</text:p>
          </table:table-cell>
          <table:table-cell table:style-name="ce24" office:value-type="string" calcext:value-type="string">
            <text:p>Falha: escolhe elemento errado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Mover para baixo</text:p>
          </table:table-cell>
          <table:table-cell table:style-name="ce24" table:number-columns-repeated="3"/>
          <table:table-cell table:style-name="ce32" office:value-type="string" calcext:value-type="string">
            <text:p>N</text:p>
          </table:table-cell>
          <table:table-cell table:style-name="ce24" office:value-type="string" calcext:value-type="string">
            <text:p>.inventory_list &gt; </text:p>
            <text:p>:nth-child(1)</text:p>
          </table:table-cell>
          <table:table-cell table:style-name="ce34" office:value-type="float" office:value="0.67" calcext:value-type="float">
            <text:p>0.67</text:p>
          </table:table-cell>
          <table:table-cell table:style-name="ce24" office:value-type="string" calcext:value-type="string">
            <text:p>Falha: escolhe elemento errado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Mover pai para cima</text:p>
          </table:table-cell>
          <table:table-cell table:style-name="ce24" table:number-columns-repeated="3"/>
          <table:table-cell table:style-name="ce32" office:value-type="string" calcext:value-type="string">
            <text:p>N</text:p>
          </table:table-cell>
          <table:table-cell table:style-name="ce24" office:value-type="string" calcext:value-type="string">
            <text:p>.inventory_list &gt;</text:p>
            <text:p>:nth-child(5)</text:p>
          </table:table-cell>
          <table:table-cell table:style-name="ce34" office:value-type="float" office:value="0.76" calcext:value-type="float">
            <text:p>0.76</text:p>
          </table:table-cell>
          <table:table-cell table:style-name="ce24" office:value-type="string" calcext:value-type="string">
            <text:p>Falha: escolhe elemento errado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Mover pai para baixo</text:p>
          </table:table-cell>
          <table:table-cell table:style-name="ce24" table:number-columns-repeated="3"/>
          <table:table-cell table:style-name="ce32" office:value-type="string" calcext:value-type="string">
            <text:p>N</text:p>
          </table:table-cell>
          <table:table-cell table:style-name="ce24" office:value-type="string" calcext:value-type="string">
            <text:p>.inventory_list &gt;</text:p>
            <text:p>:nth-child(5)</text:p>
          </table:table-cell>
          <table:table-cell table:style-name="ce34" office:value-type="float" office:value="0.76" calcext:value-type="float">
            <text:p>0.76</text:p>
          </table:table-cell>
          <table:table-cell table:style-name="ce24" office:value-type="string" calcext:value-type="string">
            <text:p>Falha: escolhe elemento errado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Inserir conteúdo</text:p>
          </table:table-cell>
          <table:table-cell table:style-name="ce24" office:value-type="string" calcext:value-type="string">
            <text:p>&lt;div&gt;Promoção!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inventory_list &gt; </text:p>
            <text:p>:nth-child(1)</text:p>
          </table:table-cell>
          <table:table-cell table:style-name="ce34" office:value-type="float" office:value="0.67" calcext:value-type="float">
            <text:p>0.67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Excluir conteúd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inventory_list &gt; </text:p>
            <text:p>:nth-child(1)</text:p>
          </table:table-cell>
          <table:table-cell table:style-name="ce34" office:value-type="float" office:value="0.67" calcext:value-type="float">
            <text:p>0.67</text:p>
          </table:table-cell>
          <table:table-cell table:style-name="ce24" office:value-type="string" calcext:value-type="string">
            <text:p>Falha: descrição do elemento não</text:p>
            <text:p>aparece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Alterar conteúdo</text:p>
          </table:table-cell>
          <table:table-cell table:style-name="ce24" office:value-type="string" calcext:value-type="string">
            <text:p>&lt;div&gt;Novo Produto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inventory_list &gt; </text:p>
            <text:p>:nth-child(1)</text:p>
          </table:table-cell>
          <table:table-cell table:style-name="ce34" office:value-type="float" office:value="0.67" calcext:value-type="float">
            <text:p>0.67</text:p>
          </table:table-cell>
          <table:table-cell table:style-name="ce24" office:value-type="string" calcext:value-type="string">
            <text:p>Falha: descrição do elemento não </text:p>
            <text:p>é igual ao esperado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1" office:value-type="string" calcext:value-type="string" table:number-columns-spanned="6" table:number-rows-spanned="1">
            <text:p>Mutantes aplicad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1" office:value-type="string" calcext:value-type="string" table:number-columns-spanned="6" table:number-rows-spanned="1">
            <text:p>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1" office:value-type="string" calcext:value-type="string" table:number-columns-spanned="6" table:number-rows-spanned="1">
            <text:p>Não 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 table:number-rows-repeated="2">
          <table:table-cell table:style-name="ce5" table:number-columns-repeated="18"/>
          <table:table-cell table:number-columns-repeated="1006"/>
        </table:table-row>
        <table:table-row table:style-name="ro2">
          <table:table-cell table:style-name="ce21" office:value-type="string" calcext:value-type="string" table:number-columns-spanned="2" table:number-rows-spanned="1">
            <text:p>Heurísticas: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by-id, by-classes, by-attributes, by-tag, by-xpath, by-text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1" office:value-type="string" calcext:value-type="string" table:number-columns-spanned="2" table:number-rows-spanned="1">
            <text:p><text:span text:style-name="T1">Configuração do </text:span><text:span text:style-name="T2">parser</text:span><text:span text:style-name="T3">:</text:span>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{ "locator": { "selectorTypes": ["ID", "Attributes", "Class", "Tag", "NthChild"] } }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2" office:value-type="string" calcext:value-type="string">
            <text:p>Feature</text:p>
          </table:table-cell>
          <table:table-cell table:style-name="ce24" office:value-type="string" calcext:value-type="string" table:number-columns-spanned="7" table:number-rows-spanned="1">
            <text:p>Checkout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2" office:value-type="string" calcext:value-type="string">
            <text:p>Elemento</text:p>
          </table:table-cell>
          <table:table-cell table:style-name="ce27" office:value-type="string" calcext:value-type="string" table:number-columns-spanned="7" table:number-rows-spanned="1">
            <text:p>{</text:p>
            <text:p>      tag: "a",</text:p>
            <text:p>      textContent: "1",</text:p>
            <text:p>      xpath: "/html/body/div/div/div/div[1]/div[1]/div[3]/a",</text:p>
            <text:p>      attributes: { class: "shopping_cart_link" }</text:p>
            <text:p>}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2" office:value-type="string" calcext:value-type="string">
            <text:p>Seletor</text:p>
          </table:table-cell>
          <table:table-cell table:style-name="ce24" office:value-type="string" calcext:value-type="string" table:number-columns-spanned="7" table:number-rows-spanned="1">
            <text:p>.shopping_cart_link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2" office:value-type="string" calcext:value-type="string">
            <text:p>Mod. principal</text:p>
          </table:table-cell>
          <table:table-cell table:style-name="ce24" office:value-type="string" calcext:value-type="string" table:number-columns-spanned="7" table:number-rows-spanned="1">
            <text:p>Alterar class de "shopping_cart_link" para "cart"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3" office:value-type="string" calcext:value-type="string">
            <text:p>Operador</text:p>
          </table:table-cell>
          <table:table-cell table:style-name="ce23" office:value-type="string" calcext:value-type="string">
            <text:p>Elemento</text:p>
          </table:table-cell>
          <table:table-cell table:style-name="ce23" office:value-type="string" calcext:value-type="string">
            <text:p>Atributo</text:p>
          </table:table-cell>
          <table:table-cell table:style-name="ce23" office:value-type="string" calcext:value-type="string">
            <text:p>Valor</text:p>
          </table:table-cell>
          <table:table-cell table:style-name="ce23" office:value-type="string" calcext:value-type="string">
            <text:p>Mutante morto?</text:p>
          </table:table-cell>
          <table:table-cell table:style-name="ce23" office:value-type="string" calcext:value-type="string">
            <text:p>Novo Seletor</text:p>
          </table:table-cell>
          <table:table-cell table:style-name="ce23" office:value-type="string" calcext:value-type="string">
            <text:p>Score</text:p>
          </table:table-cell>
          <table:table-cell table:style-name="ce22" office:value-type="string" calcext:value-type="string">
            <text:p>Observação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Adiciona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 office:value-type="string" calcext:value-type="string">
            <text:p>link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cart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Adicionar atributo</text:p>
          </table:table-cell>
          <table:table-cell table:style-name="ce24"/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cart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cart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shopping_cart_container </text:p>
            <text:p>&gt; a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 office:value-type="string" calcext:value-type="string">
            <text:p>shopping-cart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shopping-cart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Inserir antes</text:p>
          </table:table-cell>
          <table:table-cell table:style-name="ce27" office:value-type="string" calcext:value-type="string">
            <text:p>&lt;a class="cart"&gt;&lt;/a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shopping_cart_container </text:p>
            <text:p>&gt; :nth-child(2)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Inserir depois</text:p>
          </table:table-cell>
          <table:table-cell table:style-name="ce27" office:value-type="string" calcext:value-type="string">
            <text:p>&lt;a class="cart"&gt;&lt;/a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shopping_cart_container</text:p>
            <text:p>:nth-child(1)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Inserir antes do pai</text:p>
          </table:table-cell>
          <table:table-cell table:style-name="ce27" office:value-type="string" calcext:value-type="string">
            <text:p>&lt;div&gt;</text:p>
            <text:p>  &lt;a class="cart"&gt;&lt;/a&gt;</text:p>
            <text:p>&lt;/div&gt;</text:p>
          </table:table-cell>
          <table:table-cell table:style-name="ce24" table:number-columns-repeated="2"/>
          <table:table-cell table:style-name="ce32" office:value-type="string" calcext:value-type="string">
            <text:p>N</text:p>
          </table:table-cell>
          <table:table-cell table:style-name="ce24" office:value-type="string" calcext:value-type="string">
            <text:p>:nth-child(3) &gt; .cart</text:p>
          </table:table-cell>
          <table:table-cell table:style-name="ce34" office:value-type="float" office:value="0.53" calcext:value-type="float">
            <text:p>0.53</text:p>
          </table:table-cell>
          <table:table-cell table:style-name="ce24" office:value-type="string" calcext:value-type="string">
            <text:p>Falha: escolhe elemento errado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5" office:value-type="string" calcext:value-type="string">
            <text:p>//</text:p>
          </table:table-cell>
          <table:table-cell table:style-name="ce29" office:value-type="string" calcext:value-type="string">
            <text:p>&lt;div&gt;</text:p>
            <text:p>  &lt;a class="cart"&gt;&lt;/a&gt;</text:p>
            <text:p>&lt;/div&gt;</text:p>
          </table:table-cell>
          <table:table-cell table:style-name="ce25" table:number-columns-repeated="2"/>
          <table:table-cell table:style-name="ce33" office:value-type="string" calcext:value-type="string">
            <text:p>S</text:p>
          </table:table-cell>
          <table:table-cell table:style-name="ce25" office:value-type="string" calcext:value-type="string">
            <text:p>#shopping_cart_container </text:p>
            <text:p>&gt; .cart</text:p>
          </table:table-cell>
          <table:table-cell table:style-name="ce36" office:value-type="float" office:value="0.53" calcext:value-type="float">
            <text:p>0.53</text:p>
          </table:table-cell>
          <table:table-cell table:style-name="ce25" office:value-type="string" calcext:value-type="string">
            <text:p>Ordem das heurísticas alterada: </text:p>
            <text:p>by-text antes de by-tag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Inserir depois do pai</text:p>
          </table:table-cell>
          <table:table-cell table:style-name="ce27" office:value-type="string" calcext:value-type="string">
            <text:p>&lt;div&gt;</text:p>
            <text:p>  &lt;a class="cart"&gt;&lt;/a&gt;</text:p>
            <text:p>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shopping_cart_container </text:p>
            <text:p>&gt; .cart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6" office:value-type="string" calcext:value-type="string">
            <text:p>Remover anterior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6" office:value-type="string" calcext:value-type="string">
            <text:p>Remover posterior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Remover anterior ao pai</text:p>
          </table:table-cell>
          <table:table-cell table:style-name="ce24" office:value-type="string" calcext:value-type="string">
            <text:p>&lt;div class="header_label"&gt;</text:p>
            <text:p>  &lt;div class="app_logo"&gt;&lt;/div&gt;</text:p>
            <text:p>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cart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6" office:value-type="string" calcext:value-type="string">
            <text:p>Remover posterior ao pai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Mover para cima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cart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Mover para baix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cart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Mover pai para cima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cart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Mover pai para baix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cart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Inserir conteúdo</text:p>
          </table:table-cell>
          <table:table-cell table:style-name="ce24" office:value-type="string" calcext:value-type="string">
            <text:p>&lt;span&gt;Items&lt;/span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cart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Excluir conteúd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cart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Alterar conteúdo</text:p>
          </table:table-cell>
          <table:table-cell table:style-name="ce24" office:value-type="string" calcext:value-type="string">
            <text:p>&lt;span&gt;Cart&lt;/span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cart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1" office:value-type="string" calcext:value-type="string" table:number-columns-spanned="6" table:number-rows-spanned="1">
            <text:p>Mutantes aplicad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1" office:value-type="string" calcext:value-type="string" table:number-columns-spanned="6" table:number-rows-spanned="1">
            <text:p>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1" office:value-type="string" calcext:value-type="string" table:number-columns-spanned="6" table:number-rows-spanned="1">
            <text:p>Não 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 table:number-rows-repeated="2">
          <table:table-cell table:style-name="ce5" table:number-columns-repeated="18"/>
          <table:table-cell table:number-columns-repeated="1006"/>
        </table:table-row>
        <table:table-row table:style-name="ro2">
          <table:table-cell table:style-name="ce21" office:value-type="string" calcext:value-type="string" table:number-columns-spanned="2" table:number-rows-spanned="1">
            <text:p>Heurísticas: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by-id, by-classes, by-attributes, by-tag, by-xpath, by-text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1" office:value-type="string" calcext:value-type="string" table:number-columns-spanned="2" table:number-rows-spanned="1">
            <text:p><text:span text:style-name="T1">Configuração do </text:span><text:span text:style-name="T2">parser</text:span><text:span text:style-name="T3">:</text:span>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{ "locator": { "selectorTypes": ["ID", "Attributes", "Class", "Tag", "NthChild"] } }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2" office:value-type="string" calcext:value-type="string">
            <text:p>Feature</text:p>
          </table:table-cell>
          <table:table-cell table:style-name="ce24" office:value-type="string" calcext:value-type="string" table:number-columns-spanned="7" table:number-rows-spanned="1">
            <text:p>Checkout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2" office:value-type="string" calcext:value-type="string">
            <text:p>Elemento</text:p>
          </table:table-cell>
          <table:table-cell table:style-name="ce27" office:value-type="string" calcext:value-type="string" table:number-columns-spanned="7" table:number-rows-spanned="1">
            <text:p>{</text:p>
            <text:p>      tag: "div",</text:p>
            <text:p>      textContent: "Sauce Labs Backpack",</text:p>
            <text:p>      xpath: "/html/body/div/div/div/div[2]/div/div[1]/div[3]/div[2]/a/div",</text:p>
            <text:p>      attributes: { class: "inventory_item_name" }</text:p>
            <text:p>}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2" office:value-type="string" calcext:value-type="string">
            <text:p>Seletor</text:p>
          </table:table-cell>
          <table:table-cell table:style-name="ce24" office:value-type="string" calcext:value-type="string" table:number-columns-spanned="7" table:number-rows-spanned="1">
            <text:p>.inventory_item_name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2" office:value-type="string" calcext:value-type="string">
            <text:p>Mod. principal</text:p>
          </table:table-cell>
          <table:table-cell table:style-name="ce24" office:value-type="string" calcext:value-type="string" table:number-columns-spanned="7" table:number-rows-spanned="1">
            <text:p>Alterar class de "inventory_item_name" para "product-name"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3" office:value-type="string" calcext:value-type="string">
            <text:p>Operador</text:p>
          </table:table-cell>
          <table:table-cell table:style-name="ce23" office:value-type="string" calcext:value-type="string">
            <text:p>Elemento</text:p>
          </table:table-cell>
          <table:table-cell table:style-name="ce23" office:value-type="string" calcext:value-type="string">
            <text:p>Atributo</text:p>
          </table:table-cell>
          <table:table-cell table:style-name="ce23" office:value-type="string" calcext:value-type="string">
            <text:p>Valor</text:p>
          </table:table-cell>
          <table:table-cell table:style-name="ce23" office:value-type="string" calcext:value-type="string">
            <text:p>Mutante morto?</text:p>
          </table:table-cell>
          <table:table-cell table:style-name="ce23" office:value-type="string" calcext:value-type="string">
            <text:p>Novo Seletor</text:p>
          </table:table-cell>
          <table:table-cell table:style-name="ce23" office:value-type="string" calcext:value-type="string">
            <text:p>Score</text:p>
          </table:table-cell>
          <table:table-cell table:style-name="ce22" office:value-type="string" calcext:value-type="string">
            <text:p>Observação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Adiciona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 office:value-type="string" calcext:value-type="string">
            <text:p>name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product-name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Adicionar atributo</text:p>
          </table:table-cell>
          <table:table-cell table:style-name="ce24"/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product-name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product-name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item_4_title_link &gt; div 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 office:value-type="string" calcext:value-type="string">
            <text:p>product-name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product-name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Inserir antes</text:p>
          </table:table-cell>
          <table:table-cell table:style-name="ce27" office:value-type="string" calcext:value-type="string">
            <text:p>&lt;div class="product-name"&gt;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item_4_title_link &gt; </text:p>
            <text:p>:nth-child(2)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Inserir depois</text:p>
          </table:table-cell>
          <table:table-cell table:style-name="ce27" office:value-type="string" calcext:value-type="string">
            <text:p>&lt;div class="product-name"&gt;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item_4_title_link &gt; </text:p>
            <text:p>:nth-child(1)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Inserir antes do pai</text:p>
          </table:table-cell>
          <table:table-cell table:style-name="ce27" office:value-type="string" calcext:value-type="string">
            <text:p>&lt;a&gt;</text:p>
            <text:p>  &lt;div class="product-name"&gt;&lt;/div&gt;</text:p>
            <text:p>&lt;/a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item_4_title_link &gt;</text:p>
            <text:p>.product-name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Inserir depois do pai</text:p>
          </table:table-cell>
          <table:table-cell table:style-name="ce27" office:value-type="string" calcext:value-type="string">
            <text:p>&lt;a&gt;</text:p>
            <text:p>  &lt;div class="product-name"&gt;&lt;/div&gt;</text:p>
            <text:p>&lt;/a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item_4_title_link &gt;</text:p>
            <text:p>.product-name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6" office:value-type="string" calcext:value-type="string">
            <text:p>Remover anterior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6" office:value-type="string" calcext:value-type="string">
            <text:p>Remover posterior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6" office:value-type="string" calcext:value-type="string">
            <text:p>Remover anterior ao pai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Remover posterior ao pai</text:p>
          </table:table-cell>
          <table:table-cell table:style-name="ce27"/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product-name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Mover para cima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product-name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Mover para baix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product-name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Mover pai para cima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product-name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Mover pai para baix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product-name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Inserir conteúdo</text:p>
          </table:table-cell>
          <table:table-cell table:style-name="ce24" office:value-type="string" calcext:value-type="string">
            <text:p>&lt;div&gt;Sauce Labs Backpack - $29.99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product-name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Excluir conteúd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product-name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nome do produto não </text:p>
            <text:p>aparece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4" office:value-type="string" calcext:value-type="string">
            <text:p>Alterar conteúdo</text:p>
          </table:table-cell>
          <table:table-cell table:style-name="ce24" office:value-type="string" calcext:value-type="string">
            <text:p>&lt;div class="inventory_item_name"&gt;Mochila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product-name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nome do produto difente </text:p>
            <text:p>do esperado</text:p>
          </table:table-cell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1" office:value-type="string" calcext:value-type="string" table:number-columns-spanned="6" table:number-rows-spanned="1">
            <text:p>Mutantes aplicad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1" office:value-type="string" calcext:value-type="string" table:number-columns-spanned="6" table:number-rows-spanned="1">
            <text:p>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>
          <table:table-cell table:style-name="ce21" office:value-type="string" calcext:value-type="string" table:number-columns-spanned="6" table:number-rows-spanned="1">
            <text:p>Não 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5" table:number-columns-repeated="10"/>
          <table:table-cell table:number-columns-repeated="1006"/>
        </table:table-row>
        <table:table-row table:style-name="ro2" table:number-rows-repeated="786">
          <table:table-cell table:style-name="ce5" table:number-columns-repeated="18"/>
          <table:table-cell table:number-columns-repeated="1006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 - The Internet" table:style-name="ta4">
        <table:table-column table:style-name="co1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1016" table:default-cell-style-name="Default"/>
        <table:table-row table:style-name="ro2">
          <table:table-cell table:style-name="ce21" office:value-type="string" calcext:value-type="string" table:number-columns-spanned="2" table:number-rows-spanned="1">
            <text:p>Heurísticas: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by-id, by-classes, by-attributes, by-tag, by-xpath, by-text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1" office:value-type="string" calcext:value-type="string" table:number-columns-spanned="2" table:number-rows-spanned="1">
            <text:p><text:span text:style-name="T1">Configuração do </text:span><text:span text:style-name="T2">parser</text:span><text:span text:style-name="T3">:</text:span>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{ "locator": { "selectorTypes": ["ID", "Attributes", "Class", "Tag", "NthChild"], "attributesToIgnore": ["type"] } }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2" office:value-type="string" calcext:value-type="string">
            <text:p>Feature</text:p>
          </table:table-cell>
          <table:table-cell table:style-name="ce24" office:value-type="string" calcext:value-type="string" table:number-columns-spanned="7" table:number-rows-spanned="1">
            <text:p>Login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2" office:value-type="string" calcext:value-type="string">
            <text:p>Elemento</text:p>
          </table:table-cell>
          <table:table-cell table:style-name="ce27" office:value-type="string" calcext:value-type="string" table:number-columns-spanned="7" table:number-rows-spanned="1">
            <text:p>{</text:p>
            <text:p>    tag: "input",</text:p>
            <text:p>    textContent: "",</text:p>
            <text:p>    xpath: "/html/body/div[2]/div/div/form/div[1]/div/input",</text:p>
            <text:p>    attributes: { type: "text", name: "username", id: "username" }</text:p>
            <text:p> }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2" office:value-type="string" calcext:value-type="string">
            <text:p>Seletor</text:p>
          </table:table-cell>
          <table:table-cell table:style-name="ce24" office:value-type="string" calcext:value-type="string" table:number-columns-spanned="7" table:number-rows-spanned="1">
            <text:p>#username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2" office:value-type="string" calcext:value-type="string">
            <text:p>Mod. principal</text:p>
          </table:table-cell>
          <table:table-cell table:style-name="ce24" office:value-type="string" calcext:value-type="string" table:number-columns-spanned="7" table:number-rows-spanned="1">
            <text:p>Alterar id de "username" para "user"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3" office:value-type="string" calcext:value-type="string">
            <text:p>Operador</text:p>
          </table:table-cell>
          <table:table-cell table:style-name="ce23" office:value-type="string" calcext:value-type="string">
            <text:p>Elemento</text:p>
          </table:table-cell>
          <table:table-cell table:style-name="ce23" office:value-type="string" calcext:value-type="string">
            <text:p>Atributo</text:p>
          </table:table-cell>
          <table:table-cell table:style-name="ce23" office:value-type="string" calcext:value-type="string">
            <text:p>Valor</text:p>
          </table:table-cell>
          <table:table-cell table:style-name="ce23" office:value-type="string" calcext:value-type="string">
            <text:p>Mutante morto?</text:p>
          </table:table-cell>
          <table:table-cell table:style-name="ce23" office:value-type="string" calcext:value-type="string">
            <text:p>Novo Seletor</text:p>
          </table:table-cell>
          <table:table-cell table:style-name="ce23" office:value-type="string" calcext:value-type="string">
            <text:p>Score</text:p>
          </table:table-cell>
          <table:table-cell table:style-name="ce22" office:value-type="string" calcext:value-type="string">
            <text:p>Observação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Adiciona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 office:value-type="string" calcext:value-type="string">
            <text:p>form-control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id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username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name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não possui o atributo </text:p>
            <text:p>name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31" office:value-type="string" calcext:value-type="string">
            <text:p>type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Todos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:nth-child(1) &gt; .large-6 &gt; </text:p>
            <text:p>input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não possui o atributo </text:p>
            <text:p>name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name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name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user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email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Inserir antes</text:p>
          </table:table-cell>
          <table:table-cell table:style-name="ce27" office:value-type="string" calcext:value-type="string">
            <text:p>&lt;input type="text"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Inserir depois</text:p>
          </table:table-cell>
          <table:table-cell table:style-name="ce27" office:value-type="string" calcext:value-type="string">
            <text:p>&lt;input type="text"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Inserir antes do pai</text:p>
          </table:table-cell>
          <table:table-cell table:style-name="ce27" office:value-type="string" calcext:value-type="string">
            <text:p>&lt;div&gt;</text:p>
            <text:p>  &lt;input type="text"&gt;</text:p>
            <text:p>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Inserir depois do pai</text:p>
          </table:table-cell>
          <table:table-cell table:style-name="ce27" office:value-type="string" calcext:value-type="string">
            <text:p>&lt;div&gt;</text:p>
            <text:p>  &lt;input type="text"&gt;</text:p>
            <text:p>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anterior</text:p>
          </table:table-cell>
          <table:table-cell table:style-name="ce27" office:value-type="string" calcext:value-type="string">
            <text:p>&lt;label for="username"&gt;Username&lt;/label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6" office:value-type="string" calcext:value-type="string">
            <text:p>Remover posterior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6" office:value-type="string" calcext:value-type="string">
            <text:p>Remover anterior ao pai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6" office:value-type="string" calcext:value-type="string">
            <text:p>Remover posterior ao pai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Mover para cima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8" office:value-type="string" calcext:value-type="string">
            <text:p>#user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Mover para baix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Mover pai para cima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Mover pai para baix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ser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6" office:value-type="string" calcext:value-type="string">
            <text:p>Inserir conteúdo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 conteúdo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6" office:value-type="string" calcext:value-type="string">
            <text:p>Excluir conteúdo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 conteúdo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6" office:value-type="string" calcext:value-type="string">
            <text:p>Alterar conteúdo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 conteúdo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1" office:value-type="string" calcext:value-type="string" table:number-columns-spanned="6" table:number-rows-spanned="1">
            <text:p>Mutantes aplicad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1" office:value-type="string" calcext:value-type="string" table:number-columns-spanned="6" table:number-rows-spanned="1">
            <text:p>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1" office:value-type="string" calcext:value-type="string" table:number-columns-spanned="6" table:number-rows-spanned="1">
            <text:p>Não 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 table:number-rows-repeated="2">
          <table:table-cell table:style-name="ce5" table:number-columns-repeated="20"/>
          <table:table-cell table:number-columns-repeated="1004"/>
        </table:table-row>
        <table:table-row table:style-name="ro2">
          <table:table-cell table:style-name="ce21" office:value-type="string" calcext:value-type="string" table:number-columns-spanned="2" table:number-rows-spanned="1">
            <text:p>Heurísticas: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by-id, by-classes, by-attributes, by-tag, by-xpath, by-text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1" office:value-type="string" calcext:value-type="string" table:number-columns-spanned="2" table:number-rows-spanned="1">
            <text:p><text:span text:style-name="T1">Configuração do </text:span><text:span text:style-name="T2">parser</text:span><text:span text:style-name="T3">:</text:span>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{ "locator": { "selectorTypes": ["ID", "Attributes", "Class", "Tag", "NthChild"], "exclude": ["radius"] } }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2" office:value-type="string" calcext:value-type="string">
            <text:p>Feature</text:p>
          </table:table-cell>
          <table:table-cell table:style-name="ce24" office:value-type="string" calcext:value-type="string" table:number-columns-spanned="7" table:number-rows-spanned="1">
            <text:p>Login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2" office:value-type="string" calcext:value-type="string">
            <text:p>Elemento</text:p>
          </table:table-cell>
          <table:table-cell table:style-name="ce27" office:value-type="string" calcext:value-type="string" table:number-columns-spanned="7" table:number-rows-spanned="1">
            <text:p>{</text:p>
            <text:p>    tag: "button",</text:p>
            <text:p>    textContent: "Login",</text:p>
            <text:p>    xpath: "/html/body/div[2]/div/div/form/button",</text:p>
            <text:p>    attributes: { class: "radius", type: "submit" }</text:p>
            <text:p>}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2" office:value-type="string" calcext:value-type="string">
            <text:p>Seletor</text:p>
          </table:table-cell>
          <table:table-cell table:style-name="ce24" office:value-type="string" calcext:value-type="string" table:number-columns-spanned="7" table:number-rows-spanned="1">
            <text:p>Login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2" office:value-type="string" calcext:value-type="string">
            <text:p>Mod. principal</text:p>
          </table:table-cell>
          <table:table-cell table:style-name="ce24" office:value-type="string" calcext:value-type="string" table:number-columns-spanned="7" table:number-rows-spanned="1">
            <text:p>Alterar texto de "Login" para "Ok"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3" office:value-type="string" calcext:value-type="string">
            <text:p>Operador</text:p>
          </table:table-cell>
          <table:table-cell table:style-name="ce23" office:value-type="string" calcext:value-type="string">
            <text:p>Elemento</text:p>
          </table:table-cell>
          <table:table-cell table:style-name="ce23" office:value-type="string" calcext:value-type="string">
            <text:p>Atributo</text:p>
          </table:table-cell>
          <table:table-cell table:style-name="ce23" office:value-type="string" calcext:value-type="string">
            <text:p>Valor</text:p>
          </table:table-cell>
          <table:table-cell table:style-name="ce23" office:value-type="string" calcext:value-type="string">
            <text:p>Mutante morto?</text:p>
          </table:table-cell>
          <table:table-cell table:style-name="ce23" office:value-type="string" calcext:value-type="string">
            <text:p>Novo Seletor</text:p>
          </table:table-cell>
          <table:table-cell table:style-name="ce23" office:value-type="string" calcext:value-type="string">
            <text:p>Score</text:p>
          </table:table-cell>
          <table:table-cell table:style-name="ce22" office:value-type="string" calcext:value-type="string">
            <text:p>Observação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Adiciona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 office:value-type="string" calcext:value-type="string">
            <text:p>btn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type="submi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Adicionar atributo</text:p>
          </table:table-cell>
          <table:table-cell table:style-name="ce24"/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submit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submit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type="submi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type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button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31" office:value-type="string" calcext:value-type="string">
            <text:p>Todos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button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 office:value-type="string" calcext:value-type="string">
            <text:p>btn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type="submi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button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type="submi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não possui submit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Inserir antes</text:p>
          </table:table-cell>
          <table:table-cell table:style-name="ce27" office:value-type="string" calcext:value-type="string">
            <text:p>&lt;button class="radius" type="submit"&gt;&lt;/button&gt;</text:p>
          </table:table-cell>
          <table:table-cell table:style-name="ce24" table:number-columns-repeated="2"/>
          <table:table-cell table:style-name="ce32" office:value-type="string" calcext:value-type="string">
            <text:p>N</text:p>
          </table:table-cell>
          <table:table-cell table:style-name="ce24" office:value-type="string" calcext:value-type="string">
            <text:p>#login &gt; :nth-child(3)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Escolhe elemento errado.</text:p>
            <text:p>Não há falha.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Inserir depois</text:p>
          </table:table-cell>
          <table:table-cell table:style-name="ce27" office:value-type="string" calcext:value-type="string">
            <text:p>&lt;button class="radius" type="submit"&gt;&lt;/button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login &gt; :nth-child(3)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Inserir antes do pai</text:p>
          </table:table-cell>
          <table:table-cell table:style-name="ce27" office:value-type="string" calcext:value-type="string">
            <text:p>&lt;form&gt;</text:p>
            <text:p>  &lt;button class="radius" type="submit"&gt;&lt;/button&gt;</text:p>
            <text:p>&lt;/form&gt;</text:p>
          </table:table-cell>
          <table:table-cell table:style-name="ce24" table:number-columns-repeated="2"/>
          <table:table-cell table:style-name="ce32" office:value-type="string" calcext:value-type="string">
            <text:p>N</text:p>
          </table:table-cell>
          <table:table-cell table:style-name="ce24" office:value-type="string" calcext:value-type="string">
            <text:p>:nth-child(3) &gt; </text:p>
            <text:p>[type="submi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escolhe submit errado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Inserir depois do pai</text:p>
          </table:table-cell>
          <table:table-cell table:style-name="ce27" office:value-type="string" calcext:value-type="string">
            <text:p>&lt;form&gt;</text:p>
            <text:p>  &lt;button class="radius" type="submit"&gt;&lt;/button&gt;</text:p>
            <text:p>&lt;/form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login &gt; [type="submi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anterior</text:p>
          </table:table-cell>
          <table:table-cell table:style-name="ce27" office:value-type="string" calcext:value-type="string">
            <text:p>&lt;div class="row"&gt;</text:p>
            <text:p>  &lt;div class="large-6 small-12 columns"&gt;</text:p>
            <text:p>    &lt;label for="password"&gt;Password&lt;/label&gt;</text:p>
            <text:p>    &lt;input type="password" name="password" id="password"&gt;</text:p>
            <text:p>  &lt;/div&gt;</text:p>
            <text:p>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type="submi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não possui o elemento</text:p>
            <text:p>password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6" office:value-type="string" calcext:value-type="string">
            <text:p>Remover posterior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anterior ao pai</text:p>
          </table:table-cell>
          <table:table-cell table:style-name="ce24" office:value-type="string" calcext:value-type="string">
            <text:p>&lt;h4 class="subheader"&gt; ... &lt;/h4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type="submi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6" office:value-type="string" calcext:value-type="string">
            <text:p>Remover posterior ao pai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Mover para cima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type="submi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Mover para baix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type="submi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submit fora do form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Mover pai para cima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type="submi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Mover pai para baix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type="submi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Inserir conteúdo</text:p>
          </table:table-cell>
          <table:table-cell table:style-name="ce24" office:value-type="string" calcext:value-type="string">
            <text:p>Ok, login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type="submi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Excluir conteúd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type="submi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Alterar conteúdo</text:p>
          </table:table-cell>
          <table:table-cell table:style-name="ce24" office:value-type="string" calcext:value-type="string">
            <text:p>Ok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type="submit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1" office:value-type="string" calcext:value-type="string" table:number-columns-spanned="6" table:number-rows-spanned="1">
            <text:p>Mutantes aplicad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1" office:value-type="string" calcext:value-type="string" table:number-columns-spanned="6" table:number-rows-spanned="1">
            <text:p>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1" office:value-type="string" calcext:value-type="string" table:number-columns-spanned="6" table:number-rows-spanned="1">
            <text:p>Não 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 table:number-rows-repeated="2">
          <table:table-cell table:style-name="ce5" table:number-columns-repeated="20"/>
          <table:table-cell table:number-columns-repeated="1004"/>
        </table:table-row>
        <table:table-row table:style-name="ro2">
          <table:table-cell table:style-name="ce21" office:value-type="string" calcext:value-type="string" table:number-columns-spanned="2" table:number-rows-spanned="1">
            <text:p>Heurísticas: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by-id, by-classes, by-attributes, by-tag, by-xpath, by-text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1" office:value-type="string" calcext:value-type="string" table:number-columns-spanned="2" table:number-rows-spanned="1">
            <text:p><text:span text:style-name="T1">Configuração do </text:span><text:span text:style-name="T2">parser</text:span><text:span text:style-name="T3">:</text:span>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{ "locator": { "selectorTypes": ["ID", "Attributes", "Class", "Tag", "NthChild"] } }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2" office:value-type="string" calcext:value-type="string">
            <text:p>Feature</text:p>
          </table:table-cell>
          <table:table-cell table:style-name="ce24" office:value-type="string" calcext:value-type="string" table:number-columns-spanned="7" table:number-rows-spanned="1">
            <text:p>Drag and Drop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2" office:value-type="string" calcext:value-type="string">
            <text:p>Elemento</text:p>
          </table:table-cell>
          <table:table-cell table:style-name="ce27" office:value-type="string" calcext:value-type="string" table:number-columns-spanned="7" table:number-rows-spanned="1">
            <text:p>{</text:p>
            <text:p>    tag: "div",</text:p>
            <text:p>    textContent: "A",</text:p>
            <text:p>    xpath: "/html/body/div[2]/div/div/div/div[1]",</text:p>
            <text:p>    attributes: { class: "column", id: "column-a", draggable: "true" }</text:p>
            <text:p>}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2" office:value-type="string" calcext:value-type="string">
            <text:p>Seletor</text:p>
          </table:table-cell>
          <table:table-cell table:style-name="ce24" office:value-type="string" calcext:value-type="string" table:number-columns-spanned="7" table:number-rows-spanned="1">
            <text:p>#column-a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2" office:value-type="string" calcext:value-type="string">
            <text:p>Mod. principal</text:p>
          </table:table-cell>
          <table:table-cell table:style-name="ce24" office:value-type="string" calcext:value-type="string" table:number-columns-spanned="7" table:number-rows-spanned="1">
            <text:p>Alterar id de "column-a" para "a"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3" office:value-type="string" calcext:value-type="string">
            <text:p>Operador</text:p>
          </table:table-cell>
          <table:table-cell table:style-name="ce23" office:value-type="string" calcext:value-type="string">
            <text:p>Elemento</text:p>
          </table:table-cell>
          <table:table-cell table:style-name="ce23" office:value-type="string" calcext:value-type="string">
            <text:p>Atributo</text:p>
          </table:table-cell>
          <table:table-cell table:style-name="ce23" office:value-type="string" calcext:value-type="string">
            <text:p>Valor</text:p>
          </table:table-cell>
          <table:table-cell table:style-name="ce23" office:value-type="string" calcext:value-type="string">
            <text:p>Mutante morto?</text:p>
          </table:table-cell>
          <table:table-cell table:style-name="ce23" office:value-type="string" calcext:value-type="string">
            <text:p>Novo Seletor</text:p>
          </table:table-cell>
          <table:table-cell table:style-name="ce23" office:value-type="string" calcext:value-type="string">
            <text:p>Score</text:p>
          </table:table-cell>
          <table:table-cell table:style-name="ce22" office:value-type="string" calcext:value-type="string">
            <text:p>Observação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Adiciona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 office:value-type="string" calcext:value-type="string">
            <text:p>column-a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a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a</text:p>
          </table:table-cell>
          <table:table-cell table:style-name="ce34" office:value-type="float" office:value="0.72" calcext:value-type="float">
            <text:p>0.72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id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columns &gt; :nth-child(1)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draggable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a</text:p>
          </table:table-cell>
          <table:table-cell table:style-name="ce34" office:value-type="float" office:value="0.72" calcext:value-type="float">
            <text:p>0.72</text:p>
          </table:table-cell>
          <table:table-cell table:style-name="ce24" office:value-type="string" calcext:value-type="string">
            <text:p>Falha: não é possível arrastar o </text:p>
            <text:p>elemento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31" office:value-type="string" calcext:value-type="string">
            <text:p>Todos</text:p>
          </table:table-cell>
          <table:table-cell table:style-name="ce24"/>
          <table:table-cell table:style-name="ce32" office:value-type="string" calcext:value-type="string">
            <text:p>N</text:p>
          </table:table-cell>
          <table:table-cell table:style-name="ce24" office:value-type="string" calcext:value-type="string">
            <text:p>#column-b</text:p>
          </table:table-cell>
          <table:table-cell table:style-name="ce34" office:value-type="float" office:value="0.51" calcext:value-type="float">
            <text:p>0.51</text:p>
          </table:table-cell>
          <table:table-cell table:style-name="ce24" office:value-type="string" calcext:value-type="string">
            <text:p>Falha: escolhe elemento errado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5" office:value-type="string" calcext:value-type="string">
            <text:p>//</text:p>
          </table:table-cell>
          <table:table-cell table:style-name="ce25"/>
          <table:table-cell table:style-name="ce25" office:value-type="string" calcext:value-type="string">
            <text:p>Todos</text:p>
          </table:table-cell>
          <table:table-cell table:style-name="ce25"/>
          <table:table-cell table:style-name="ce33" office:value-type="string" calcext:value-type="string">
            <text:p>S</text:p>
          </table:table-cell>
          <table:table-cell table:style-name="ce25" office:value-type="string" calcext:value-type="string">
            <text:p>#columns &gt; :nth-child(1)</text:p>
          </table:table-cell>
          <table:table-cell table:style-name="ce36" office:value-type="float" office:value="0.51" calcext:value-type="float">
            <text:p>0.51</text:p>
          </table:table-cell>
          <table:table-cell table:style-name="ce25" office:value-type="string" calcext:value-type="string">
            <text:p>Ordem das heurísticas alterada: </text:p>
            <text:p>by-text antes de by-classes</text:p>
            <text:p/>
            <text:p>Falha: não é possível arrastar o </text:p>
            <text:p>elemento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 office:value-type="string" calcext:value-type="string">
            <text:p>column-a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a</text:p>
          </table:table-cell>
          <table:table-cell table:style-name="ce34" office:value-type="float" office:value="0.72" calcext:value-type="float">
            <text:p>0.72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col-a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col-a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draggable</text:p>
          </table:table-cell>
          <table:table-cell table:style-name="ce37" office:value-type="string" calcext:value-type="string">
            <text:p>false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a</text:p>
          </table:table-cell>
          <table:table-cell table:style-name="ce34" office:value-type="float" office:value="0.72" calcext:value-type="float">
            <text:p>0.72</text:p>
          </table:table-cell>
          <table:table-cell table:style-name="ce24" office:value-type="string" calcext:value-type="string">
            <text:p>Falha: não é possível arrastar o </text:p>
            <text:p>elemento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Inserir antes</text:p>
          </table:table-cell>
          <table:table-cell table:style-name="ce27" office:value-type="string" calcext:value-type="string">
            <text:p>&lt;div class="column" draggable="true"&gt;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a</text:p>
          </table:table-cell>
          <table:table-cell table:style-name="ce34" office:value-type="float" office:value="0.64" calcext:value-type="float">
            <text:p>0.64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Inserir depois</text:p>
          </table:table-cell>
          <table:table-cell table:style-name="ce27" office:value-type="string" calcext:value-type="string">
            <text:p>&lt;div class="column" draggable="true"&gt;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a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Inserir antes do pai</text:p>
          </table:table-cell>
          <table:table-cell table:style-name="ce27" office:value-type="string" calcext:value-type="string">
            <text:p>&lt;div&gt;</text:p>
            <text:p>  &lt;div class="column" draggable="true"&gt;&lt;/div&gt;</text:p>
            <text:p>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a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Inserir depois do pai</text:p>
          </table:table-cell>
          <table:table-cell table:style-name="ce27" office:value-type="string" calcext:value-type="string">
            <text:p>&lt;div&gt;</text:p>
            <text:p>  &lt;div class="column" draggable="true"&gt;&lt;/div&gt;</text:p>
            <text:p>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a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6" office:value-type="string" calcext:value-type="string">
            <text:p>Remover anterior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posterior</text:p>
          </table:table-cell>
          <table:table-cell table:style-name="ce24" office:value-type="string" calcext:value-type="string">
            <text:p>&lt;div class="column" id="column-b" draggable="true"&gt;</text:p>
            <text:p>  &lt;header&gt;B&lt;/header&gt;</text:p>
            <text:p>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a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Elemento "#column-b" curado: </text:p>
            <text:p>Seletor -  #a</text:p>
            <text:p>Score   - 1,00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anterior ao pai</text:p>
          </table:table-cell>
          <table:table-cell table:style-name="ce24" office:value-type="string" calcext:value-type="string">
            <text:p>&lt;h3&gt;Drag and Drop&lt;/h3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a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6" office:value-type="string" calcext:value-type="string">
            <text:p>Remover posterior ao pai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Mover para cima</text:p>
          </table:table-cell>
          <table:table-cell table:style-name="ce24" table:number-columns-repeated="3"/>
          <table:table-cell table:style-name="ce32" office:value-type="string" calcext:value-type="string">
            <text:p>N</text:p>
          </table:table-cell>
          <table:table-cell table:style-name="ce24" office:value-type="string" calcext:value-type="string">
            <text:p>#column-b</text:p>
          </table:table-cell>
          <table:table-cell table:style-name="ce34" office:value-type="float" office:value="0.68" calcext:value-type="float">
            <text:p>0.68</text:p>
          </table:table-cell>
          <table:table-cell table:style-name="ce24" office:value-type="string" calcext:value-type="string">
            <text:p>Falha: escolhe elemento errado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5" office:value-type="string" calcext:value-type="string">
            <text:p>//</text:p>
          </table:table-cell>
          <table:table-cell table:style-name="ce25" table:number-columns-repeated="3"/>
          <table:table-cell table:style-name="ce33" office:value-type="string" calcext:value-type="string">
            <text:p>S</text:p>
          </table:table-cell>
          <table:table-cell table:style-name="ce25" office:value-type="string" calcext:value-type="string">
            <text:p>#a</text:p>
          </table:table-cell>
          <table:table-cell table:style-name="ce36" office:value-type="float" office:value="0.68" calcext:value-type="float">
            <text:p>0.68</text:p>
          </table:table-cell>
          <table:table-cell table:style-name="ce25" office:value-type="string" calcext:value-type="string">
            <text:p>Ordem das heurísticas alterada: </text:p>
            <text:p>by-text antes de by-classes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Mover para baixo</text:p>
          </table:table-cell>
          <table:table-cell table:style-name="ce24" table:number-columns-repeated="3"/>
          <table:table-cell table:style-name="ce32" office:value-type="string" calcext:value-type="string">
            <text:p>N</text:p>
          </table:table-cell>
          <table:table-cell table:style-name="ce24" office:value-type="string" calcext:value-type="string">
            <text:p>#column-b</text:p>
          </table:table-cell>
          <table:table-cell table:style-name="ce34" office:value-type="float" office:value="0.68" calcext:value-type="float">
            <text:p>0.68</text:p>
          </table:table-cell>
          <table:table-cell table:style-name="ce24" office:value-type="string" calcext:value-type="string">
            <text:p>Falha: escolhe elemento errado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5" office:value-type="string" calcext:value-type="string">
            <text:p>//</text:p>
          </table:table-cell>
          <table:table-cell table:style-name="ce25" table:number-columns-repeated="3"/>
          <table:table-cell table:style-name="ce33" office:value-type="string" calcext:value-type="string">
            <text:p>S</text:p>
          </table:table-cell>
          <table:table-cell table:style-name="ce25" office:value-type="string" calcext:value-type="string">
            <text:p>#a</text:p>
          </table:table-cell>
          <table:table-cell table:style-name="ce36" office:value-type="float" office:value="0.68" calcext:value-type="float">
            <text:p>0.68</text:p>
          </table:table-cell>
          <table:table-cell table:style-name="ce25" office:value-type="string" calcext:value-type="string">
            <text:p>Ordem das heurísticas alterada: </text:p>
            <text:p>by-text antes de by-classes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Mover pai para cima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a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Mover pai para baix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a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Inserir conteúdo</text:p>
          </table:table-cell>
          <table:table-cell table:style-name="ce24" office:value-type="string" calcext:value-type="string">
            <text:p>&lt;header&gt;C&lt;/header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a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Excluir conteúd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a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conteúdo diferente do </text:p>
            <text:p>esperado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Alterar conteúdo</text:p>
          </table:table-cell>
          <table:table-cell table:style-name="ce24" office:value-type="string" calcext:value-type="string">
            <text:p>&lt;header&gt;C&lt;/header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a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conteúdo diferente do </text:p>
            <text:p>esperado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1" office:value-type="string" calcext:value-type="string" table:number-columns-spanned="6" table:number-rows-spanned="1">
            <text:p>Mutantes aplicad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1" office:value-type="string" calcext:value-type="string" table:number-columns-spanned="6" table:number-rows-spanned="1">
            <text:p>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1" office:value-type="string" calcext:value-type="string" table:number-columns-spanned="6" table:number-rows-spanned="1">
            <text:p>Não 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 table:number-rows-repeated="2">
          <table:table-cell table:style-name="ce5" table:number-columns-repeated="20"/>
          <table:table-cell table:number-columns-repeated="1004"/>
        </table:table-row>
        <table:table-row table:style-name="ro2">
          <table:table-cell table:style-name="ce21" office:value-type="string" calcext:value-type="string" table:number-columns-spanned="2" table:number-rows-spanned="1">
            <text:p>Heurísticas: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by-id, by-classes, by-attributes, by-tag, by-xpath, by-text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1" office:value-type="string" calcext:value-type="string" table:number-columns-spanned="2" table:number-rows-spanned="1">
            <text:p><text:span text:style-name="T1">Configuração do </text:span><text:span text:style-name="T2">parser</text:span><text:span text:style-name="T3">:</text:span>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{ "locator": { "selectorTypes": ["ID", "Attributes", "Class", "Tag", "NthChild"], "attributesToIgnore": ["style", "oncontextmenu"] } }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2" office:value-type="string" calcext:value-type="string">
            <text:p>Feature</text:p>
          </table:table-cell>
          <table:table-cell table:style-name="ce24" office:value-type="string" calcext:value-type="string" table:number-columns-spanned="7" table:number-rows-spanned="1">
            <text:p>Context Menu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2" office:value-type="string" calcext:value-type="string">
            <text:p>Elemento</text:p>
          </table:table-cell>
          <table:table-cell table:style-name="ce27" office:value-type="string" calcext:value-type="string" table:number-columns-spanned="7" table:number-rows-spanned="1">
            <text:p>{</text:p>
            <text:p>    tag: "div",</text:p>
            <text:p>    textContent: "",</text:p>
            <text:p>    xpath: "/html/body/div[2]/div/div/div",</text:p>
            <text:p>    attributes: {</text:p>
            <text:p>      id: "hot-spot",</text:p>
            <text:p>      style: "border-style: dashed; border-width: 5px; width: 250px; height: 150px;",</text:p>
            <text:p>      oncontextmenu: "displayMessage()"</text:p>
            <text:p>    }</text:p>
            <text:p>}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2" office:value-type="string" calcext:value-type="string">
            <text:p>Seletor</text:p>
          </table:table-cell>
          <table:table-cell table:style-name="ce24" office:value-type="string" calcext:value-type="string" table:number-columns-spanned="7" table:number-rows-spanned="1">
            <text:p>#hot-spot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2" office:value-type="string" calcext:value-type="string">
            <text:p>Mod. principal</text:p>
          </table:table-cell>
          <table:table-cell table:style-name="ce24" office:value-type="string" calcext:value-type="string" table:number-columns-spanned="7" table:number-rows-spanned="1">
            <text:p>Alterar id de "hot-spot" para "trigger"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3" office:value-type="string" calcext:value-type="string">
            <text:p>Operador</text:p>
          </table:table-cell>
          <table:table-cell table:style-name="ce23" office:value-type="string" calcext:value-type="string">
            <text:p>Elemento</text:p>
          </table:table-cell>
          <table:table-cell table:style-name="ce23" office:value-type="string" calcext:value-type="string">
            <text:p>Atributo</text:p>
          </table:table-cell>
          <table:table-cell table:style-name="ce23" office:value-type="string" calcext:value-type="string">
            <text:p>Valor</text:p>
          </table:table-cell>
          <table:table-cell table:style-name="ce23" office:value-type="string" calcext:value-type="string">
            <text:p>Mutante morto?</text:p>
          </table:table-cell>
          <table:table-cell table:style-name="ce23" office:value-type="string" calcext:value-type="string">
            <text:p>Novo Seletor</text:p>
          </table:table-cell>
          <table:table-cell table:style-name="ce23" office:value-type="string" calcext:value-type="string">
            <text:p>Score</text:p>
          </table:table-cell>
          <table:table-cell table:style-name="ce22" office:value-type="string" calcext:value-type="string">
            <text:p>Observação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Adiciona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 office:value-type="string" calcext:value-type="string">
            <text:p>column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trigger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id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example &gt; div 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style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trigger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elemento invisível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31" office:value-type="string" calcext:value-type="string">
            <text:p>oncontextmenu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trigger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popup não aparece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31" office:value-type="string" calcext:value-type="string">
            <text:p>Todos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.example &gt; div 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elemento invisível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trigger-menu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trigger-menu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style</text:p>
          </table:table-cell>
          <table:table-cell table:style-name="ce24" office:value-type="string" calcext:value-type="string">
            <text:p>width: 50px; </text:p>
            <text:p>height: 50px;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trigger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Inserir antes</text:p>
          </table:table-cell>
          <table:table-cell table:style-name="ce27" office:value-type="string" calcext:value-type="string">
            <text:p> &lt;div style="border-style: dashed;</text:p>
            <text:p>    border-width: 5px;</text:p>
            <text:p>    width: 250px;</text:p>
            <text:p>    height: 150px;"</text:p>
            <text:p>   oncontextmenu="displayMessage()"&gt; </text:p>
            <text:p>&lt;/div&gt;</text:p>
          </table:table-cell>
          <table:table-cell table:style-name="ce24" table:number-columns-repeated="2"/>
          <table:table-cell table:style-name="ce32" office:value-type="string" calcext:value-type="string">
            <text:p>N</text:p>
          </table:table-cell>
          <table:table-cell table:style-name="ce24" office:value-type="string" calcext:value-type="string">
            <text:p>.example &gt; :nth-child(4)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Escolhe elemento errado.</text:p>
            <text:p>Não há falha.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Inserir depois</text:p>
          </table:table-cell>
          <table:table-cell table:style-name="ce27" office:value-type="string" calcext:value-type="string">
            <text:p> &lt;div style="border-style: dashed;</text:p>
            <text:p>    border-width: 5px;</text:p>
            <text:p>    width: 250px;</text:p>
            <text:p>    height: 150px;"</text:p>
            <text:p>   oncontextmenu="displayMessage()"&gt; </text:p>
            <text:p>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trigger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Inserir antes do pai</text:p>
          </table:table-cell>
          <table:table-cell table:style-name="ce27" office:value-type="string" calcext:value-type="string">
            <text:p>&lt;div&gt;</text:p>
            <text:p>   &lt;div style="border-style: dashed;</text:p>
            <text:p>      border-width: 5px;</text:p>
            <text:p>      width: 250px;</text:p>
            <text:p>      height: 150px;"</text:p>
            <text:p>     oncontextmenu="displayMessage()"&gt; </text:p>
            <text:p>  &lt;/div&gt;</text:p>
            <text:p>&lt;/div&gt;</text:p>
          </table:table-cell>
          <table:table-cell table:style-name="ce24" table:number-columns-repeated="2"/>
          <table:table-cell table:style-name="ce32" office:value-type="string" calcext:value-type="string">
            <text:p>N</text:p>
          </table:table-cell>
          <table:table-cell table:style-name="ce24" office:value-type="string" calcext:value-type="string">
            <text:p>#content &gt; :nth-child(1) &gt;  </text:p>
            <text:p>div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Escolhe elemento errado.</text:p>
            <text:p>Não há falha.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Inserir depois do pai</text:p>
          </table:table-cell>
          <table:table-cell table:style-name="ce27" office:value-type="string" calcext:value-type="string">
            <text:p>&lt;div&gt;</text:p>
            <text:p>   &lt;div style="border-style: dashed;</text:p>
            <text:p>      border-width: 5px;</text:p>
            <text:p>      width: 250px;</text:p>
            <text:p>      height: 150px;"</text:p>
            <text:p>     oncontextmenu="displayMessage()"&gt; </text:p>
            <text:p>  &lt;/div&gt;</text:p>
            <text:p>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trigger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anterior</text:p>
          </table:table-cell>
          <table:table-cell table:style-name="ce27" office:value-type="string" calcext:value-type="string">
            <text:p>&lt;p&gt; ... &lt;/p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trigger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6" office:value-type="string" calcext:value-type="string">
            <text:p>Remover posterior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6" office:value-type="string" calcext:value-type="string">
            <text:p>Remover anterior ao pai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6" office:value-type="string" calcext:value-type="string">
            <text:p>Remover posterior ao pai</text:p>
          </table:table-cell>
          <table:table-cell table:style-name="ce26" table:number-columns-repeated="5"/>
          <table:table-cell table:style-name="ce35"/>
          <table:table-cell table:style-name="ce39" office:value-type="string" calcext:value-type="string">
            <text:p>Não possui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Mover para cima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trigger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Mover para baix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trigger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Mover pai para cima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trigger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Mover pai para baix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trigger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Inserir conteúdo</text:p>
          </table:table-cell>
          <table:table-cell table:style-name="ce24" office:value-type="string" calcext:value-type="string">
            <text:p>Trigger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trigger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6" office:value-type="string" calcext:value-type="string">
            <text:p>Excluir conteúdo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 conteúdo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Alterar conteúdo</text:p>
          </table:table-cell>
          <table:table-cell table:style-name="ce24" office:value-type="string" calcext:value-type="string">
            <text:p>Trigger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trigger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1" office:value-type="string" calcext:value-type="string" table:number-columns-spanned="6" table:number-rows-spanned="1">
            <text:p>Mutantes aplicad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1" office:value-type="string" calcext:value-type="string" table:number-columns-spanned="6" table:number-rows-spanned="1">
            <text:p>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1" office:value-type="string" calcext:value-type="string" table:number-columns-spanned="6" table:number-rows-spanned="1">
            <text:p>Não 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 table:number-rows-repeated="2">
          <table:table-cell table:style-name="ce5" table:number-columns-repeated="20"/>
          <table:table-cell table:number-columns-repeated="1004"/>
        </table:table-row>
        <table:table-row table:style-name="ro2">
          <table:table-cell table:style-name="ce21" office:value-type="string" calcext:value-type="string" table:number-columns-spanned="2" table:number-rows-spanned="1">
            <text:p>Heurísticas: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by-id, by-classes, by-attributes, by-tag, by-xpath, by-text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1" office:value-type="string" calcext:value-type="string" table:number-columns-spanned="2" table:number-rows-spanned="1">
            <text:p><text:span text:style-name="T1">Configuração do </text:span><text:span text:style-name="T2">parser</text:span><text:span text:style-name="T3">:</text:span>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{ "locator": { "selectorTypes": ["ID", "Attributes", "Class", "Tag", "NthChild"], "attributesToIgnore": ["src", "scrolling", "frameborder", "cols"] <text:s/>} }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2" office:value-type="string" calcext:value-type="string">
            <text:p>Feature</text:p>
          </table:table-cell>
          <table:table-cell table:style-name="ce24" office:value-type="string" calcext:value-type="string" table:number-columns-spanned="7" table:number-rows-spanned="1">
            <text:p>Frames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2" office:value-type="string" calcext:value-type="string">
            <text:p>Elemento</text:p>
          </table:table-cell>
          <table:table-cell table:style-name="ce27" office:value-type="string" calcext:value-type="string" table:number-columns-spanned="7" table:number-rows-spanned="1">
            <text:p>{</text:p>
            <text:p>    tag: "frame",</text:p>
            <text:p>    textContent: "",</text:p>
            <text:p>    xpath: "/html/frameset/frame[2]",</text:p>
            <text:p>    attributes: { src: "/frame_middle", scrolling: "no", name: "frame-middle" }</text:p>
            <text:p>}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2" office:value-type="string" calcext:value-type="string">
            <text:p>Seletor</text:p>
          </table:table-cell>
          <table:table-cell table:style-name="ce24" office:value-type="string" calcext:value-type="string" table:number-columns-spanned="7" table:number-rows-spanned="1">
            <text:p>[name=frame-middle]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2" office:value-type="string" calcext:value-type="string">
            <text:p>Mod. principal</text:p>
          </table:table-cell>
          <table:table-cell table:style-name="ce24" office:value-type="string" calcext:value-type="string" table:number-columns-spanned="7" table:number-rows-spanned="1">
            <text:p>Alterar name de "frame-middle" para "middle"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3" office:value-type="string" calcext:value-type="string">
            <text:p>Operador</text:p>
          </table:table-cell>
          <table:table-cell table:style-name="ce23" office:value-type="string" calcext:value-type="string">
            <text:p>Elemento</text:p>
          </table:table-cell>
          <table:table-cell table:style-name="ce23" office:value-type="string" calcext:value-type="string">
            <text:p>Atributo</text:p>
          </table:table-cell>
          <table:table-cell table:style-name="ce23" office:value-type="string" calcext:value-type="string">
            <text:p>Valor</text:p>
          </table:table-cell>
          <table:table-cell table:style-name="ce23" office:value-type="string" calcext:value-type="string">
            <text:p>Mutante morto?</text:p>
          </table:table-cell>
          <table:table-cell table:style-name="ce23" office:value-type="string" calcext:value-type="string">
            <text:p>Novo Seletor</text:p>
          </table:table-cell>
          <table:table-cell table:style-name="ce23" office:value-type="string" calcext:value-type="string">
            <text:p>Score</text:p>
          </table:table-cell>
          <table:table-cell table:style-name="ce22" office:value-type="string" calcext:value-type="string">
            <text:p>Observação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Adiciona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 office:value-type="string" calcext:value-type="string">
            <text:p>middle-frame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middle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Adicionar atributo</text:p>
          </table:table-cell>
          <table:table-cell table:style-name="ce24"/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middle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middle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name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frameset-middle"] </text:p>
            <text:p>&gt; :nth-child(2)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scrolling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src="/frame_middle"]</text:p>
          </table:table-cell>
          <table:table-cell table:style-name="ce34" office:value-type="float" office:value="0.82" calcext:value-type="float">
            <text:p>0.82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src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middle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conteúdo diferente do</text:p>
            <text:p>esperado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Todos</text:p>
          </table:table-cell>
          <table:table-cell table:style-name="ce24"/>
          <table:table-cell table:style-name="ce32"/>
          <table:table-cell table:style-name="ce24" office:value-type="string" calcext:value-type="string">
            <text:p>[name="frameset-middle"] </text:p>
            <text:p>&gt; :nth-child(2)</text:p>
          </table:table-cell>
          <table:table-cell table:style-name="ce34" office:value-type="float" office:value="0.73" calcext:value-type="float">
            <text:p>0.73</text:p>
          </table:table-cell>
          <table:table-cell table:style-name="ce24" office:value-type="string" calcext:value-type="string">
            <text:p>Falha: conteúdo diferente do</text:p>
            <text:p>esperado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middle-frame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middle-frame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8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scrolling</text:p>
          </table:table-cell>
          <table:table-cell table:style-name="ce24" office:value-type="string" calcext:value-type="string">
            <text:p>auto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middle"]</text:p>
          </table:table-cell>
          <table:table-cell table:style-name="ce34" office:value-type="float" office:value="0.82" calcext:value-type="float">
            <text:p>0.82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src</text:p>
          </table:table-cell>
          <table:table-cell table:style-name="ce24" office:value-type="string" calcext:value-type="string">
            <text:p>/frame_bottom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middle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conteúdo diferente do</text:p>
            <text:p>esperado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Inserir antes</text:p>
          </table:table-cell>
          <table:table-cell table:style-name="ce27" office:value-type="string" calcext:value-type="string">
            <text:p>&lt;frame src="/frame_middle" scrolling="no"&gt;</text:p>
          </table:table-cell>
          <table:table-cell table:style-name="ce24" table:number-columns-repeated="2"/>
          <table:table-cell table:style-name="ce32" office:value-type="string" calcext:value-type="string">
            <text:p>N</text:p>
          </table:table-cell>
          <table:table-cell table:style-name="ce24" office:value-type="string" calcext:value-type="string">
            <text:p>[name="frameset-middle"] </text:p>
            <text:p>&gt; :nth-child(2)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Escolhe elemento errado.</text:p>
            <text:p>Não há falha.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Inserir depois</text:p>
          </table:table-cell>
          <table:table-cell table:style-name="ce27" office:value-type="string" calcext:value-type="string">
            <text:p>&lt;frame src="/frame_middle" scrolling="no"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middle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Inserir antes do pai</text:p>
          </table:table-cell>
          <table:table-cell table:style-name="ce27" office:value-type="string" calcext:value-type="string">
            <text:p>&lt;frameset&gt;</text:p>
            <text:p>  &lt;frame src="/frame_middle" scrolling="no"&gt;</text:p>
            <text:p>&lt;/frameset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middle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Inserir depois do pai</text:p>
          </table:table-cell>
          <table:table-cell table:style-name="ce27" office:value-type="string" calcext:value-type="string">
            <text:p>&lt;frameset&gt;</text:p>
            <text:p>  &lt;frame src="/frame_middle" scrolling="no"&gt;</text:p>
            <text:p>&lt;/frameset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38" office:value-type="string" calcext:value-type="string">
            <text:p>[name="middle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anterior</text:p>
          </table:table-cell>
          <table:table-cell table:style-name="ce27" office:value-type="string" calcext:value-type="string">
            <text:p>&lt;frame src="/frame_left" scrolling="no" </text:p>
            <text:p>  name="frame-left"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middle"]</text:p>
          </table:table-cell>
          <table:table-cell table:style-name="ce34" office:value-type="float" office:value="0.67" calcext:value-type="float">
            <text:p>0.67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posterior</text:p>
          </table:table-cell>
          <table:table-cell table:style-name="ce24" office:value-type="string" calcext:value-type="string">
            <text:p>&lt;frame src="/frame_right" scrolling="no" </text:p>
            <text:p>  name="frame-right"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middle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6" office:value-type="string" calcext:value-type="string">
            <text:p>Remover anterior ao pai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posterior ao pai</text:p>
          </table:table-cell>
          <table:table-cell table:style-name="ce27" office:value-type="string" calcext:value-type="string">
            <text:p>&lt;frame src="/frame_bottom" scrolling="no" </text:p>
            <text:p>  name="frame-bottom"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middle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Mover para cima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middle"]</text:p>
          </table:table-cell>
          <table:table-cell table:style-name="ce34" office:value-type="float" office:value="0.63" calcext:value-type="float">
            <text:p>0.63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Mover para baix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middle"]</text:p>
          </table:table-cell>
          <table:table-cell table:style-name="ce34" office:value-type="float" office:value="0.63" calcext:value-type="float">
            <text:p>0.63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6" office:value-type="string" calcext:value-type="string">
            <text:p>Mover pai para cima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Sai do frameset e não aparece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Mover pai para baix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middle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Inserir conteúdo</text:p>
          </table:table-cell>
          <table:table-cell table:style-name="ce24" office:value-type="string" calcext:value-type="string">
            <text:p>&lt;div&gt;Frame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middle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Excluir conteúd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middle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conteúdo diferente do</text:p>
            <text:p>esperado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Alterar conteúdo</text:p>
          </table:table-cell>
          <table:table-cell table:style-name="ce24" office:value-type="string" calcext:value-type="string">
            <text:p>&lt;div id="content"&gt;FRAME MIDDLE&lt;/div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middle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1" office:value-type="string" calcext:value-type="string" table:number-columns-spanned="6" table:number-rows-spanned="1">
            <text:p>Mutantes aplicad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1" office:value-type="string" calcext:value-type="string" table:number-columns-spanned="6" table:number-rows-spanned="1">
            <text:p>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1" office:value-type="string" calcext:value-type="string" table:number-columns-spanned="6" table:number-rows-spanned="1">
            <text:p>Não 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 table:number-rows-repeated="2">
          <table:table-cell table:style-name="ce5" table:number-columns-repeated="20"/>
          <table:table-cell table:number-columns-repeated="1004"/>
        </table:table-row>
        <table:table-row table:style-name="ro2">
          <table:table-cell table:style-name="ce21" office:value-type="string" calcext:value-type="string" table:number-columns-spanned="2" table:number-rows-spanned="1">
            <text:p>Heurísticas: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by-id, by-classes, by-attributes, by-tag, by-xpath, by-text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1" office:value-type="string" calcext:value-type="string" table:number-columns-spanned="2" table:number-rows-spanned="1">
            <text:p><text:span text:style-name="T1">Configuração do </text:span><text:span text:style-name="T2">parser</text:span><text:span text:style-name="T3">:</text:span>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{ "locator": { "selectorTypes": ["ID", "Attributes", "Class", "Tag", "NthChild"], "attributesToIgnore": ["type"] <text:s/>} }</text:p>
          </table:table-cell>
          <table:covered-table-cell table:number-columns-repeated="4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2" office:value-type="string" calcext:value-type="string">
            <text:p>Feature</text:p>
          </table:table-cell>
          <table:table-cell table:style-name="ce24" office:value-type="string" calcext:value-type="string" table:number-columns-spanned="7" table:number-rows-spanned="1">
            <text:p>Upload File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2" office:value-type="string" calcext:value-type="string">
            <text:p>Elemento</text:p>
          </table:table-cell>
          <table:table-cell table:style-name="ce27" office:value-type="string" calcext:value-type="string" table:number-columns-spanned="7" table:number-rows-spanned="1">
            <text:p>{</text:p>
            <text:p>    tag: "input",</text:p>
            <text:p>    textContent: ",</text:p>
            <text:p>    xpath: "/html/body/div[2]/div/div[1]/form/input[1]",</text:p>
            <text:p>    attributes: { id: "file-upload", type: "file", name: "file" }</text:p>
            <text:p>}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2" office:value-type="string" calcext:value-type="string">
            <text:p>Seletor</text:p>
          </table:table-cell>
          <table:table-cell table:style-name="ce24" office:value-type="string" calcext:value-type="string" table:number-columns-spanned="7" table:number-rows-spanned="1">
            <text:p>#file-upload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2" office:value-type="string" calcext:value-type="string">
            <text:p>Mod. principal</text:p>
          </table:table-cell>
          <table:table-cell table:style-name="ce24" office:value-type="string" calcext:value-type="string" table:number-columns-spanned="7" table:number-rows-spanned="1">
            <text:p>Alterar id de "file-upload" para "upload"</text:p>
          </table:table-cell>
          <table:covered-table-cell table:number-columns-repeated="5" table:style-name="ce7"/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3" office:value-type="string" calcext:value-type="string">
            <text:p>Operador</text:p>
          </table:table-cell>
          <table:table-cell table:style-name="ce23" office:value-type="string" calcext:value-type="string">
            <text:p>Elemento</text:p>
          </table:table-cell>
          <table:table-cell table:style-name="ce23" office:value-type="string" calcext:value-type="string">
            <text:p>Atributo</text:p>
          </table:table-cell>
          <table:table-cell table:style-name="ce23" office:value-type="string" calcext:value-type="string">
            <text:p>Valor</text:p>
          </table:table-cell>
          <table:table-cell table:style-name="ce23" office:value-type="string" calcext:value-type="string">
            <text:p>Mutante morto?</text:p>
          </table:table-cell>
          <table:table-cell table:style-name="ce23" office:value-type="string" calcext:value-type="string">
            <text:p>Novo Seletor</text:p>
          </table:table-cell>
          <table:table-cell table:style-name="ce23" office:value-type="string" calcext:value-type="string">
            <text:p>Score</text:p>
          </table:table-cell>
          <table:table-cell table:style-name="ce22" office:value-type="string" calcext:value-type="string">
            <text:p>Observação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Adicionar atributo</text:p>
          </table:table-cell>
          <table:table-cell table:style-name="ce24"/>
          <table:table-cell table:style-name="ce24" office:value-type="string" calcext:value-type="string">
            <text:p>class</text:p>
          </table:table-cell>
          <table:table-cell table:style-name="ce24" office:value-type="string" calcext:value-type="string">
            <text:p>form-control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pload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Adicionar atributo</text:p>
          </table:table-cell>
          <table:table-cell table:style-name="ce24"/>
          <table:table-cell table:style-name="ce24" office:value-type="string" calcext:value-type="string">
            <text:p>accept</text:p>
          </table:table-cell>
          <table:table-cell table:style-name="ce24" office:value-type="string" calcext:value-type="string">
            <text:p>image/jpeg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pload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id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[name="file"]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name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pload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não possui o atributo </text:p>
            <text:p>name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24" office:value-type="string" calcext:value-type="string">
            <text:p>type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pload</text:p>
          </table:table-cell>
          <table:table-cell table:style-name="ce34" office:value-type="float" office:value="1" calcext:value-type="float">
            <text:p>1.00</text:p>
          </table:table-cell>
          <table:table-cell table:style-name="ce24" office:value-type="string" calcext:value-type="string">
            <text:p>Falha: não é possível anexar </text:p>
            <text:p>arquivo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/>
          <table:table-cell table:style-name="ce31" office:value-type="string" calcext:value-type="string">
            <text:p>Todos</text:p>
          </table:table-cell>
          <table:table-cell table:style-name="ce24"/>
          <table:table-cell table:style-name="ce32" office:value-type="string" calcext:value-type="string">
            <text:p>N</text:p>
          </table:table-cell>
          <table:table-cell table:style-name="ce24" office:value-type="string" calcext:value-type="string">
            <text:p>[multiple="multiple"]</text:p>
          </table:table-cell>
          <table:table-cell table:style-name="ce34" office:value-type="float" office:value="0.57" calcext:value-type="float">
            <text:p>0.57</text:p>
          </table:table-cell>
          <table:table-cell table:style-name="ce24" office:value-type="string" calcext:value-type="string">
            <text:p>Falha: escolhe elemento errado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file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file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upload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pload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/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text</text:p>
          </table:table-cell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pload</text:p>
          </table:table-cell>
          <table:table-cell table:style-name="ce34" office:value-type="float" office:value="0.7" calcext:value-type="float">
            <text:p>0.70</text:p>
          </table:table-cell>
          <table:table-cell table:style-name="ce24" office:value-type="string" calcext:value-type="string">
            <text:p>Falha: não é possível anexar </text:p>
            <text:p>arquivo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Inserir antes</text:p>
          </table:table-cell>
          <table:table-cell table:style-name="ce27" office:value-type="string" calcext:value-type="string">
            <text:p>&lt;input type="file"&gt;</text:p>
          </table:table-cell>
          <table:table-cell table:style-name="ce24" table:number-columns-repeated="2"/>
          <table:table-cell table:style-name="ce32" office:value-type="string" calcext:value-type="string">
            <text:p>N</text:p>
          </table:table-cell>
          <table:table-cell table:style-name="ce24" office:value-type="string" calcext:value-type="string">
            <text:p>[method="POST"] &gt;</text:p>
            <text:p>:nth-child(1)</text:p>
          </table:table-cell>
          <table:table-cell table:style-name="ce34" office:value-type="float" office:value="0.61" calcext:value-type="float">
            <text:p>0.61</text:p>
          </table:table-cell>
          <table:table-cell table:style-name="ce24" office:value-type="string" calcext:value-type="string">
            <text:p>Falha: escolhe elemento errado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Inserir depois</text:p>
          </table:table-cell>
          <table:table-cell table:style-name="ce27" office:value-type="string" calcext:value-type="string">
            <text:p>&lt;input type="file"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pload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Inserir antes do pai</text:p>
          </table:table-cell>
          <table:table-cell table:style-name="ce27" office:value-type="string" calcext:value-type="string">
            <text:p>&lt;form&gt;</text:p>
            <text:p>  &lt;input type="file"&gt;</text:p>
            <text:p>&lt;/form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pload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Inserir depois do pai</text:p>
          </table:table-cell>
          <table:table-cell table:style-name="ce27" office:value-type="string" calcext:value-type="string">
            <text:p>&lt;form&gt;</text:p>
            <text:p>  &lt;input type="file"&gt;</text:p>
            <text:p>&lt;/form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pload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6" office:value-type="string" calcext:value-type="string">
            <text:p>Remover anterior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posterior</text:p>
          </table:table-cell>
          <table:table-cell table:style-name="ce24" office:value-type="string" calcext:value-type="string">
            <text:p>&lt;br /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pload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Remover anterior ao pai</text:p>
          </table:table-cell>
          <table:table-cell table:style-name="ce24" office:value-type="string" calcext:value-type="string">
            <text:p>&lt;p&gt; ... &lt;/p&gt;</text:p>
          </table:table-cell>
          <table:table-cell table:style-name="ce24" table:number-columns-repeated="2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pload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6" office:value-type="string" calcext:value-type="string">
            <text:p>Remover posterior ao pai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Mover para cima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pload</text:p>
          </table:table-cell>
          <table:table-cell table:style-name="ce34" office:value-type="float" office:value="0.65" calcext:value-type="float">
            <text:p>0.65</text:p>
          </table:table-cell>
          <table:table-cell table:style-name="ce24" office:value-type="string" calcext:value-type="string">
            <text:p>Falha: elemento fora do form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Mover para baix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pload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Mover pai para cima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pload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4" office:value-type="string" calcext:value-type="string">
            <text:p>Mover pai para baixo</text:p>
          </table:table-cell>
          <table:table-cell table:style-name="ce24" table:number-columns-repeated="3"/>
          <table:table-cell table:style-name="ce32" office:value-type="string" calcext:value-type="string">
            <text:p>S</text:p>
          </table:table-cell>
          <table:table-cell table:style-name="ce24" office:value-type="string" calcext:value-type="string">
            <text:p>#upload</text:p>
          </table:table-cell>
          <table:table-cell table:style-name="ce34" office:value-type="float" office:value="1" calcext:value-type="float">
            <text:p>1.00</text:p>
          </table:table-cell>
          <table:table-cell table:style-name="ce2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6" office:value-type="string" calcext:value-type="string">
            <text:p>Inserir conteúdo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 conteúdo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6" office:value-type="string" calcext:value-type="string">
            <text:p>Excluir conteúdo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 conteúdo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6" office:value-type="string" calcext:value-type="string">
            <text:p>Alterar conteúdo</text:p>
          </table:table-cell>
          <table:table-cell table:style-name="ce26" table:number-columns-repeated="5"/>
          <table:table-cell table:style-name="ce35"/>
          <table:table-cell table:style-name="ce26" office:value-type="string" calcext:value-type="string">
            <text:p>Não possui conteúdo</text:p>
          </table:table-cell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1" office:value-type="string" calcext:value-type="string" table:number-columns-spanned="6" table:number-rows-spanned="1">
            <text:p>Mutantes aplicad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1" office:value-type="string" calcext:value-type="string" table:number-columns-spanned="6" table:number-rows-spanned="1">
            <text:p>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>
          <table:table-cell table:style-name="ce21" office:value-type="string" calcext:value-type="string" table:number-columns-spanned="6" table:number-rows-spanned="1">
            <text:p>Não mortos:</text:p>
          </table:table-cell>
          <table:covered-table-cell table:number-columns-repeated="4" table:style-name="ce7"/>
          <table:covered-table-cell table:style-name="ce14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5" table:number-columns-repeated="12"/>
          <table:table-cell table:number-columns-repeated="1004"/>
        </table:table-row>
        <table:table-row table:style-name="ro2" table:number-rows-repeated="789">
          <table:table-cell table:style-name="ce5" table:number-columns-repeated="20"/>
          <table:table-cell table:number-columns-repeated="100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mo" table:style-name="ta5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" table:number-columns-repeated="1018" table:default-cell-style-name="Default"/>
        <table:table-row table:style-name="ro2">
          <table:table-cell table:style-name="ce40" office:value-type="string" calcext:value-type="string" table:number-columns-spanned="6" table:number-rows-spanned="1">
            <text:p>Warehouse inventory system</text:p>
          </table:table-cell>
          <table:covered-table-cell table:number-columns-repeated="4" table:style-name="ce7"/>
          <table:covered-table-cell table:style-name="ce14"/>
          <table:table-cell table:number-columns-repeated="1018"/>
        </table:table-row>
        <table:table-row table:style-name="ro2">
          <table:table-cell table:style-name="ce40" office:value-type="string" calcext:value-type="string">
            <text:p>Operadores</text:p>
          </table:table-cell>
          <table:table-cell table:style-name="ce41" office:value-type="string" calcext:value-type="string">
            <text:p>Score</text:p>
          </table:table-cell>
          <table:table-cell table:style-name="ce40" office:value-type="string" calcext:value-type="string">
            <text:p>Eficácia</text:p>
          </table:table-cell>
          <table:table-cell table:style-name="ce40" office:value-type="string" calcext:value-type="string">
            <text:p>Desvio Score</text:p>
          </table:table-cell>
          <table:table-cell table:style-name="ce40" office:value-type="string" calcext:value-type="string">
            <text:p>Mutantes aplicados</text:p>
          </table:table-cell>
          <table:table-cell table:style-name="ce40" office:value-type="string" calcext:value-type="string">
            <text:p>Mutantes mortos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Adicionar atributo</text:p>
          </table:table-cell>
          <table:table-cell table:style-name="ce34" table:formula="of:=AVERAGEIFS([$'1 - Warehouse Inventory System'.G$1:.G$1048576];[$'1 - Warehouse Inventory System'.A$1:.A$1048576];[.A3];[$'1 - Warehouse Inventory System'.E$1:.E$1048576];&quot;S&quot;)" office:value-type="float" office:value="1" calcext:value-type="float">
            <text:p>1.00</text:p>
          </table:table-cell>
          <table:table-cell table:style-name="ce42" table:formula="of:=[.F3]/[.E3]" office:value-type="float" office:value="1" calcext:value-type="float">
            <text:p>1.00</text:p>
          </table:table-cell>
          <table:table-cell table:style-name="ce42" table:formula="of:=IFERROR(__xludf.dummyfunction(&quot;STDEV(FILTER('1 - Warehouse Inventory System'!G:G,'1 - Warehouse Inventory System'!A:A=A3,'1 - Warehouse Inventory System'!E:E=&quot;&quot;S&quot;&quot;))&quot;);0)" office:value-type="float" office:value="0" calcext:value-type="float">
            <text:p>0.00</text:p>
          </table:table-cell>
          <table:table-cell table:style-name="ce43" table:formula="of:=COUNTIFS([$'1 - Warehouse Inventory System'.A$1:.A$1048576];[.A3];[$'1 - Warehouse Inventory System'.E$1:.E$1048576];&quot;&lt;&gt;&quot;)" office:value-type="float" office:value="12" calcext:value-type="float">
            <text:p>12</text:p>
          </table:table-cell>
          <table:table-cell table:style-name="ce43" table:formula="of:=COUNTIFS([$'1 - Warehouse Inventory System'.A$1:.A$1048576];[.A3];[$'1 - Warehouse Inventory System'.E$1:.E$1048576];&quot;S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Remover atributo</text:p>
          </table:table-cell>
          <table:table-cell table:style-name="ce34" table:formula="of:=AVERAGEIFS([$'1 - Warehouse Inventory System'.G$1:.G$1048576];[$'1 - Warehouse Inventory System'.A$1:.A$1048576];[.A4];[$'1 - Warehouse Inventory System'.E$1:.E$1048576];&quot;S&quot;)" office:value-type="float" office:value="0.952" calcext:value-type="float">
            <text:p>0.95</text:p>
          </table:table-cell>
          <table:table-cell table:style-name="ce42" table:formula="of:=[.F4]/[.E4]" office:value-type="float" office:value="0.952380952380952" calcext:value-type="float">
            <text:p>0.95</text:p>
          </table:table-cell>
          <table:table-cell table:style-name="ce42" table:formula="of:=IFERROR(__xludf.dummyfunction(&quot;STDEV(FILTER('1 - Warehouse Inventory System'!G:G,'1 - Warehouse Inventory System'!A:A=A4,'1 - Warehouse Inventory System'!E:E=&quot;&quot;S&quot;&quot;))&quot;);0.0961139674388801)" office:value-type="float" office:value="0.09611396744" calcext:value-type="float">
            <text:p>0.10</text:p>
          </table:table-cell>
          <table:table-cell table:style-name="ce43" table:formula="of:=COUNTIFS([$'1 - Warehouse Inventory System'.A$1:.A$1048576];[.A4];[$'1 - Warehouse Inventory System'.E$1:.E$1048576];&quot;&lt;&gt;&quot;)" office:value-type="float" office:value="21" calcext:value-type="float">
            <text:p>21</text:p>
          </table:table-cell>
          <table:table-cell table:style-name="ce43" table:formula="of:=COUNTIFS([$'1 - Warehouse Inventory System'.A$1:.A$1048576];[.A4];[$'1 - Warehouse Inventory System'.E$1:.E$1048576];&quot;S&quot;)"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Alterar atributo</text:p>
          </table:table-cell>
          <table:table-cell table:style-name="ce34" table:formula="of:=AVERAGEIFS([$'1 - Warehouse Inventory System'.G$1:.G$1048576];[$'1 - Warehouse Inventory System'.A$1:.A$1048576];[.A5];[$'1 - Warehouse Inventory System'.E$1:.E$1048576];&quot;S&quot;)" office:value-type="float" office:value="0.966875" calcext:value-type="float">
            <text:p>0.97</text:p>
          </table:table-cell>
          <table:table-cell table:style-name="ce42" table:formula="of:=[.F5]/[.E5]" office:value-type="float" office:value="1" calcext:value-type="float">
            <text:p>1.00</text:p>
          </table:table-cell>
          <table:table-cell table:style-name="ce42" table:formula="of:=IFERROR(__xludf.dummyfunction(&quot;STDEV(FILTER('1 - Warehouse Inventory System'!G:G,'1 - Warehouse Inventory System'!A:A=A5,'1 - Warehouse Inventory System'!E:E=&quot;&quot;S&quot;&quot;))&quot;);0.0680900139521208)" office:value-type="float" office:value="0.06809001395" calcext:value-type="float">
            <text:p>0.07</text:p>
          </table:table-cell>
          <table:table-cell table:style-name="ce43" table:formula="of:=COUNTIFS([$'1 - Warehouse Inventory System'.A$1:.A$1048576];[.A5];[$'1 - Warehouse Inventory System'.E$1:.E$1048576];&quot;&lt;&gt;&quot;)" office:value-type="float" office:value="16" calcext:value-type="float">
            <text:p>16</text:p>
          </table:table-cell>
          <table:table-cell table:style-name="ce43" table:formula="of:=COUNTIFS([$'1 - Warehouse Inventory System'.A$1:.A$1048576];[.A5];[$'1 - Warehouse Inventory System'.E$1:.E$1048576];&quot;S&quot;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Inserir antes</text:p>
          </table:table-cell>
          <table:table-cell table:style-name="ce34" table:formula="of:=AVERAGEIFS([$'1 - Warehouse Inventory System'.G$1:.G$1048576];[$'1 - Warehouse Inventory System'.A$1:.A$1048576];[.A6];[$'1 - Warehouse Inventory System'.E$1:.E$1048576];&quot;S&quot;)" office:value-type="float" office:value="1" calcext:value-type="float">
            <text:p>1.00</text:p>
          </table:table-cell>
          <table:table-cell table:style-name="ce42" table:formula="of:=[.F6]/[.E6]" office:value-type="float" office:value="0.833333333333333" calcext:value-type="float">
            <text:p>0.83</text:p>
          </table:table-cell>
          <table:table-cell table:style-name="ce42" table:formula="of:=IFERROR(__xludf.dummyfunction(&quot;STDEV(FILTER('1 - Warehouse Inventory System'!G:G,'1 - Warehouse Inventory System'!A:A=A6,'1 - Warehouse Inventory System'!E:E=&quot;&quot;S&quot;&quot;))&quot;);0)" office:value-type="float" office:value="0" calcext:value-type="float">
            <text:p>0.00</text:p>
          </table:table-cell>
          <table:table-cell table:style-name="ce43" table:formula="of:=COUNTIFS([$'1 - Warehouse Inventory System'.A$1:.A$1048576];[.A6];[$'1 - Warehouse Inventory System'.E$1:.E$1048576];&quot;&lt;&gt;&quot;)" office:value-type="float" office:value="6" calcext:value-type="float">
            <text:p>6</text:p>
          </table:table-cell>
          <table:table-cell table:style-name="ce43" table:formula="of:=COUNTIFS([$'1 - Warehouse Inventory System'.A$1:.A$1048576];[.A6];[$'1 - Warehouse Inventory System'.E$1:.E$1048576];&quot;S&quot;)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Inserir depois</text:p>
          </table:table-cell>
          <table:table-cell table:style-name="ce34" table:formula="of:=AVERAGEIFS([$'1 - Warehouse Inventory System'.G$1:.G$1048576];[$'1 - Warehouse Inventory System'.A$1:.A$1048576];[.A7];[$'1 - Warehouse Inventory System'.E$1:.E$1048576];&quot;S&quot;)" office:value-type="float" office:value="1" calcext:value-type="float">
            <text:p>1.00</text:p>
          </table:table-cell>
          <table:table-cell table:style-name="ce42" table:formula="of:=[.F7]/[.E7]" office:value-type="float" office:value="1" calcext:value-type="float">
            <text:p>1.00</text:p>
          </table:table-cell>
          <table:table-cell table:style-name="ce42" table:formula="of:=IFERROR(__xludf.dummyfunction(&quot;STDEV(FILTER('1 - Warehouse Inventory System'!G:G,'1 - Warehouse Inventory System'!A:A=A7,'1 - Warehouse Inventory System'!E:E=&quot;&quot;S&quot;&quot;))&quot;);0)" office:value-type="float" office:value="0" calcext:value-type="float">
            <text:p>0.00</text:p>
          </table:table-cell>
          <table:table-cell table:style-name="ce43" table:formula="of:=COUNTIFS([$'1 - Warehouse Inventory System'.A$1:.A$1048576];[.A7];[$'1 - Warehouse Inventory System'.E$1:.E$1048576];&quot;&lt;&gt;&quot;)" office:value-type="float" office:value="6" calcext:value-type="float">
            <text:p>6</text:p>
          </table:table-cell>
          <table:table-cell table:style-name="ce43" table:formula="of:=COUNTIFS([$'1 - Warehouse Inventory System'.A$1:.A$1048576];[.A7];[$'1 - Warehouse Inventory System'.E$1:.E$1048576];&quot;S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Inserir antes do pai</text:p>
          </table:table-cell>
          <table:table-cell table:style-name="ce34" table:formula="of:=AVERAGEIFS([$'1 - Warehouse Inventory System'.G$1:.G$1048576];[$'1 - Warehouse Inventory System'.A$1:.A$1048576];[.A8];[$'1 - Warehouse Inventory System'.E$1:.E$1048576];&quot;S&quot;)" office:value-type="float" office:value="1" calcext:value-type="float">
            <text:p>1.00</text:p>
          </table:table-cell>
          <table:table-cell table:style-name="ce42" table:formula="of:=[.F8]/[.E8]" office:value-type="float" office:value="0.333333333333333" calcext:value-type="float">
            <text:p>0.33</text:p>
          </table:table-cell>
          <table:table-cell table:style-name="ce42" table:formula="of:=IFERROR(__xludf.dummyfunction(&quot;STDEV(FILTER('1 - Warehouse Inventory System'!G:G,'1 - Warehouse Inventory System'!A:A=A8,'1 - Warehouse Inventory System'!E:E=&quot;&quot;S&quot;&quot;))&quot;);0)" office:value-type="float" office:value="0" calcext:value-type="float">
            <text:p>0.00</text:p>
          </table:table-cell>
          <table:table-cell table:style-name="ce43" table:formula="of:=COUNTIFS([$'1 - Warehouse Inventory System'.A$1:.A$1048576];[.A8];[$'1 - Warehouse Inventory System'.E$1:.E$1048576];&quot;&lt;&gt;&quot;)" office:value-type="float" office:value="6" calcext:value-type="float">
            <text:p>6</text:p>
          </table:table-cell>
          <table:table-cell table:style-name="ce43" table:formula="of:=COUNTIFS([$'1 - Warehouse Inventory System'.A$1:.A$1048576];[.A8];[$'1 - Warehouse Inventory System'.E$1:.E$1048576];&quot;S&quot;)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Inserir depois do pai</text:p>
          </table:table-cell>
          <table:table-cell table:style-name="ce34" table:formula="of:=AVERAGEIFS([$'1 - Warehouse Inventory System'.G$1:.G$1048576];[$'1 - Warehouse Inventory System'.A$1:.A$1048576];[.A9];[$'1 - Warehouse Inventory System'.E$1:.E$1048576];&quot;S&quot;)" office:value-type="float" office:value="1" calcext:value-type="float">
            <text:p>1.00</text:p>
          </table:table-cell>
          <table:table-cell table:style-name="ce42" table:formula="of:=[.F9]/[.E9]" office:value-type="float" office:value="1" calcext:value-type="float">
            <text:p>1.00</text:p>
          </table:table-cell>
          <table:table-cell table:style-name="ce42" table:formula="of:=IFERROR(__xludf.dummyfunction(&quot;STDEV(FILTER('1 - Warehouse Inventory System'!G:G,'1 - Warehouse Inventory System'!A:A=A9,'1 - Warehouse Inventory System'!E:E=&quot;&quot;S&quot;&quot;))&quot;);0)" office:value-type="float" office:value="0" calcext:value-type="float">
            <text:p>0.00</text:p>
          </table:table-cell>
          <table:table-cell table:style-name="ce43" table:formula="of:=COUNTIFS([$'1 - Warehouse Inventory System'.A$1:.A$1048576];[.A9];[$'1 - Warehouse Inventory System'.E$1:.E$1048576];&quot;&lt;&gt;&quot;)" office:value-type="float" office:value="6" calcext:value-type="float">
            <text:p>6</text:p>
          </table:table-cell>
          <table:table-cell table:style-name="ce43" table:formula="of:=COUNTIFS([$'1 - Warehouse Inventory System'.A$1:.A$1048576];[.A9];[$'1 - Warehouse Inventory System'.E$1:.E$1048576];&quot;S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Remover anterior</text:p>
          </table:table-cell>
          <table:table-cell table:style-name="ce34" table:formula="of:=AVERAGEIFS([$'1 - Warehouse Inventory System'.G$1:.G$1048576];[$'1 - Warehouse Inventory System'.A$1:.A$1048576];[.A10];[$'1 - Warehouse Inventory System'.E$1:.E$1048576];&quot;S&quot;)" office:value-type="float" office:value="1" calcext:value-type="float">
            <text:p>1.00</text:p>
          </table:table-cell>
          <table:table-cell table:style-name="ce42" table:formula="of:=[.F10]/[.E10]" office:value-type="float" office:value="1" calcext:value-type="float">
            <text:p>1.00</text:p>
          </table:table-cell>
          <table:table-cell table:style-name="ce42" table:formula="of:=IFERROR(__xludf.dummyfunction(&quot;STDEV(FILTER('1 - Warehouse Inventory System'!G:G,'1 - Warehouse Inventory System'!A:A=A10,'1 - Warehouse Inventory System'!E:E=&quot;&quot;S&quot;&quot;))&quot;);0)" office:value-type="float" office:value="0" calcext:value-type="float">
            <text:p>0.00</text:p>
          </table:table-cell>
          <table:table-cell table:style-name="ce43" table:formula="of:=COUNTIFS([$'1 - Warehouse Inventory System'.A$1:.A$1048576];[.A10];[$'1 - Warehouse Inventory System'.E$1:.E$1048576];&quot;&lt;&gt;&quot;)" office:value-type="float" office:value="3" calcext:value-type="float">
            <text:p>3</text:p>
          </table:table-cell>
          <table:table-cell table:style-name="ce43" table:formula="of:=COUNTIFS([$'1 - Warehouse Inventory System'.A$1:.A$1048576];[.A10];[$'1 - Warehouse Inventory System'.E$1:.E$1048576];&quot;S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Remover posterior</text:p>
          </table:table-cell>
          <table:table-cell table:style-name="ce34" table:formula="of:=AVERAGEIFS([$'1 - Warehouse Inventory System'.G$1:.G$1048576];[$'1 - Warehouse Inventory System'.A$1:.A$1048576];[.A11];[$'1 - Warehouse Inventory System'.E$1:.E$1048576];&quot;S&quot;)" office:value-type="float" office:value="1" calcext:value-type="float">
            <text:p>1.00</text:p>
          </table:table-cell>
          <table:table-cell table:style-name="ce42" table:formula="of:=[.F11]/[.E11]" office:value-type="float" office:value="1" calcext:value-type="float">
            <text:p>1.00</text:p>
          </table:table-cell>
          <table:table-cell table:style-name="ce42" office:value-type="float" office:value="0" calcext:value-type="float">
            <text:p>0.00</text:p>
          </table:table-cell>
          <table:table-cell table:style-name="ce43" table:formula="of:=COUNTIFS([$'1 - Warehouse Inventory System'.A$1:.A$1048576];[.A11];[$'1 - Warehouse Inventory System'.E$1:.E$1048576];&quot;&lt;&gt;&quot;)" office:value-type="float" office:value="1" calcext:value-type="float">
            <text:p>1</text:p>
          </table:table-cell>
          <table:table-cell table:style-name="ce43" table:formula="of:=COUNTIFS([$'1 - Warehouse Inventory System'.A$1:.A$1048576];[.A11];[$'1 - Warehouse Inventory System'.E$1:.E$1048576];&quot;S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Remover anterior ao pai</text:p>
          </table:table-cell>
          <table:table-cell table:style-name="ce34" table:formula="of:=AVERAGEIFS([$'1 - Warehouse Inventory System'.G$1:.G$1048576];[$'1 - Warehouse Inventory System'.A$1:.A$1048576];[.A12];[$'1 - Warehouse Inventory System'.E$1:.E$1048576];&quot;S&quot;)" office:value-type="float" office:value="1" calcext:value-type="float">
            <text:p>1.00</text:p>
          </table:table-cell>
          <table:table-cell table:style-name="ce42" table:formula="of:=[.F12]/[.E12]" office:value-type="float" office:value="1" calcext:value-type="float">
            <text:p>1.00</text:p>
          </table:table-cell>
          <table:table-cell table:style-name="ce42" table:formula="of:=IFERROR(__xludf.dummyfunction(&quot;STDEV(FILTER('1 - Warehouse Inventory System'!G:G,'1 - Warehouse Inventory System'!A:A=A12,'1 - Warehouse Inventory System'!E:E=&quot;&quot;S&quot;&quot;))&quot;);0)" office:value-type="float" office:value="0" calcext:value-type="float">
            <text:p>0.00</text:p>
          </table:table-cell>
          <table:table-cell table:style-name="ce43" table:formula="of:=COUNTIFS([$'1 - Warehouse Inventory System'.A$1:.A$1048576];[.A12];[$'1 - Warehouse Inventory System'.E$1:.E$1048576];&quot;&lt;&gt;&quot;)" office:value-type="float" office:value="2" calcext:value-type="float">
            <text:p>2</text:p>
          </table:table-cell>
          <table:table-cell table:style-name="ce43" table:formula="of:=COUNTIFS([$'1 - Warehouse Inventory System'.A$1:.A$1048576];[.A12];[$'1 - Warehouse Inventory System'.E$1:.E$1048576];&quot;S&quot;)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Remover posterior ao pai</text:p>
          </table:table-cell>
          <table:table-cell table:style-name="ce34" table:formula="of:=AVERAGEIFS([$'1 - Warehouse Inventory System'.G$1:.G$1048576];[$'1 - Warehouse Inventory System'.A$1:.A$1048576];[.A13];[$'1 - Warehouse Inventory System'.E$1:.E$1048576];&quot;S&quot;)" office:value-type="float" office:value="1" calcext:value-type="float">
            <text:p>1.00</text:p>
          </table:table-cell>
          <table:table-cell table:style-name="ce42" table:formula="of:=[.F13]/[.E13]" office:value-type="float" office:value="1" calcext:value-type="float">
            <text:p>1.00</text:p>
          </table:table-cell>
          <table:table-cell table:style-name="ce42" table:formula="of:=IFERROR(__xludf.dummyfunction(&quot;STDEV(FILTER('1 - Warehouse Inventory System'!G:G,'1 - Warehouse Inventory System'!A:A=A13,'1 - Warehouse Inventory System'!E:E=&quot;&quot;S&quot;&quot;))&quot;);0)" office:value-type="float" office:value="0" calcext:value-type="float">
            <text:p>0.00</text:p>
          </table:table-cell>
          <table:table-cell table:style-name="ce43" table:formula="of:=COUNTIFS([$'1 - Warehouse Inventory System'.A$1:.A$1048576];[.A13];[$'1 - Warehouse Inventory System'.E$1:.E$1048576];&quot;&lt;&gt;&quot;)" office:value-type="float" office:value="2" calcext:value-type="float">
            <text:p>2</text:p>
          </table:table-cell>
          <table:table-cell table:style-name="ce43" table:formula="of:=COUNTIFS([$'1 - Warehouse Inventory System'.A$1:.A$1048576];[.A13];[$'1 - Warehouse Inventory System'.E$1:.E$1048576];&quot;S&quot;)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Mover para cima</text:p>
          </table:table-cell>
          <table:table-cell table:style-name="ce34" table:formula="of:=AVERAGEIFS([$'1 - Warehouse Inventory System'.G$1:.G$1048576];[$'1 - Warehouse Inventory System'.A$1:.A$1048576];[.A14];[$'1 - Warehouse Inventory System'.E$1:.E$1048576];&quot;S&quot;)" office:value-type="float" office:value="1" calcext:value-type="float">
            <text:p>1.00</text:p>
          </table:table-cell>
          <table:table-cell table:style-name="ce42" table:formula="of:=[.F14]/[.E14]" office:value-type="float" office:value="1" calcext:value-type="float">
            <text:p>1.00</text:p>
          </table:table-cell>
          <table:table-cell table:style-name="ce42" table:formula="of:=IFERROR(__xludf.dummyfunction(&quot;STDEV(FILTER('1 - Warehouse Inventory System'!G:G,'1 - Warehouse Inventory System'!A:A=A14,'1 - Warehouse Inventory System'!E:E=&quot;&quot;S&quot;&quot;))&quot;);0)" office:value-type="float" office:value="0" calcext:value-type="float">
            <text:p>0.00</text:p>
          </table:table-cell>
          <table:table-cell table:style-name="ce43" table:formula="of:=COUNTIFS([$'1 - Warehouse Inventory System'.A$1:.A$1048576];[.A14];[$'1 - Warehouse Inventory System'.E$1:.E$1048576];&quot;&lt;&gt;&quot;)" office:value-type="float" office:value="6" calcext:value-type="float">
            <text:p>6</text:p>
          </table:table-cell>
          <table:table-cell table:style-name="ce43" table:formula="of:=COUNTIFS([$'1 - Warehouse Inventory System'.A$1:.A$1048576];[.A14];[$'1 - Warehouse Inventory System'.E$1:.E$1048576];&quot;S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Mover para baixo</text:p>
          </table:table-cell>
          <table:table-cell table:style-name="ce34" table:formula="of:=AVERAGEIFS([$'1 - Warehouse Inventory System'.G$1:.G$1048576];[$'1 - Warehouse Inventory System'.A$1:.A$1048576];[.A15];[$'1 - Warehouse Inventory System'.E$1:.E$1048576];&quot;S&quot;)" office:value-type="float" office:value="1" calcext:value-type="float">
            <text:p>1.00</text:p>
          </table:table-cell>
          <table:table-cell table:style-name="ce42" table:formula="of:=[.F15]/[.E15]" office:value-type="float" office:value="1" calcext:value-type="float">
            <text:p>1.00</text:p>
          </table:table-cell>
          <table:table-cell table:style-name="ce42" table:formula="of:=IFERROR(__xludf.dummyfunction(&quot;STDEV(FILTER('1 - Warehouse Inventory System'!G:G,'1 - Warehouse Inventory System'!A:A=A15,'1 - Warehouse Inventory System'!E:E=&quot;&quot;S&quot;&quot;))&quot;);0)" office:value-type="float" office:value="0" calcext:value-type="float">
            <text:p>0.00</text:p>
          </table:table-cell>
          <table:table-cell table:style-name="ce43" table:formula="of:=COUNTIFS([$'1 - Warehouse Inventory System'.A$1:.A$1048576];[.A15];[$'1 - Warehouse Inventory System'.E$1:.E$1048576];&quot;&lt;&gt;&quot;)" office:value-type="float" office:value="6" calcext:value-type="float">
            <text:p>6</text:p>
          </table:table-cell>
          <table:table-cell table:style-name="ce43" table:formula="of:=COUNTIFS([$'1 - Warehouse Inventory System'.A$1:.A$1048576];[.A15];[$'1 - Warehouse Inventory System'.E$1:.E$1048576];&quot;S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Mover pai para cima</text:p>
          </table:table-cell>
          <table:table-cell table:style-name="ce34" table:formula="of:=AVERAGEIFS([$'1 - Warehouse Inventory System'.G$1:.G$1048576];[$'1 - Warehouse Inventory System'.A$1:.A$1048576];[.A16];[$'1 - Warehouse Inventory System'.E$1:.E$1048576];&quot;S&quot;)" office:value-type="float" office:value="0.8966666667" calcext:value-type="float">
            <text:p>0.90</text:p>
          </table:table-cell>
          <table:table-cell table:style-name="ce42" table:formula="of:=[.F16]/[.E16]" office:value-type="float" office:value="1" calcext:value-type="float">
            <text:p>1.00</text:p>
          </table:table-cell>
          <table:table-cell table:style-name="ce42" table:formula="of:=IFERROR(__xludf.dummyfunction(&quot;STDEV(FILTER('1 - Warehouse Inventory System'!G:G,'1 - Warehouse Inventory System'!A:A=A16,'1 - Warehouse Inventory System'!E:E=&quot;&quot;S&quot;&quot;))&quot;);0.164519502390041)" office:value-type="float" office:value="0.1645195024" calcext:value-type="float">
            <text:p>0.16</text:p>
          </table:table-cell>
          <table:table-cell table:style-name="ce43" table:formula="of:=COUNTIFS([$'1 - Warehouse Inventory System'.A$1:.A$1048576];[.A16];[$'1 - Warehouse Inventory System'.E$1:.E$1048576];&quot;&lt;&gt;&quot;)" office:value-type="float" office:value="6" calcext:value-type="float">
            <text:p>6</text:p>
          </table:table-cell>
          <table:table-cell table:style-name="ce43" table:formula="of:=COUNTIFS([$'1 - Warehouse Inventory System'.A$1:.A$1048576];[.A16];[$'1 - Warehouse Inventory System'.E$1:.E$1048576];&quot;S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Mover pai para baixo</text:p>
          </table:table-cell>
          <table:table-cell table:style-name="ce34" table:formula="of:=AVERAGEIFS([$'1 - Warehouse Inventory System'.G$1:.G$1048576];[$'1 - Warehouse Inventory System'.A$1:.A$1048576];[.A17];[$'1 - Warehouse Inventory System'.E$1:.E$1048576];&quot;S&quot;)" office:value-type="float" office:value="0.8966666667" calcext:value-type="float">
            <text:p>0.90</text:p>
          </table:table-cell>
          <table:table-cell table:style-name="ce42" table:formula="of:=[.F17]/[.E17]" office:value-type="float" office:value="1" calcext:value-type="float">
            <text:p>1.00</text:p>
          </table:table-cell>
          <table:table-cell table:style-name="ce42" table:formula="of:=IFERROR(__xludf.dummyfunction(&quot;STDEV(FILTER('1 - Warehouse Inventory System'!G:G,'1 - Warehouse Inventory System'!A:A=A17,'1 - Warehouse Inventory System'!E:E=&quot;&quot;S&quot;&quot;))&quot;);0.164519502390041)" office:value-type="float" office:value="0.1645195024" calcext:value-type="float">
            <text:p>0.16</text:p>
          </table:table-cell>
          <table:table-cell table:style-name="ce43" table:formula="of:=COUNTIFS([$'1 - Warehouse Inventory System'.A$1:.A$1048576];[.A17];[$'1 - Warehouse Inventory System'.E$1:.E$1048576];&quot;&lt;&gt;&quot;)" office:value-type="float" office:value="6" calcext:value-type="float">
            <text:p>6</text:p>
          </table:table-cell>
          <table:table-cell table:style-name="ce43" table:formula="of:=COUNTIFS([$'1 - Warehouse Inventory System'.A$1:.A$1048576];[.A17];[$'1 - Warehouse Inventory System'.E$1:.E$1048576];&quot;S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Inserir conteúdo</text:p>
          </table:table-cell>
          <table:table-cell table:style-name="ce34" table:formula="of:=AVERAGEIFS([$'1 - Warehouse Inventory System'.G$1:.G$1048576];[$'1 - Warehouse Inventory System'.A$1:.A$1048576];[.A18];[$'1 - Warehouse Inventory System'.E$1:.E$1048576];&quot;S&quot;)" office:value-type="float" office:value="1" calcext:value-type="float">
            <text:p>1.00</text:p>
          </table:table-cell>
          <table:table-cell table:style-name="ce42" table:formula="of:=[.F18]/[.E18]" office:value-type="float" office:value="1" calcext:value-type="float">
            <text:p>1.00</text:p>
          </table:table-cell>
          <table:table-cell table:style-name="ce42" table:formula="of:=IFERROR(__xludf.dummyfunction(&quot;STDEV(FILTER('1 - Warehouse Inventory System'!G:G,'1 - Warehouse Inventory System'!A:A=A18,'1 - Warehouse Inventory System'!E:E=&quot;&quot;S&quot;&quot;))&quot;);0)" office:value-type="float" office:value="0" calcext:value-type="float">
            <text:p>0.00</text:p>
          </table:table-cell>
          <table:table-cell table:style-name="ce43" table:formula="of:=COUNTIFS([$'1 - Warehouse Inventory System'.A$1:.A$1048576];[.A18];[$'1 - Warehouse Inventory System'.E$1:.E$1048576];&quot;&lt;&gt;&quot;)" office:value-type="float" office:value="4" calcext:value-type="float">
            <text:p>4</text:p>
          </table:table-cell>
          <table:table-cell table:style-name="ce43" table:formula="of:=COUNTIFS([$'1 - Warehouse Inventory System'.A$1:.A$1048576];[.A18];[$'1 - Warehouse Inventory System'.E$1:.E$1048576];&quot;S&quot;)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Excluir conteúdo</text:p>
          </table:table-cell>
          <table:table-cell table:style-name="ce34" table:formula="of:=AVERAGEIFS([$'1 - Warehouse Inventory System'.G$1:.G$1048576];[$'1 - Warehouse Inventory System'.A$1:.A$1048576];[.A19];[$'1 - Warehouse Inventory System'.E$1:.E$1048576];&quot;S&quot;)" office:value-type="float" office:value="1" calcext:value-type="float">
            <text:p>1.00</text:p>
          </table:table-cell>
          <table:table-cell table:style-name="ce42" table:formula="of:=[.F19]/[.E19]" office:value-type="float" office:value="1" calcext:value-type="float">
            <text:p>1.00</text:p>
          </table:table-cell>
          <table:table-cell table:style-name="ce42" table:formula="of:=IFERROR(__xludf.dummyfunction(&quot;STDEV(FILTER('1 - Warehouse Inventory System'!G:G,'1 - Warehouse Inventory System'!A:A=A19,'1 - Warehouse Inventory System'!E:E=&quot;&quot;S&quot;&quot;))&quot;);0)" office:value-type="float" office:value="0" calcext:value-type="float">
            <text:p>0.00</text:p>
          </table:table-cell>
          <table:table-cell table:style-name="ce43" table:formula="of:=COUNTIFS([$'1 - Warehouse Inventory System'.A$1:.A$1048576];[.A19];[$'1 - Warehouse Inventory System'.E$1:.E$1048576];&quot;&lt;&gt;&quot;)" office:value-type="float" office:value="4" calcext:value-type="float">
            <text:p>4</text:p>
          </table:table-cell>
          <table:table-cell table:style-name="ce43" table:formula="of:=COUNTIFS([$'1 - Warehouse Inventory System'.A$1:.A$1048576];[.A19];[$'1 - Warehouse Inventory System'.E$1:.E$1048576];&quot;S&quot;)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Alterar conteúdo</text:p>
          </table:table-cell>
          <table:table-cell table:style-name="ce34" table:formula="of:=AVERAGEIFS([$'1 - Warehouse Inventory System'.G$1:.G$1048576];[$'1 - Warehouse Inventory System'.A$1:.A$1048576];[.A20];[$'1 - Warehouse Inventory System'.E$1:.E$1048576];&quot;S&quot;)" office:value-type="float" office:value="1" calcext:value-type="float">
            <text:p>1.00</text:p>
          </table:table-cell>
          <table:table-cell table:style-name="ce42" table:formula="of:=[.F20]/[.E20]" office:value-type="float" office:value="1" calcext:value-type="float">
            <text:p>1.00</text:p>
          </table:table-cell>
          <table:table-cell table:style-name="ce42" table:formula="of:=IFERROR(__xludf.dummyfunction(&quot;STDEV(FILTER('1 - Warehouse Inventory System'!G:G,'1 - Warehouse Inventory System'!A:A=A20,'1 - Warehouse Inventory System'!E:E=&quot;&quot;S&quot;&quot;))&quot;);0)" office:value-type="float" office:value="0" calcext:value-type="float">
            <text:p>0.00</text:p>
          </table:table-cell>
          <table:table-cell table:style-name="ce43" table:formula="of:=COUNTIFS([$'1 - Warehouse Inventory System'.A$1:.A$1048576];[.A20];[$'1 - Warehouse Inventory System'.E$1:.E$1048576];&quot;&lt;&gt;&quot;)" office:value-type="float" office:value="4" calcext:value-type="float">
            <text:p>4</text:p>
          </table:table-cell>
          <table:table-cell table:style-name="ce43" table:formula="of:=COUNTIFS([$'1 - Warehouse Inventory System'.A$1:.A$1048576];[.A20];[$'1 - Warehouse Inventory System'.E$1:.E$1048576];&quot;S&quot;)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2">
          <table:table-cell table:style-name="ce40" office:value-type="string" calcext:value-type="string" table:number-columns-spanned="6" table:number-rows-spanned="1">
            <text:p>Sauce Labs Sample Application</text:p>
          </table:table-cell>
          <table:covered-table-cell table:number-columns-repeated="4" table:style-name="ce7"/>
          <table:covered-table-cell table:style-name="ce14"/>
          <table:table-cell table:number-columns-repeated="1018"/>
        </table:table-row>
        <table:table-row table:style-name="ro2">
          <table:table-cell table:style-name="ce40" office:value-type="string" calcext:value-type="string">
            <text:p>Operadores</text:p>
          </table:table-cell>
          <table:table-cell table:style-name="ce41" office:value-type="string" calcext:value-type="string">
            <text:p>Score</text:p>
          </table:table-cell>
          <table:table-cell table:style-name="ce40" office:value-type="string" calcext:value-type="string">
            <text:p>Eficácia</text:p>
          </table:table-cell>
          <table:table-cell table:style-name="ce40" office:value-type="string" calcext:value-type="string">
            <text:p>Desvio Score</text:p>
          </table:table-cell>
          <table:table-cell table:style-name="ce40" office:value-type="string" calcext:value-type="string">
            <text:p>Mutantes aplicados</text:p>
          </table:table-cell>
          <table:table-cell table:style-name="ce40" office:value-type="string" calcext:value-type="string">
            <text:p>Mutantes mortos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Adicionar atributo</text:p>
          </table:table-cell>
          <table:table-cell table:style-name="ce34" table:formula="of:=AVERAGEIFS([$'2 - Sauce Labs Sample Application'.G$1:.G$1048576];[$'2 - Sauce Labs Sample Application'.A$1:.A$1048576];[.A24];[$'2 - Sauce Labs Sample Application'.E$1:.E$1048576];&quot;S&quot;)" office:value-type="float" office:value="0.934" calcext:value-type="float">
            <text:p>0.93</text:p>
          </table:table-cell>
          <table:table-cell table:style-name="ce42" table:formula="of:=[.F24]/[.E24]" office:value-type="float" office:value="1" calcext:value-type="float">
            <text:p>1.00</text:p>
          </table:table-cell>
          <table:table-cell table:style-name="ce42" table:formula="of:=IFERROR(__xludf.dummyfunction(&quot;STDEV(FILTER('2 - Sauce Labs Sample Application'!G:G,'2 - Sauce Labs Sample Application'!A:A=A24,'2 - Sauce Labs Sample Application'!E:E=&quot;&quot;S&quot;&quot;))&quot;);0.139140217047409)" office:value-type="float" office:value="0.139140217" calcext:value-type="float">
            <text:p>0.14</text:p>
          </table:table-cell>
          <table:table-cell table:style-name="ce43" table:formula="of:=COUNTIFS([$'2 - Sauce Labs Sample Application'.A$1:.A$1048576];[.A24];[$'2 - Sauce Labs Sample Application'.E$1:.E$1048576];&quot;&lt;&gt;&quot;)" office:value-type="float" office:value="10" calcext:value-type="float">
            <text:p>10</text:p>
          </table:table-cell>
          <table:table-cell table:style-name="ce43" table:formula="of:=COUNTIFS([$'2 - Sauce Labs Sample Application'.A$1:.A$1048576];[.A24];[$'2 - Sauce Labs Sample Application'.E$1:.E$1048576];&quot;S&quot;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Remover atributo</text:p>
          </table:table-cell>
          <table:table-cell table:style-name="ce34" table:formula="of:=AVERAGEIFS([$'2 - Sauce Labs Sample Application'.G$1:.G$1048576];[$'2 - Sauce Labs Sample Application'.A$1:.A$1048576];[.A25];[$'2 - Sauce Labs Sample Application'.E$1:.E$1048576];&quot;S&quot;)" office:value-type="float" office:value="0.9619047619" calcext:value-type="float">
            <text:p>0.96</text:p>
          </table:table-cell>
          <table:table-cell table:style-name="ce42" table:formula="of:=[.F25]/[.E25]" office:value-type="float" office:value="0.954545454545455" calcext:value-type="float">
            <text:p>0.95</text:p>
          </table:table-cell>
          <table:table-cell table:style-name="ce42" table:formula="of:=IFERROR(__xludf.dummyfunction(&quot;STDEV(FILTER('2 - Sauce Labs Sample Application'!G:G,'2 - Sauce Labs Sample Application'!A:A=A25,'2 - Sauce Labs Sample Application'!E:E=&quot;&quot;S&quot;&quot;))&quot;);0.0894773182219409)" office:value-type="float" office:value="0.08947731822" calcext:value-type="float">
            <text:p>0.09</text:p>
          </table:table-cell>
          <table:table-cell table:style-name="ce43" table:formula="of:=COUNTIFS([$'2 - Sauce Labs Sample Application'.A$1:.A$1048576];[.A25];[$'2 - Sauce Labs Sample Application'.E$1:.E$1048576];&quot;&lt;&gt;&quot;)" office:value-type="float" office:value="22" calcext:value-type="float">
            <text:p>22</text:p>
          </table:table-cell>
          <table:table-cell table:style-name="ce43" table:formula="of:=COUNTIFS([$'2 - Sauce Labs Sample Application'.A$1:.A$1048576];[.A25];[$'2 - Sauce Labs Sample Application'.E$1:.E$1048576];&quot;S&quot;)"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Alterar atributo</text:p>
          </table:table-cell>
          <table:table-cell table:style-name="ce34" table:formula="of:=AVERAGEIFS([$'2 - Sauce Labs Sample Application'.G$1:.G$1048576];[$'2 - Sauce Labs Sample Application'.A$1:.A$1048576];[.A26];[$'2 - Sauce Labs Sample Application'.E$1:.E$1048576];&quot;S&quot;)" office:value-type="float" office:value="0.9555555556" calcext:value-type="float">
            <text:p>0.96</text:p>
          </table:table-cell>
          <table:table-cell table:style-name="ce42" table:formula="of:=[.F26]/[.E26]" office:value-type="float" office:value="1" calcext:value-type="float">
            <text:p>1.00</text:p>
          </table:table-cell>
          <table:table-cell table:style-name="ce42" table:formula="of:=IFERROR(__xludf.dummyfunction(&quot;STDEV(FILTER('2 - Sauce Labs Sample Application'!G:G,'2 - Sauce Labs Sample Application'!A:A=A26,'2 - Sauce Labs Sample Application'!E:E=&quot;&quot;S&quot;&quot;))&quot;);0.0955000598843189)" office:value-type="float" office:value="0.09550005988" calcext:value-type="float">
            <text:p>0.10</text:p>
          </table:table-cell>
          <table:table-cell table:style-name="ce43" table:formula="of:=COUNTIFS([$'2 - Sauce Labs Sample Application'.A$1:.A$1048576];[.A26];[$'2 - Sauce Labs Sample Application'.E$1:.E$1048576];&quot;&lt;&gt;&quot;)" office:value-type="float" office:value="18" calcext:value-type="float">
            <text:p>18</text:p>
          </table:table-cell>
          <table:table-cell table:style-name="ce43" table:formula="of:=COUNTIFS([$'2 - Sauce Labs Sample Application'.A$1:.A$1048576];[.A26];[$'2 - Sauce Labs Sample Application'.E$1:.E$1048576];&quot;S&quot;)"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Inserir antes</text:p>
          </table:table-cell>
          <table:table-cell table:style-name="ce34" table:formula="of:=AVERAGEIFS([$'2 - Sauce Labs Sample Application'.G$1:.G$1048576];[$'2 - Sauce Labs Sample Application'.A$1:.A$1048576];[.A27];[$'2 - Sauce Labs Sample Application'.E$1:.E$1048576];&quot;S&quot;)" office:value-type="float" office:value="1" calcext:value-type="float">
            <text:p>1.00</text:p>
          </table:table-cell>
          <table:table-cell table:style-name="ce42" table:formula="of:=[.F27]/[.E27]" office:value-type="float" office:value="0.833333333333333" calcext:value-type="float">
            <text:p>0.83</text:p>
          </table:table-cell>
          <table:table-cell table:style-name="ce42" table:formula="of:=IFERROR(__xludf.dummyfunction(&quot;STDEV(FILTER('2 - Sauce Labs Sample Application'!G:G,'2 - Sauce Labs Sample Application'!A:A=A27,'2 - Sauce Labs Sample Application'!E:E=&quot;&quot;S&quot;&quot;))&quot;);0)" office:value-type="float" office:value="0" calcext:value-type="float">
            <text:p>0.00</text:p>
          </table:table-cell>
          <table:table-cell table:style-name="ce43" table:formula="of:=COUNTIFS([$'2 - Sauce Labs Sample Application'.A$1:.A$1048576];[.A27];[$'2 - Sauce Labs Sample Application'.E$1:.E$1048576];&quot;&lt;&gt;&quot;)" office:value-type="float" office:value="6" calcext:value-type="float">
            <text:p>6</text:p>
          </table:table-cell>
          <table:table-cell table:style-name="ce43" table:formula="of:=COUNTIFS([$'2 - Sauce Labs Sample Application'.A$1:.A$1048576];[.A27];[$'2 - Sauce Labs Sample Application'.E$1:.E$1048576];&quot;S&quot;)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Inserir depois</text:p>
          </table:table-cell>
          <table:table-cell table:style-name="ce34" table:formula="of:=AVERAGEIFS([$'2 - Sauce Labs Sample Application'.G$1:.G$1048576];[$'2 - Sauce Labs Sample Application'.A$1:.A$1048576];[.A28];[$'2 - Sauce Labs Sample Application'.E$1:.E$1048576];&quot;S&quot;)" office:value-type="float" office:value="0.945" calcext:value-type="float">
            <text:p>0.95</text:p>
          </table:table-cell>
          <table:table-cell table:style-name="ce42" table:formula="of:=[.F28]/[.E28]" office:value-type="float" office:value="1" calcext:value-type="float">
            <text:p>1.00</text:p>
          </table:table-cell>
          <table:table-cell table:style-name="ce42" table:formula="of:=IFERROR(__xludf.dummyfunction(&quot;STDEV(FILTER('2 - Sauce Labs Sample Application'!G:G,'2 - Sauce Labs Sample Application'!A:A=A28,'2 - Sauce Labs Sample Application'!E:E=&quot;&quot;S&quot;&quot;))&quot;);0.134721935853075)" office:value-type="float" office:value="0.1347219359" calcext:value-type="float">
            <text:p>0.13</text:p>
          </table:table-cell>
          <table:table-cell table:style-name="ce43" table:formula="of:=COUNTIFS([$'2 - Sauce Labs Sample Application'.A$1:.A$1048576];[.A28];[$'2 - Sauce Labs Sample Application'.E$1:.E$1048576];&quot;&lt;&gt;&quot;)" office:value-type="float" office:value="6" calcext:value-type="float">
            <text:p>6</text:p>
          </table:table-cell>
          <table:table-cell table:style-name="ce43" table:formula="of:=COUNTIFS([$'2 - Sauce Labs Sample Application'.A$1:.A$1048576];[.A28];[$'2 - Sauce Labs Sample Application'.E$1:.E$1048576];&quot;S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Inserir antes do pai</text:p>
          </table:table-cell>
          <table:table-cell table:style-name="ce34" table:formula="of:=AVERAGEIFS([$'2 - Sauce Labs Sample Application'.G$1:.G$1048576];[$'2 - Sauce Labs Sample Application'.A$1:.A$1048576];[.A29];[$'2 - Sauce Labs Sample Application'.E$1:.E$1048576];&quot;S&quot;)" office:value-type="float" office:value="0.9625" calcext:value-type="float">
            <text:p>0.96</text:p>
          </table:table-cell>
          <table:table-cell table:style-name="ce42" table:formula="of:=[.F29]/[.E29]" office:value-type="float" office:value="0.666666666666667" calcext:value-type="float">
            <text:p>0.67</text:p>
          </table:table-cell>
          <table:table-cell table:style-name="ce42" table:formula="of:=IFERROR(__xludf.dummyfunction(&quot;STDEV(FILTER('2 - Sauce Labs Sample Application'!G:G,'2 - Sauce Labs Sample Application'!A:A=A29,'2 - Sauce Labs Sample Application'!E:E=&quot;&quot;S&quot;&quot;))&quot;);0.075)" office:value-type="float" office:value="0.075" calcext:value-type="float">
            <text:p>0.08</text:p>
          </table:table-cell>
          <table:table-cell table:style-name="ce43" table:formula="of:=COUNTIFS([$'2 - Sauce Labs Sample Application'.A$1:.A$1048576];[.A29];[$'2 - Sauce Labs Sample Application'.E$1:.E$1048576];&quot;&lt;&gt;&quot;)" office:value-type="float" office:value="6" calcext:value-type="float">
            <text:p>6</text:p>
          </table:table-cell>
          <table:table-cell table:style-name="ce43" table:formula="of:=COUNTIFS([$'2 - Sauce Labs Sample Application'.A$1:.A$1048576];[.A29];[$'2 - Sauce Labs Sample Application'.E$1:.E$1048576];&quot;S&quot;)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Inserir depois do pai</text:p>
          </table:table-cell>
          <table:table-cell table:style-name="ce34" table:formula="of:=AVERAGEIFS([$'2 - Sauce Labs Sample Application'.G$1:.G$1048576];[$'2 - Sauce Labs Sample Application'.A$1:.A$1048576];[.A30];[$'2 - Sauce Labs Sample Application'.E$1:.E$1048576];&quot;S&quot;)" office:value-type="float" office:value="0.9183333333" calcext:value-type="float">
            <text:p>0.92</text:p>
          </table:table-cell>
          <table:table-cell table:style-name="ce42" table:formula="of:=[.F30]/[.E30]" office:value-type="float" office:value="1" calcext:value-type="float">
            <text:p>1.00</text:p>
          </table:table-cell>
          <table:table-cell table:style-name="ce42" table:formula="of:=IFERROR(__xludf.dummyfunction(&quot;STDEV(FILTER('2 - Sauce Labs Sample Application'!G:G,'2 - Sauce Labs Sample Application'!A:A=A30,'2 - Sauce Labs Sample Application'!E:E=&quot;&quot;S&quot;&quot;))&quot;);0.200041662327293)" office:value-type="float" office:value="0.2000416623" calcext:value-type="float">
            <text:p>0.20</text:p>
          </table:table-cell>
          <table:table-cell table:style-name="ce43" table:formula="of:=COUNTIFS([$'2 - Sauce Labs Sample Application'.A$1:.A$1048576];[.A30];[$'2 - Sauce Labs Sample Application'.E$1:.E$1048576];&quot;&lt;&gt;&quot;)" office:value-type="float" office:value="6" calcext:value-type="float">
            <text:p>6</text:p>
          </table:table-cell>
          <table:table-cell table:style-name="ce43" table:formula="of:=COUNTIFS([$'2 - Sauce Labs Sample Application'.A$1:.A$1048576];[.A30];[$'2 - Sauce Labs Sample Application'.E$1:.E$1048576];&quot;S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Remover anterior</text:p>
          </table:table-cell>
          <table:table-cell table:style-name="ce34" table:formula="of:=AVERAGEIFS([$'2 - Sauce Labs Sample Application'.G$1:.G$1048576];[$'2 - Sauce Labs Sample Application'.A$1:.A$1048576];[.A31];[$'2 - Sauce Labs Sample Application'.E$1:.E$1048576];&quot;S&quot;)" office:value-type="float" office:value="1" calcext:value-type="float">
            <text:p>1.00</text:p>
          </table:table-cell>
          <table:table-cell table:style-name="ce42" table:formula="of:=[.F31]/[.E31]" office:value-type="float" office:value="1" calcext:value-type="float">
            <text:p>1.00</text:p>
          </table:table-cell>
          <table:table-cell table:style-name="ce42" table:formula="of:=IFERROR(__xludf.dummyfunction(&quot;STDEV(FILTER('2 - Sauce Labs Sample Application'!G:G,'2 - Sauce Labs Sample Application'!A:A=A31,'2 - Sauce Labs Sample Application'!E:E=&quot;&quot;S&quot;&quot;))&quot;);0)" office:value-type="float" office:value="0" calcext:value-type="float">
            <text:p>0.00</text:p>
          </table:table-cell>
          <table:table-cell table:style-name="ce43" table:formula="of:=COUNTIFS([$'2 - Sauce Labs Sample Application'.A$1:.A$1048576];[.A31];[$'2 - Sauce Labs Sample Application'.E$1:.E$1048576];&quot;&lt;&gt;&quot;)" office:value-type="float" office:value="2" calcext:value-type="float">
            <text:p>2</text:p>
          </table:table-cell>
          <table:table-cell table:style-name="ce43" table:formula="of:=COUNTIFS([$'2 - Sauce Labs Sample Application'.A$1:.A$1048576];[.A31];[$'2 - Sauce Labs Sample Application'.E$1:.E$1048576];&quot;S&quot;)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Remover posterior</text:p>
          </table:table-cell>
          <table:table-cell table:style-name="ce34" table:formula="of:=AVERAGEIFS([$'2 - Sauce Labs Sample Application'.G$1:.G$1048576];[$'2 - Sauce Labs Sample Application'.A$1:.A$1048576];[.A32];[$'2 - Sauce Labs Sample Application'.E$1:.E$1048576];&quot;S&quot;)" office:value-type="float" office:value="0.67" calcext:value-type="float">
            <text:p>0.67</text:p>
          </table:table-cell>
          <table:table-cell table:style-name="ce42" table:formula="of:=[.F32]/[.E32]" office:value-type="float" office:value="1" calcext:value-type="float">
            <text:p>1.00</text:p>
          </table:table-cell>
          <table:table-cell table:style-name="ce42" office:value-type="float" office:value="0" calcext:value-type="float">
            <text:p>0.00</text:p>
          </table:table-cell>
          <table:table-cell table:style-name="ce43" table:formula="of:=COUNTIFS([$'2 - Sauce Labs Sample Application'.A$1:.A$1048576];[.A32];[$'2 - Sauce Labs Sample Application'.E$1:.E$1048576];&quot;&lt;&gt;&quot;)" office:value-type="float" office:value="1" calcext:value-type="float">
            <text:p>1</text:p>
          </table:table-cell>
          <table:table-cell table:style-name="ce43" table:formula="of:=COUNTIFS([$'2 - Sauce Labs Sample Application'.A$1:.A$1048576];[.A32];[$'2 - Sauce Labs Sample Application'.E$1:.E$1048576];&quot;S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Remover anterior ao pai</text:p>
          </table:table-cell>
          <table:table-cell table:style-name="ce34" table:formula="of:=AVERAGEIFS([$'2 - Sauce Labs Sample Application'.G$1:.G$1048576];[$'2 - Sauce Labs Sample Application'.A$1:.A$1048576];[.A33];[$'2 - Sauce Labs Sample Application'.E$1:.E$1048576];&quot;S&quot;)" office:value-type="float" office:value="1" calcext:value-type="float">
            <text:p>1.00</text:p>
          </table:table-cell>
          <table:table-cell table:style-name="ce42" table:formula="of:=[.F33]/[.E33]" office:value-type="float" office:value="1" calcext:value-type="float">
            <text:p>1.00</text:p>
          </table:table-cell>
          <table:table-cell table:style-name="ce42" office:value-type="float" office:value="0" calcext:value-type="float">
            <text:p>0.00</text:p>
          </table:table-cell>
          <table:table-cell table:style-name="ce43" table:formula="of:=COUNTIFS([$'2 - Sauce Labs Sample Application'.A$1:.A$1048576];[.A33];[$'2 - Sauce Labs Sample Application'.E$1:.E$1048576];&quot;&lt;&gt;&quot;)" office:value-type="float" office:value="1" calcext:value-type="float">
            <text:p>1</text:p>
          </table:table-cell>
          <table:table-cell table:style-name="ce43" table:formula="of:=COUNTIFS([$'2 - Sauce Labs Sample Application'.A$1:.A$1048576];[.A33];[$'2 - Sauce Labs Sample Application'.E$1:.E$1048576];&quot;S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Remover posterior ao pai</text:p>
          </table:table-cell>
          <table:table-cell table:style-name="ce34" table:formula="of:=AVERAGEIFS([$'2 - Sauce Labs Sample Application'.G$1:.G$1048576];[$'2 - Sauce Labs Sample Application'.A$1:.A$1048576];[.A34];[$'2 - Sauce Labs Sample Application'.E$1:.E$1048576];&quot;S&quot;)" office:value-type="float" office:value="1" calcext:value-type="float">
            <text:p>1.00</text:p>
          </table:table-cell>
          <table:table-cell table:style-name="ce42" table:formula="of:=[.F34]/[.E34]" office:value-type="float" office:value="1" calcext:value-type="float">
            <text:p>1.00</text:p>
          </table:table-cell>
          <table:table-cell table:style-name="ce42" table:formula="of:=IFERROR(__xludf.dummyfunction(&quot;STDEV(FILTER('2 - Sauce Labs Sample Application'!G:G,'2 - Sauce Labs Sample Application'!A:A=A34,'2 - Sauce Labs Sample Application'!E:E=&quot;&quot;S&quot;&quot;))&quot;);0)" office:value-type="float" office:value="0" calcext:value-type="float">
            <text:p>0.00</text:p>
          </table:table-cell>
          <table:table-cell table:style-name="ce43" table:formula="of:=COUNTIFS([$'2 - Sauce Labs Sample Application'.A$1:.A$1048576];[.A34];[$'2 - Sauce Labs Sample Application'.E$1:.E$1048576];&quot;&lt;&gt;&quot;)" office:value-type="float" office:value="2" calcext:value-type="float">
            <text:p>2</text:p>
          </table:table-cell>
          <table:table-cell table:style-name="ce43" table:formula="of:=COUNTIFS([$'2 - Sauce Labs Sample Application'.A$1:.A$1048576];[.A34];[$'2 - Sauce Labs Sample Application'.E$1:.E$1048576];&quot;S&quot;)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Mover para cima</text:p>
          </table:table-cell>
          <table:table-cell table:style-name="ce34" table:formula="of:=AVERAGEIFS([$'2 - Sauce Labs Sample Application'.G$1:.G$1048576];[$'2 - Sauce Labs Sample Application'.A$1:.A$1048576];[.A35];[$'2 - Sauce Labs Sample Application'.E$1:.E$1048576];&quot;S&quot;)" office:value-type="float" office:value="1" calcext:value-type="float">
            <text:p>1.00</text:p>
          </table:table-cell>
          <table:table-cell table:style-name="ce42" table:formula="of:=[.F35]/[.E35]" office:value-type="float" office:value="0.833333333333333" calcext:value-type="float">
            <text:p>0.83</text:p>
          </table:table-cell>
          <table:table-cell table:style-name="ce42" table:formula="of:=IFERROR(__xludf.dummyfunction(&quot;STDEV(FILTER('2 - Sauce Labs Sample Application'!G:G,'2 - Sauce Labs Sample Application'!A:A=A35,'2 - Sauce Labs Sample Application'!E:E=&quot;&quot;S&quot;&quot;))&quot;);0)" office:value-type="float" office:value="0" calcext:value-type="float">
            <text:p>0.00</text:p>
          </table:table-cell>
          <table:table-cell table:style-name="ce43" table:formula="of:=COUNTIFS([$'2 - Sauce Labs Sample Application'.A$1:.A$1048576];[.A35];[$'2 - Sauce Labs Sample Application'.E$1:.E$1048576];&quot;&lt;&gt;&quot;)" office:value-type="float" office:value="6" calcext:value-type="float">
            <text:p>6</text:p>
          </table:table-cell>
          <table:table-cell table:style-name="ce43" table:formula="of:=COUNTIFS([$'2 - Sauce Labs Sample Application'.A$1:.A$1048576];[.A35];[$'2 - Sauce Labs Sample Application'.E$1:.E$1048576];&quot;S&quot;)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Mover para baixo</text:p>
          </table:table-cell>
          <table:table-cell table:style-name="ce34" table:formula="of:=AVERAGEIFS([$'2 - Sauce Labs Sample Application'.G$1:.G$1048576];[$'2 - Sauce Labs Sample Application'.A$1:.A$1048576];[.A36];[$'2 - Sauce Labs Sample Application'.E$1:.E$1048576];&quot;S&quot;)" office:value-type="float" office:value="1" calcext:value-type="float">
            <text:p>1.00</text:p>
          </table:table-cell>
          <table:table-cell table:style-name="ce42" table:formula="of:=[.F36]/[.E36]" office:value-type="float" office:value="0.833333333333333" calcext:value-type="float">
            <text:p>0.83</text:p>
          </table:table-cell>
          <table:table-cell table:style-name="ce42" table:formula="of:=IFERROR(__xludf.dummyfunction(&quot;STDEV(FILTER('2 - Sauce Labs Sample Application'!G:G,'2 - Sauce Labs Sample Application'!A:A=A36,'2 - Sauce Labs Sample Application'!E:E=&quot;&quot;S&quot;&quot;))&quot;);0)" office:value-type="float" office:value="0" calcext:value-type="float">
            <text:p>0.00</text:p>
          </table:table-cell>
          <table:table-cell table:style-name="ce43" table:formula="of:=COUNTIFS([$'2 - Sauce Labs Sample Application'.A$1:.A$1048576];[.A36];[$'2 - Sauce Labs Sample Application'.E$1:.E$1048576];&quot;&lt;&gt;&quot;)" office:value-type="float" office:value="6" calcext:value-type="float">
            <text:p>6</text:p>
          </table:table-cell>
          <table:table-cell table:style-name="ce43" table:formula="of:=COUNTIFS([$'2 - Sauce Labs Sample Application'.A$1:.A$1048576];[.A36];[$'2 - Sauce Labs Sample Application'.E$1:.E$1048576];&quot;S&quot;)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Mover pai para cima</text:p>
          </table:table-cell>
          <table:table-cell table:style-name="ce34" table:formula="of:=AVERAGEIFS([$'2 - Sauce Labs Sample Application'.G$1:.G$1048576];[$'2 - Sauce Labs Sample Application'.A$1:.A$1048576];[.A37];[$'2 - Sauce Labs Sample Application'.E$1:.E$1048576];&quot;S&quot;)" office:value-type="float" office:value="0.974" calcext:value-type="float">
            <text:p>0.97</text:p>
          </table:table-cell>
          <table:table-cell table:style-name="ce42" table:formula="of:=[.F37]/[.E37]" office:value-type="float" office:value="0.833333333333333" calcext:value-type="float">
            <text:p>0.83</text:p>
          </table:table-cell>
          <table:table-cell table:style-name="ce42" table:formula="of:=IFERROR(__xludf.dummyfunction(&quot;STDEV(FILTER('2 - Sauce Labs Sample Application'!G:G,'2 - Sauce Labs Sample Application'!A:A=A37,'2 - Sauce Labs Sample Application'!E:E=&quot;&quot;S&quot;&quot;))&quot;);0.0581377674149945)" office:value-type="float" office:value="0.05813776741" calcext:value-type="float">
            <text:p>0.06</text:p>
          </table:table-cell>
          <table:table-cell table:style-name="ce43" table:formula="of:=COUNTIFS([$'2 - Sauce Labs Sample Application'.A$1:.A$1048576];[.A37];[$'2 - Sauce Labs Sample Application'.E$1:.E$1048576];&quot;&lt;&gt;&quot;)" office:value-type="float" office:value="6" calcext:value-type="float">
            <text:p>6</text:p>
          </table:table-cell>
          <table:table-cell table:style-name="ce43" table:formula="of:=COUNTIFS([$'2 - Sauce Labs Sample Application'.A$1:.A$1048576];[.A37];[$'2 - Sauce Labs Sample Application'.E$1:.E$1048576];&quot;S&quot;)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Mover pai para baixo</text:p>
          </table:table-cell>
          <table:table-cell table:style-name="ce34" table:formula="of:=AVERAGEIFS([$'2 - Sauce Labs Sample Application'.G$1:.G$1048576];[$'2 - Sauce Labs Sample Application'.A$1:.A$1048576];[.A38];[$'2 - Sauce Labs Sample Application'.E$1:.E$1048576];&quot;S&quot;)" office:value-type="float" office:value="0.974" calcext:value-type="float">
            <text:p>0.97</text:p>
          </table:table-cell>
          <table:table-cell table:style-name="ce42" table:formula="of:=[.F38]/[.E38]" office:value-type="float" office:value="0.833333333333333" calcext:value-type="float">
            <text:p>0.83</text:p>
          </table:table-cell>
          <table:table-cell table:style-name="ce42" table:formula="of:=IFERROR(__xludf.dummyfunction(&quot;STDEV(FILTER('2 - Sauce Labs Sample Application'!G:G,'2 - Sauce Labs Sample Application'!A:A=A38,'2 - Sauce Labs Sample Application'!E:E=&quot;&quot;S&quot;&quot;))&quot;);0.0581377674149945)" office:value-type="float" office:value="0.05813776741" calcext:value-type="float">
            <text:p>0.06</text:p>
          </table:table-cell>
          <table:table-cell table:style-name="ce43" table:formula="of:=COUNTIFS([$'2 - Sauce Labs Sample Application'.A$1:.A$1048576];[.A38];[$'2 - Sauce Labs Sample Application'.E$1:.E$1048576];&quot;&lt;&gt;&quot;)" office:value-type="float" office:value="6" calcext:value-type="float">
            <text:p>6</text:p>
          </table:table-cell>
          <table:table-cell table:style-name="ce43" table:formula="of:=COUNTIFS([$'2 - Sauce Labs Sample Application'.A$1:.A$1048576];[.A38];[$'2 - Sauce Labs Sample Application'.E$1:.E$1048576];&quot;S&quot;)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Inserir conteúdo</text:p>
          </table:table-cell>
          <table:table-cell table:style-name="ce34" table:formula="of:=AVERAGEIFS([$'2 - Sauce Labs Sample Application'.G$1:.G$1048576];[$'2 - Sauce Labs Sample Application'.A$1:.A$1048576];[.A39];[$'2 - Sauce Labs Sample Application'.E$1:.E$1048576];&quot;S&quot;)" office:value-type="float" office:value="0.9175" calcext:value-type="float">
            <text:p>0.92</text:p>
          </table:table-cell>
          <table:table-cell table:style-name="ce42" table:formula="of:=[.F39]/[.E39]" office:value-type="float" office:value="1" calcext:value-type="float">
            <text:p>1.00</text:p>
          </table:table-cell>
          <table:table-cell table:style-name="ce42" table:formula="of:=IFERROR(__xludf.dummyfunction(&quot;STDEV(FILTER('2 - Sauce Labs Sample Application'!G:G,'2 - Sauce Labs Sample Application'!A:A=A39,'2 - Sauce Labs Sample Application'!E:E=&quot;&quot;S&quot;&quot;))&quot;);0.165)" office:value-type="float" office:value="0.165" calcext:value-type="float">
            <text:p>0.17</text:p>
          </table:table-cell>
          <table:table-cell table:style-name="ce43" table:formula="of:=COUNTIFS([$'2 - Sauce Labs Sample Application'.A$1:.A$1048576];[.A39];[$'2 - Sauce Labs Sample Application'.E$1:.E$1048576];&quot;&lt;&gt;&quot;)" office:value-type="float" office:value="4" calcext:value-type="float">
            <text:p>4</text:p>
          </table:table-cell>
          <table:table-cell table:style-name="ce43" table:formula="of:=COUNTIFS([$'2 - Sauce Labs Sample Application'.A$1:.A$1048576];[.A39];[$'2 - Sauce Labs Sample Application'.E$1:.E$1048576];&quot;S&quot;)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Excluir conteúdo</text:p>
          </table:table-cell>
          <table:table-cell table:style-name="ce34" table:formula="of:=AVERAGEIFS([$'2 - Sauce Labs Sample Application'.G$1:.G$1048576];[$'2 - Sauce Labs Sample Application'.A$1:.A$1048576];[.A40];[$'2 - Sauce Labs Sample Application'.E$1:.E$1048576];&quot;S&quot;)" office:value-type="float" office:value="0.9175" calcext:value-type="float">
            <text:p>0.92</text:p>
          </table:table-cell>
          <table:table-cell table:style-name="ce42" table:formula="of:=[.F40]/[.E40]" office:value-type="float" office:value="1" calcext:value-type="float">
            <text:p>1.00</text:p>
          </table:table-cell>
          <table:table-cell table:style-name="ce42" table:formula="of:=IFERROR(__xludf.dummyfunction(&quot;STDEV(FILTER('2 - Sauce Labs Sample Application'!G:G,'2 - Sauce Labs Sample Application'!A:A=A40,'2 - Sauce Labs Sample Application'!E:E=&quot;&quot;S&quot;&quot;))&quot;);0.165)" office:value-type="float" office:value="0.165" calcext:value-type="float">
            <text:p>0.17</text:p>
          </table:table-cell>
          <table:table-cell table:style-name="ce43" table:formula="of:=COUNTIFS([$'2 - Sauce Labs Sample Application'.A$1:.A$1048576];[.A40];[$'2 - Sauce Labs Sample Application'.E$1:.E$1048576];&quot;&lt;&gt;&quot;)" office:value-type="float" office:value="4" calcext:value-type="float">
            <text:p>4</text:p>
          </table:table-cell>
          <table:table-cell table:style-name="ce43" table:formula="of:=COUNTIFS([$'2 - Sauce Labs Sample Application'.A$1:.A$1048576];[.A40];[$'2 - Sauce Labs Sample Application'.E$1:.E$1048576];&quot;S&quot;)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Alterar conteúdo</text:p>
          </table:table-cell>
          <table:table-cell table:style-name="ce34" table:formula="of:=AVERAGEIFS([$'2 - Sauce Labs Sample Application'.G$1:.G$1048576];[$'2 - Sauce Labs Sample Application'.A$1:.A$1048576];[.A41];[$'2 - Sauce Labs Sample Application'.E$1:.E$1048576];&quot;S&quot;)" office:value-type="float" office:value="0.9175" calcext:value-type="float">
            <text:p>0.92</text:p>
          </table:table-cell>
          <table:table-cell table:style-name="ce42" table:formula="of:=[.F41]/[.E41]" office:value-type="float" office:value="1" calcext:value-type="float">
            <text:p>1.00</text:p>
          </table:table-cell>
          <table:table-cell table:style-name="ce42" table:formula="of:=IFERROR(__xludf.dummyfunction(&quot;STDEV(FILTER('2 - Sauce Labs Sample Application'!G:G,'2 - Sauce Labs Sample Application'!A:A=A41,'2 - Sauce Labs Sample Application'!E:E=&quot;&quot;S&quot;&quot;))&quot;);0.165)" office:value-type="float" office:value="0.165" calcext:value-type="float">
            <text:p>0.17</text:p>
          </table:table-cell>
          <table:table-cell table:style-name="ce43" table:formula="of:=COUNTIFS([$'2 - Sauce Labs Sample Application'.A$1:.A$1048576];[.A41];[$'2 - Sauce Labs Sample Application'.E$1:.E$1048576];&quot;&lt;&gt;&quot;)" office:value-type="float" office:value="4" calcext:value-type="float">
            <text:p>4</text:p>
          </table:table-cell>
          <table:table-cell table:style-name="ce43" table:formula="of:=COUNTIFS([$'2 - Sauce Labs Sample Application'.A$1:.A$1048576];[.A41];[$'2 - Sauce Labs Sample Application'.E$1:.E$1048576];&quot;S&quot;)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2">
          <table:table-cell table:style-name="ce40" office:value-type="string" calcext:value-type="string" table:number-columns-spanned="6" table:number-rows-spanned="1">
            <text:p>The Internet</text:p>
          </table:table-cell>
          <table:covered-table-cell table:number-columns-repeated="4" table:style-name="ce7"/>
          <table:covered-table-cell table:style-name="ce14"/>
          <table:table-cell table:number-columns-repeated="1018"/>
        </table:table-row>
        <table:table-row table:style-name="ro2">
          <table:table-cell table:style-name="ce40" office:value-type="string" calcext:value-type="string">
            <text:p>Operadores</text:p>
          </table:table-cell>
          <table:table-cell table:style-name="ce41" office:value-type="string" calcext:value-type="string">
            <text:p>Score</text:p>
          </table:table-cell>
          <table:table-cell table:style-name="ce40" office:value-type="string" calcext:value-type="string">
            <text:p>Eficácia</text:p>
          </table:table-cell>
          <table:table-cell table:style-name="ce40" office:value-type="string" calcext:value-type="string">
            <text:p>Desvio Score</text:p>
          </table:table-cell>
          <table:table-cell table:style-name="ce40" office:value-type="string" calcext:value-type="string">
            <text:p>Mutantes aplicados</text:p>
          </table:table-cell>
          <table:table-cell table:style-name="ce40" office:value-type="string" calcext:value-type="string">
            <text:p>Mutantes mortos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Adicionar atributo</text:p>
          </table:table-cell>
          <table:table-cell table:style-name="ce34" table:formula="of:=AVERAGEIFS([$'3 - The Internet'.G$1:.G$1048576];[$'3 - The Internet'.A$1:.A$1048576];[.A45];[$'3 - The Internet'.E$1:.E$1048576];&quot;S&quot;)" office:value-type="float" office:value="1" calcext:value-type="float">
            <text:p>1.00</text:p>
          </table:table-cell>
          <table:table-cell table:style-name="ce42" table:formula="of:=[.F45]/[.E45]" office:value-type="float" office:value="1" calcext:value-type="float">
            <text:p>1.00</text:p>
          </table:table-cell>
          <table:table-cell table:style-name="ce42" table:formula="of:=IFERROR(__xludf.dummyfunction(&quot;STDEV(FILTER('3 - The Internet'!G:G,'3 - The Internet'!A:A=A45,'3 - The Internet'!E:E=&quot;&quot;S&quot;&quot;))&quot;);0)" office:value-type="float" office:value="0" calcext:value-type="float">
            <text:p>0.00</text:p>
          </table:table-cell>
          <table:table-cell table:style-name="ce43" table:formula="of:=COUNTIFS([$'3 - The Internet'.A$1:.A$1048576];[.A45];[$'3 - The Internet'.E$1:.E$1048576];&quot;&lt;&gt;&quot;)" office:value-type="float" office:value="9" calcext:value-type="float">
            <text:p>9</text:p>
          </table:table-cell>
          <table:table-cell table:style-name="ce43" table:formula="of:=COUNTIFS([$'3 - The Internet'.A$1:.A$1048576];[.A45];[$'3 - The Internet'.E$1:.E$1048576];&quot;S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Remover atributo</text:p>
          </table:table-cell>
          <table:table-cell table:style-name="ce34" table:formula="of:=AVERAGEIFS([$'3 - The Internet'.G$1:.G$1048576];[$'3 - The Internet'.A$1:.A$1048576];[.A46];[$'3 - The Internet'.E$1:.E$1048576];&quot;S&quot;)" office:value-type="float" office:value="0.963" calcext:value-type="float">
            <text:p>0.96</text:p>
          </table:table-cell>
          <table:table-cell table:style-name="ce42" table:formula="of:=[.F46]/[.E46]" office:value-type="float" office:value="0.909090909090909" calcext:value-type="float">
            <text:p>0.91</text:p>
          </table:table-cell>
          <table:table-cell table:style-name="ce42" table:formula="of:=IFERROR(__xludf.dummyfunction(&quot;STDEV(FILTER('3 - The Internet'!G:G,'3 - The Internet'!A:A=A46,'3 - The Internet'!E:E=&quot;&quot;S&quot;&quot;))&quot;);0.0922867385124383)" office:value-type="float" office:value="0.09228673851" calcext:value-type="float">
            <text:p>0.09</text:p>
          </table:table-cell>
          <table:table-cell table:style-name="ce43" table:formula="of:=COUNTIFS([$'3 - The Internet'.A$1:.A$1048576];[.A46];[$'3 - The Internet'.E$1:.E$1048576];&quot;&lt;&gt;&quot;)" office:value-type="float" office:value="22" calcext:value-type="float">
            <text:p>22</text:p>
          </table:table-cell>
          <table:table-cell table:style-name="ce43" table:formula="of:=COUNTIFS([$'3 - The Internet'.A$1:.A$1048576];[.A46];[$'3 - The Internet'.E$1:.E$1048576];&quot;S&quot;)"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Alterar atributo</text:p>
          </table:table-cell>
          <table:table-cell table:style-name="ce34" table:formula="of:=AVERAGEIFS([$'3 - The Internet'.G$1:.G$1048576];[$'3 - The Internet'.A$1:.A$1048576];[.A47];[$'3 - The Internet'.E$1:.E$1048576];&quot;S&quot;)" office:value-type="float" office:value="0.935" calcext:value-type="float">
            <text:p>0.94</text:p>
          </table:table-cell>
          <table:table-cell table:style-name="ce42" table:formula="of:=[.F47]/[.E47]" office:value-type="float" office:value="1" calcext:value-type="float">
            <text:p>1.00</text:p>
          </table:table-cell>
          <table:table-cell table:style-name="ce42" table:formula="of:=IFERROR(__xludf.dummyfunction(&quot;STDEV(FILTER('3 - The Internet'!G:G,'3 - The Internet'!A:A=A47,'3 - The Internet'!E:E=&quot;&quot;S&quot;&quot;))&quot;);0.118771489283694)" office:value-type="float" office:value="0.1187714893" calcext:value-type="float">
            <text:p>0.12</text:p>
          </table:table-cell>
          <table:table-cell table:style-name="ce43" table:formula="of:=COUNTIFS([$'3 - The Internet'.A$1:.A$1048576];[.A47];[$'3 - The Internet'.E$1:.E$1048576];&quot;&lt;&gt;&quot;)" office:value-type="float" office:value="16" calcext:value-type="float">
            <text:p>16</text:p>
          </table:table-cell>
          <table:table-cell table:style-name="ce43" table:formula="of:=COUNTIFS([$'3 - The Internet'.A$1:.A$1048576];[.A47];[$'3 - The Internet'.E$1:.E$1048576];&quot;S&quot;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Inserir antes</text:p>
          </table:table-cell>
          <table:table-cell table:style-name="ce34" table:formula="of:=AVERAGEIFS([$'3 - The Internet'.G$1:.G$1048576];[$'3 - The Internet'.A$1:.A$1048576];[.A48];[$'3 - The Internet'.E$1:.E$1048576];&quot;S&quot;)" office:value-type="float" office:value="0.82" calcext:value-type="float">
            <text:p>0.82</text:p>
          </table:table-cell>
          <table:table-cell table:style-name="ce42" table:formula="of:=[.F48]/[.E48]" office:value-type="float" office:value="0.333333333333333" calcext:value-type="float">
            <text:p>0.33</text:p>
          </table:table-cell>
          <table:table-cell table:style-name="ce42" table:formula="of:=IFERROR(__xludf.dummyfunction(&quot;STDEV(FILTER('3 - The Internet'!G:G,'3 - The Internet'!A:A=A48,'3 - The Internet'!E:E=&quot;&quot;S&quot;&quot;))&quot;);0.254558441227157)" office:value-type="float" office:value="0.2545584412" calcext:value-type="float">
            <text:p>0.25</text:p>
          </table:table-cell>
          <table:table-cell table:style-name="ce43" table:formula="of:=COUNTIFS([$'3 - The Internet'.A$1:.A$1048576];[.A48];[$'3 - The Internet'.E$1:.E$1048576];&quot;&lt;&gt;&quot;)" office:value-type="float" office:value="6" calcext:value-type="float">
            <text:p>6</text:p>
          </table:table-cell>
          <table:table-cell table:style-name="ce43" table:formula="of:=COUNTIFS([$'3 - The Internet'.A$1:.A$1048576];[.A48];[$'3 - The Internet'.E$1:.E$1048576];&quot;S&quot;)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Inserir depois</text:p>
          </table:table-cell>
          <table:table-cell table:style-name="ce34" table:formula="of:=AVERAGEIFS([$'3 - The Internet'.G$1:.G$1048576];[$'3 - The Internet'.A$1:.A$1048576];[.A49];[$'3 - The Internet'.E$1:.E$1048576];&quot;S&quot;)" office:value-type="float" office:value="1" calcext:value-type="float">
            <text:p>1.00</text:p>
          </table:table-cell>
          <table:table-cell table:style-name="ce42" table:formula="of:=[.F49]/[.E49]" office:value-type="float" office:value="1" calcext:value-type="float">
            <text:p>1.00</text:p>
          </table:table-cell>
          <table:table-cell table:style-name="ce42" table:formula="of:=IFERROR(__xludf.dummyfunction(&quot;STDEV(FILTER('3 - The Internet'!G:G,'3 - The Internet'!A:A=A49,'3 - The Internet'!E:E=&quot;&quot;S&quot;&quot;))&quot;);0)" office:value-type="float" office:value="0" calcext:value-type="float">
            <text:p>0.00</text:p>
          </table:table-cell>
          <table:table-cell table:style-name="ce43" table:formula="of:=COUNTIFS([$'3 - The Internet'.A$1:.A$1048576];[.A49];[$'3 - The Internet'.E$1:.E$1048576];&quot;&lt;&gt;&quot;)" office:value-type="float" office:value="6" calcext:value-type="float">
            <text:p>6</text:p>
          </table:table-cell>
          <table:table-cell table:style-name="ce43" table:formula="of:=COUNTIFS([$'3 - The Internet'.A$1:.A$1048576];[.A49];[$'3 - The Internet'.E$1:.E$1048576];&quot;S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Inserir antes do pai</text:p>
          </table:table-cell>
          <table:table-cell table:style-name="ce34" table:formula="of:=AVERAGEIFS([$'3 - The Internet'.G$1:.G$1048576];[$'3 - The Internet'.A$1:.A$1048576];[.A50];[$'3 - The Internet'.E$1:.E$1048576];&quot;S&quot;)" office:value-type="float" office:value="1" calcext:value-type="float">
            <text:p>1.00</text:p>
          </table:table-cell>
          <table:table-cell table:style-name="ce42" table:formula="of:=[.F50]/[.E50]" office:value-type="float" office:value="0.666666666666667" calcext:value-type="float">
            <text:p>0.67</text:p>
          </table:table-cell>
          <table:table-cell table:style-name="ce42" table:formula="of:=IFERROR(__xludf.dummyfunction(&quot;STDEV(FILTER('3 - The Internet'!G:G,'3 - The Internet'!A:A=A50,'3 - The Internet'!E:E=&quot;&quot;S&quot;&quot;))&quot;);0)" office:value-type="float" office:value="0" calcext:value-type="float">
            <text:p>0.00</text:p>
          </table:table-cell>
          <table:table-cell table:style-name="ce43" table:formula="of:=COUNTIFS([$'3 - The Internet'.A$1:.A$1048576];[.A50];[$'3 - The Internet'.E$1:.E$1048576];&quot;&lt;&gt;&quot;)" office:value-type="float" office:value="6" calcext:value-type="float">
            <text:p>6</text:p>
          </table:table-cell>
          <table:table-cell table:style-name="ce43" table:formula="of:=COUNTIFS([$'3 - The Internet'.A$1:.A$1048576];[.A50];[$'3 - The Internet'.E$1:.E$1048576];&quot;S&quot;)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Inserir depois do pai</text:p>
          </table:table-cell>
          <table:table-cell table:style-name="ce34" table:formula="of:=AVERAGEIFS([$'3 - The Internet'.G$1:.G$1048576];[$'3 - The Internet'.A$1:.A$1048576];[.A51];[$'3 - The Internet'.E$1:.E$1048576];&quot;S&quot;)" office:value-type="float" office:value="1" calcext:value-type="float">
            <text:p>1.00</text:p>
          </table:table-cell>
          <table:table-cell table:style-name="ce42" table:formula="of:=[.F51]/[.E51]" office:value-type="float" office:value="1" calcext:value-type="float">
            <text:p>1.00</text:p>
          </table:table-cell>
          <table:table-cell table:style-name="ce42" table:formula="of:=IFERROR(__xludf.dummyfunction(&quot;STDEV(FILTER('3 - The Internet'!G:G,'3 - The Internet'!A:A=A51,'3 - The Internet'!E:E=&quot;&quot;S&quot;&quot;))&quot;);0)" office:value-type="float" office:value="0" calcext:value-type="float">
            <text:p>0.00</text:p>
          </table:table-cell>
          <table:table-cell table:style-name="ce43" table:formula="of:=COUNTIFS([$'3 - The Internet'.A$1:.A$1048576];[.A51];[$'3 - The Internet'.E$1:.E$1048576];&quot;&lt;&gt;&quot;)" office:value-type="float" office:value="6" calcext:value-type="float">
            <text:p>6</text:p>
          </table:table-cell>
          <table:table-cell table:style-name="ce43" table:formula="of:=COUNTIFS([$'3 - The Internet'.A$1:.A$1048576];[.A51];[$'3 - The Internet'.E$1:.E$1048576];&quot;S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Remover anterior</text:p>
          </table:table-cell>
          <table:table-cell table:style-name="ce34" table:formula="of:=AVERAGEIFS([$'3 - The Internet'.G$1:.G$1048576];[$'3 - The Internet'.A$1:.A$1048576];[.A52];[$'3 - The Internet'.E$1:.E$1048576];&quot;S&quot;)" office:value-type="float" office:value="0.9175" calcext:value-type="float">
            <text:p>0.92</text:p>
          </table:table-cell>
          <table:table-cell table:style-name="ce42" table:formula="of:=[.F52]/[.E52]" office:value-type="float" office:value="1" calcext:value-type="float">
            <text:p>1.00</text:p>
          </table:table-cell>
          <table:table-cell table:style-name="ce42" table:formula="of:=IFERROR(__xludf.dummyfunction(&quot;STDEV(FILTER('3 - The Internet'!G:G,'3 - The Internet'!A:A=A52,'3 - The Internet'!E:E=&quot;&quot;S&quot;&quot;))&quot;);0.165)" office:value-type="float" office:value="0.165" calcext:value-type="float">
            <text:p>0.17</text:p>
          </table:table-cell>
          <table:table-cell table:style-name="ce43" table:formula="of:=COUNTIFS([$'3 - The Internet'.A$1:.A$1048576];[.A52];[$'3 - The Internet'.E$1:.E$1048576];&quot;&lt;&gt;&quot;)" office:value-type="float" office:value="4" calcext:value-type="float">
            <text:p>4</text:p>
          </table:table-cell>
          <table:table-cell table:style-name="ce43" table:formula="of:=COUNTIFS([$'3 - The Internet'.A$1:.A$1048576];[.A52];[$'3 - The Internet'.E$1:.E$1048576];&quot;S&quot;)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Remover posterior</text:p>
          </table:table-cell>
          <table:table-cell table:style-name="ce34" table:formula="of:=AVERAGEIFS([$'3 - The Internet'.G$1:.G$1048576];[$'3 - The Internet'.A$1:.A$1048576];[.A53];[$'3 - The Internet'.E$1:.E$1048576];&quot;S&quot;)" office:value-type="float" office:value="1" calcext:value-type="float">
            <text:p>1.00</text:p>
          </table:table-cell>
          <table:table-cell table:style-name="ce42" table:formula="of:=[.F53]/[.E53]" office:value-type="float" office:value="1" calcext:value-type="float">
            <text:p>1.00</text:p>
          </table:table-cell>
          <table:table-cell table:style-name="ce42" table:formula="of:=IFERROR(__xludf.dummyfunction(&quot;STDEV(FILTER('3 - The Internet'!G:G,'3 - The Internet'!A:A=A53,'3 - The Internet'!E:E=&quot;&quot;S&quot;&quot;))&quot;);0)" office:value-type="float" office:value="0" calcext:value-type="float">
            <text:p>0.00</text:p>
          </table:table-cell>
          <table:table-cell table:style-name="ce43" table:formula="of:=COUNTIFS([$'3 - The Internet'.A$1:.A$1048576];[.A53];[$'3 - The Internet'.E$1:.E$1048576];&quot;&lt;&gt;&quot;)" office:value-type="float" office:value="3" calcext:value-type="float">
            <text:p>3</text:p>
          </table:table-cell>
          <table:table-cell table:style-name="ce43" table:formula="of:=COUNTIFS([$'3 - The Internet'.A$1:.A$1048576];[.A53];[$'3 - The Internet'.E$1:.E$1048576];&quot;S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Remover anterior ao pai</text:p>
          </table:table-cell>
          <table:table-cell table:style-name="ce34" table:formula="of:=AVERAGEIFS([$'3 - The Internet'.G$1:.G$1048576];[$'3 - The Internet'.A$1:.A$1048576];[.A54];[$'3 - The Internet'.E$1:.E$1048576];&quot;S&quot;)" office:value-type="float" office:value="1" calcext:value-type="float">
            <text:p>1.00</text:p>
          </table:table-cell>
          <table:table-cell table:style-name="ce42" table:formula="of:=[.F54]/[.E54]" office:value-type="float" office:value="1" calcext:value-type="float">
            <text:p>1.00</text:p>
          </table:table-cell>
          <table:table-cell table:style-name="ce42" table:formula="of:=IFERROR(__xludf.dummyfunction(&quot;STDEV(FILTER('3 - The Internet'!G:G,'3 - The Internet'!A:A=A54,'3 - The Internet'!E:E=&quot;&quot;S&quot;&quot;))&quot;);0)" office:value-type="float" office:value="0" calcext:value-type="float">
            <text:p>0.00</text:p>
          </table:table-cell>
          <table:table-cell table:style-name="ce43" table:formula="of:=COUNTIFS([$'3 - The Internet'.A$1:.A$1048576];[.A54];[$'3 - The Internet'.E$1:.E$1048576];&quot;&lt;&gt;&quot;)" office:value-type="float" office:value="3" calcext:value-type="float">
            <text:p>3</text:p>
          </table:table-cell>
          <table:table-cell table:style-name="ce43" table:formula="of:=COUNTIFS([$'3 - The Internet'.A$1:.A$1048576];[.A54];[$'3 - The Internet'.E$1:.E$1048576];&quot;S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Remover posterior ao pai</text:p>
          </table:table-cell>
          <table:table-cell table:style-name="ce34" table:formula="of:=AVERAGEIFS([$'3 - The Internet'.G$1:.G$1048576];[$'3 - The Internet'.A$1:.A$1048576];[.A55];[$'3 - The Internet'.E$1:.E$1048576];&quot;S&quot;)" office:value-type="float" office:value="1" calcext:value-type="float">
            <text:p>1.00</text:p>
          </table:table-cell>
          <table:table-cell table:style-name="ce42" table:formula="of:=[.F55]/[.E55]" office:value-type="float" office:value="1" calcext:value-type="float">
            <text:p>1.00</text:p>
          </table:table-cell>
          <table:table-cell table:style-name="ce42" office:value-type="float" office:value="0" calcext:value-type="float">
            <text:p>0.00</text:p>
          </table:table-cell>
          <table:table-cell table:style-name="ce43" table:formula="of:=COUNTIFS([$'3 - The Internet'.A$1:.A$1048576];[.A55];[$'3 - The Internet'.E$1:.E$1048576];&quot;&lt;&gt;&quot;)" office:value-type="float" office:value="1" calcext:value-type="float">
            <text:p>1</text:p>
          </table:table-cell>
          <table:table-cell table:style-name="ce43" table:formula="of:=COUNTIFS([$'3 - The Internet'.A$1:.A$1048576];[.A55];[$'3 - The Internet'.E$1:.E$1048576];&quot;S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Mover para cima</text:p>
          </table:table-cell>
          <table:table-cell table:style-name="ce34" table:formula="of:=AVERAGEIFS([$'3 - The Internet'.G$1:.G$1048576];[$'3 - The Internet'.A$1:.A$1048576];[.A56];[$'3 - The Internet'.E$1:.E$1048576];&quot;S&quot;)" office:value-type="float" office:value="0.856" calcext:value-type="float">
            <text:p>0.86</text:p>
          </table:table-cell>
          <table:table-cell table:style-name="ce42" table:formula="of:=[.F56]/[.E56]" office:value-type="float" office:value="0.833333333333333" calcext:value-type="float">
            <text:p>0.83</text:p>
          </table:table-cell>
          <table:table-cell table:style-name="ce42" table:formula="of:=IFERROR(__xludf.dummyfunction(&quot;STDEV(FILTER('3 - The Internet'!G:G,'3 - The Internet'!A:A=A56,'3 - The Internet'!E:E=&quot;&quot;S&quot;&quot;))&quot;);0.197306867594618)" office:value-type="float" office:value="0.1973068676" calcext:value-type="float">
            <text:p>0.20</text:p>
          </table:table-cell>
          <table:table-cell table:style-name="ce43" table:formula="of:=COUNTIFS([$'3 - The Internet'.A$1:.A$1048576];[.A56];[$'3 - The Internet'.E$1:.E$1048576];&quot;&lt;&gt;&quot;)" office:value-type="float" office:value="6" calcext:value-type="float">
            <text:p>6</text:p>
          </table:table-cell>
          <table:table-cell table:style-name="ce43" table:formula="of:=COUNTIFS([$'3 - The Internet'.A$1:.A$1048576];[.A56];[$'3 - The Internet'.E$1:.E$1048576];&quot;S&quot;)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Mover para baixo</text:p>
          </table:table-cell>
          <table:table-cell table:style-name="ce34" table:formula="of:=AVERAGEIFS([$'3 - The Internet'.G$1:.G$1048576];[$'3 - The Internet'.A$1:.A$1048576];[.A57];[$'3 - The Internet'.E$1:.E$1048576];&quot;S&quot;)" office:value-type="float" office:value="0.926" calcext:value-type="float">
            <text:p>0.93</text:p>
          </table:table-cell>
          <table:table-cell table:style-name="ce42" table:formula="of:=[.F57]/[.E57]" office:value-type="float" office:value="0.833333333333333" calcext:value-type="float">
            <text:p>0.83</text:p>
          </table:table-cell>
          <table:table-cell table:style-name="ce42" table:formula="of:=IFERROR(__xludf.dummyfunction(&quot;STDEV(FILTER('3 - The Internet'!G:G,'3 - The Internet'!A:A=A57,'3 - The Internet'!E:E=&quot;&quot;S&quot;&quot;))&quot;);0.165469030334984)" office:value-type="float" office:value="0.1654690303" calcext:value-type="float">
            <text:p>0.17</text:p>
          </table:table-cell>
          <table:table-cell table:style-name="ce43" table:formula="of:=COUNTIFS([$'3 - The Internet'.A$1:.A$1048576];[.A57];[$'3 - The Internet'.E$1:.E$1048576];&quot;&lt;&gt;&quot;)" office:value-type="float" office:value="6" calcext:value-type="float">
            <text:p>6</text:p>
          </table:table-cell>
          <table:table-cell table:style-name="ce43" table:formula="of:=COUNTIFS([$'3 - The Internet'.A$1:.A$1048576];[.A57];[$'3 - The Internet'.E$1:.E$1048576];&quot;S&quot;)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Mover pai para cima</text:p>
          </table:table-cell>
          <table:table-cell table:style-name="ce34" table:formula="of:=AVERAGEIFS([$'3 - The Internet'.G$1:.G$1048576];[$'3 - The Internet'.A$1:.A$1048576];[.A58];[$'3 - The Internet'.E$1:.E$1048576];&quot;S&quot;)" office:value-type="float" office:value="1" calcext:value-type="float">
            <text:p>1.00</text:p>
          </table:table-cell>
          <table:table-cell table:style-name="ce42" table:formula="of:=[.F58]/[.E58]" office:value-type="float" office:value="1" calcext:value-type="float">
            <text:p>1.00</text:p>
          </table:table-cell>
          <table:table-cell table:style-name="ce42" table:formula="of:=IFERROR(__xludf.dummyfunction(&quot;STDEV(FILTER('3 - The Internet'!G:G,'3 - The Internet'!A:A=A58,'3 - The Internet'!E:E=&quot;&quot;S&quot;&quot;))&quot;);0)" office:value-type="float" office:value="0" calcext:value-type="float">
            <text:p>0.00</text:p>
          </table:table-cell>
          <table:table-cell table:style-name="ce43" table:formula="of:=COUNTIFS([$'3 - The Internet'.A$1:.A$1048576];[.A58];[$'3 - The Internet'.E$1:.E$1048576];&quot;&lt;&gt;&quot;)" office:value-type="float" office:value="5" calcext:value-type="float">
            <text:p>5</text:p>
          </table:table-cell>
          <table:table-cell table:style-name="ce43" table:formula="of:=COUNTIFS([$'3 - The Internet'.A$1:.A$1048576];[.A58];[$'3 - The Internet'.E$1:.E$1048576];&quot;S&quot;)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Mover pai para baixo</text:p>
          </table:table-cell>
          <table:table-cell table:style-name="ce34" table:formula="of:=AVERAGEIFS([$'3 - The Internet'.G$1:.G$1048576];[$'3 - The Internet'.A$1:.A$1048576];[.A59];[$'3 - The Internet'.E$1:.E$1048576];&quot;S&quot;)" office:value-type="float" office:value="1" calcext:value-type="float">
            <text:p>1.00</text:p>
          </table:table-cell>
          <table:table-cell table:style-name="ce42" table:formula="of:=[.F59]/[.E59]" office:value-type="float" office:value="1" calcext:value-type="float">
            <text:p>1.00</text:p>
          </table:table-cell>
          <table:table-cell table:style-name="ce42" table:formula="of:=IFERROR(__xludf.dummyfunction(&quot;STDEV(FILTER('3 - The Internet'!G:G,'3 - The Internet'!A:A=A59,'3 - The Internet'!E:E=&quot;&quot;S&quot;&quot;))&quot;);0)" office:value-type="float" office:value="0" calcext:value-type="float">
            <text:p>0.00</text:p>
          </table:table-cell>
          <table:table-cell table:style-name="ce43" table:formula="of:=COUNTIFS([$'3 - The Internet'.A$1:.A$1048576];[.A59];[$'3 - The Internet'.E$1:.E$1048576];&quot;&lt;&gt;&quot;)" office:value-type="float" office:value="6" calcext:value-type="float">
            <text:p>6</text:p>
          </table:table-cell>
          <table:table-cell table:style-name="ce43" table:formula="of:=COUNTIFS([$'3 - The Internet'.A$1:.A$1048576];[.A59];[$'3 - The Internet'.E$1:.E$1048576];&quot;S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Inserir conteúdo</text:p>
          </table:table-cell>
          <table:table-cell table:style-name="ce34" table:formula="of:=AVERAGEIFS([$'3 - The Internet'.G$1:.G$1048576];[$'3 - The Internet'.A$1:.A$1048576];[.A60];[$'3 - The Internet'.E$1:.E$1048576];&quot;S&quot;)" office:value-type="float" office:value="1" calcext:value-type="float">
            <text:p>1.00</text:p>
          </table:table-cell>
          <table:table-cell table:style-name="ce42" table:formula="of:=[.F60]/[.E60]" office:value-type="float" office:value="1" calcext:value-type="float">
            <text:p>1.00</text:p>
          </table:table-cell>
          <table:table-cell table:style-name="ce42" table:formula="of:=IFERROR(__xludf.dummyfunction(&quot;STDEV(FILTER('3 - The Internet'!G:G,'3 - The Internet'!A:A=A60,'3 - The Internet'!E:E=&quot;&quot;S&quot;&quot;))&quot;);0)" office:value-type="float" office:value="0" calcext:value-type="float">
            <text:p>0.00</text:p>
          </table:table-cell>
          <table:table-cell table:style-name="ce43" table:formula="of:=COUNTIFS([$'3 - The Internet'.A$1:.A$1048576];[.A60];[$'3 - The Internet'.E$1:.E$1048576];&quot;&lt;&gt;&quot;)" office:value-type="float" office:value="4" calcext:value-type="float">
            <text:p>4</text:p>
          </table:table-cell>
          <table:table-cell table:style-name="ce43" table:formula="of:=COUNTIFS([$'3 - The Internet'.A$1:.A$1048576];[.A60];[$'3 - The Internet'.E$1:.E$1048576];&quot;S&quot;)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Excluir conteúdo</text:p>
          </table:table-cell>
          <table:table-cell table:style-name="ce34" table:formula="of:=AVERAGEIFS([$'3 - The Internet'.G$1:.G$1048576];[$'3 - The Internet'.A$1:.A$1048576];[.A61];[$'3 - The Internet'.E$1:.E$1048576];&quot;S&quot;)" office:value-type="float" office:value="1" calcext:value-type="float">
            <text:p>1.00</text:p>
          </table:table-cell>
          <table:table-cell table:style-name="ce42" table:formula="of:=[.F61]/[.E61]" office:value-type="float" office:value="1" calcext:value-type="float">
            <text:p>1.00</text:p>
          </table:table-cell>
          <table:table-cell table:style-name="ce42" table:formula="of:=IFERROR(__xludf.dummyfunction(&quot;STDEV(FILTER('3 - The Internet'!G:G,'3 - The Internet'!A:A=A61,'3 - The Internet'!E:E=&quot;&quot;S&quot;&quot;))&quot;);0)" office:value-type="float" office:value="0" calcext:value-type="float">
            <text:p>0.00</text:p>
          </table:table-cell>
          <table:table-cell table:style-name="ce43" table:formula="of:=COUNTIFS([$'3 - The Internet'.A$1:.A$1048576];[.A61];[$'3 - The Internet'.E$1:.E$1048576];&quot;&lt;&gt;&quot;)" office:value-type="float" office:value="3" calcext:value-type="float">
            <text:p>3</text:p>
          </table:table-cell>
          <table:table-cell table:style-name="ce43" table:formula="of:=COUNTIFS([$'3 - The Internet'.A$1:.A$1048576];[.A61];[$'3 - The Internet'.E$1:.E$1048576];&quot;S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Alterar conteúdo</text:p>
          </table:table-cell>
          <table:table-cell table:style-name="ce34" table:formula="of:=AVERAGEIFS([$'3 - The Internet'.G$1:.G$1048576];[$'3 - The Internet'.A$1:.A$1048576];[.A62];[$'3 - The Internet'.E$1:.E$1048576];&quot;S&quot;)" office:value-type="float" office:value="1" calcext:value-type="float">
            <text:p>1.00</text:p>
          </table:table-cell>
          <table:table-cell table:style-name="ce42" table:formula="of:=[.F62]/[.E62]" office:value-type="float" office:value="1" calcext:value-type="float">
            <text:p>1.00</text:p>
          </table:table-cell>
          <table:table-cell table:style-name="ce42" table:formula="of:=IFERROR(__xludf.dummyfunction(&quot;STDEV(FILTER('3 - The Internet'!G:G,'3 - The Internet'!A:A=A62,'3 - The Internet'!E:E=&quot;&quot;S&quot;&quot;))&quot;);0)" office:value-type="float" office:value="0" calcext:value-type="float">
            <text:p>0.00</text:p>
          </table:table-cell>
          <table:table-cell table:style-name="ce43" table:formula="of:=COUNTIFS([$'3 - The Internet'.A$1:.A$1048576];[.A62];[$'3 - The Internet'.E$1:.E$1048576];&quot;&lt;&gt;&quot;)" office:value-type="float" office:value="4" calcext:value-type="float">
            <text:p>4</text:p>
          </table:table-cell>
          <table:table-cell table:style-name="ce43" table:formula="of:=COUNTIFS([$'3 - The Internet'.A$1:.A$1048576];[.A62];[$'3 - The Internet'.E$1:.E$1048576];&quot;S&quot;)" office:value-type="float" office:value="4" calcext:value-type="float">
            <text:p>4</text:p>
          </table:table-cell>
          <table:table-cell table:number-columns-repeated="101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core Médio" table:style-name="ta6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1020" table:default-cell-style-name="Default"/>
        <table:table-row table:style-name="ro2">
          <table:table-cell table:style-name="ce40" office:value-type="string" calcext:value-type="string" table:number-columns-spanned="4" table:number-rows-spanned="1">
            <text:p>Score Médio</text:p>
          </table:table-cell>
          <table:covered-table-cell table:number-columns-repeated="2" table:style-name="ce7"/>
          <table:covered-table-cell table:style-name="ce14"/>
          <table:table-cell table:number-columns-repeated="1020"/>
        </table:table-row>
        <table:table-row table:style-name="ro2">
          <table:table-cell table:style-name="ce44" office:value-type="string" calcext:value-type="string">
            <text:p>Operadores</text:p>
          </table:table-cell>
          <table:table-cell table:style-name="ce40" office:value-type="string" calcext:value-type="string">
            <text:p>Warehouse inventory system</text:p>
          </table:table-cell>
          <table:table-cell table:style-name="ce40" office:value-type="string" calcext:value-type="string">
            <text:p>Sauce Labs Sample Application</text:p>
          </table:table-cell>
          <table:table-cell table:style-name="ce40" office:value-type="string" calcext:value-type="string">
            <text:p>The Internet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Adicionar atributo</text:p>
          </table:table-cell>
          <table:table-cell table:style-name="ce42" table:formula="of:=[$Resumo.B3]" office:value-type="float" office:value="1" calcext:value-type="float">
            <text:p>1.00</text:p>
          </table:table-cell>
          <table:table-cell table:style-name="ce42" table:formula="of:=[$Resumo.B24]" office:value-type="float" office:value="0.934" calcext:value-type="float">
            <text:p>0.93</text:p>
          </table:table-cell>
          <table:table-cell table:style-name="ce42" table:formula="of:=[$Resumo.B45]" office:value-type="float" office:value="1" calcext:value-type="float">
            <text:p>1.00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Remover atributo</text:p>
          </table:table-cell>
          <table:table-cell table:style-name="ce42" table:formula="of:=[$Resumo.B4]" office:value-type="float" office:value="0.952" calcext:value-type="float">
            <text:p>0.95</text:p>
          </table:table-cell>
          <table:table-cell table:style-name="ce42" table:formula="of:=[$Resumo.B25]" office:value-type="float" office:value="0.9619047619" calcext:value-type="float">
            <text:p>0.96</text:p>
          </table:table-cell>
          <table:table-cell table:style-name="ce42" table:formula="of:=[$Resumo.B46]" office:value-type="float" office:value="0.963" calcext:value-type="float">
            <text:p>0.96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Alterar atributo</text:p>
          </table:table-cell>
          <table:table-cell table:style-name="ce42" table:formula="of:=[$Resumo.B5]" office:value-type="float" office:value="0.966875" calcext:value-type="float">
            <text:p>0.97</text:p>
          </table:table-cell>
          <table:table-cell table:style-name="ce42" table:formula="of:=[$Resumo.B26]" office:value-type="float" office:value="0.9555555556" calcext:value-type="float">
            <text:p>0.96</text:p>
          </table:table-cell>
          <table:table-cell table:style-name="ce42" table:formula="of:=[$Resumo.B47]" office:value-type="float" office:value="0.935" calcext:value-type="float">
            <text:p>0.94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Inserir antes</text:p>
          </table:table-cell>
          <table:table-cell table:style-name="ce42" table:formula="of:=[$Resumo.B6]" office:value-type="float" office:value="1" calcext:value-type="float">
            <text:p>1.00</text:p>
          </table:table-cell>
          <table:table-cell table:style-name="ce42" table:formula="of:=[$Resumo.B27]" office:value-type="float" office:value="1" calcext:value-type="float">
            <text:p>1.00</text:p>
          </table:table-cell>
          <table:table-cell table:style-name="ce42" table:formula="of:=[$Resumo.B48]" office:value-type="float" office:value="0.82" calcext:value-type="float">
            <text:p>0.82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Inserir depois</text:p>
          </table:table-cell>
          <table:table-cell table:style-name="ce42" table:formula="of:=[$Resumo.B7]" office:value-type="float" office:value="1" calcext:value-type="float">
            <text:p>1.00</text:p>
          </table:table-cell>
          <table:table-cell table:style-name="ce42" table:formula="of:=[$Resumo.B28]" office:value-type="float" office:value="0.945" calcext:value-type="float">
            <text:p>0.95</text:p>
          </table:table-cell>
          <table:table-cell table:style-name="ce42" table:formula="of:=[$Resumo.B49]" office:value-type="float" office:value="1" calcext:value-type="float">
            <text:p>1.00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Inserir antes do pai</text:p>
          </table:table-cell>
          <table:table-cell table:style-name="ce42" table:formula="of:=[$Resumo.B8]" office:value-type="float" office:value="1" calcext:value-type="float">
            <text:p>1.00</text:p>
          </table:table-cell>
          <table:table-cell table:style-name="ce42" table:formula="of:=[$Resumo.B29]" office:value-type="float" office:value="0.9625" calcext:value-type="float">
            <text:p>0.96</text:p>
          </table:table-cell>
          <table:table-cell table:style-name="ce42" table:formula="of:=[$Resumo.B50]" office:value-type="float" office:value="1" calcext:value-type="float">
            <text:p>1.00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Inserir depois do pai</text:p>
          </table:table-cell>
          <table:table-cell table:style-name="ce42" table:formula="of:=[$Resumo.B9]" office:value-type="float" office:value="1" calcext:value-type="float">
            <text:p>1.00</text:p>
          </table:table-cell>
          <table:table-cell table:style-name="ce42" table:formula="of:=[$Resumo.B30]" office:value-type="float" office:value="0.9183333333" calcext:value-type="float">
            <text:p>0.92</text:p>
          </table:table-cell>
          <table:table-cell table:style-name="ce42" table:formula="of:=[$Resumo.B51]" office:value-type="float" office:value="1" calcext:value-type="float">
            <text:p>1.00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Remover anterior</text:p>
          </table:table-cell>
          <table:table-cell table:style-name="ce42" table:formula="of:=[$Resumo.B10]" office:value-type="float" office:value="1" calcext:value-type="float">
            <text:p>1.00</text:p>
          </table:table-cell>
          <table:table-cell table:style-name="ce42" table:formula="of:=[$Resumo.B31]" office:value-type="float" office:value="1" calcext:value-type="float">
            <text:p>1.00</text:p>
          </table:table-cell>
          <table:table-cell table:style-name="ce42" table:formula="of:=[$Resumo.B52]" office:value-type="float" office:value="0.9175" calcext:value-type="float">
            <text:p>0.92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Remover posterior</text:p>
          </table:table-cell>
          <table:table-cell table:style-name="ce42" table:formula="of:=[$Resumo.B11]" office:value-type="float" office:value="1" calcext:value-type="float">
            <text:p>1.00</text:p>
          </table:table-cell>
          <table:table-cell table:style-name="ce42" table:formula="of:=[$Resumo.B32]" office:value-type="float" office:value="0.67" calcext:value-type="float">
            <text:p>0.67</text:p>
          </table:table-cell>
          <table:table-cell table:style-name="ce42" table:formula="of:=[$Resumo.B53]" office:value-type="float" office:value="1" calcext:value-type="float">
            <text:p>1.00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Remover anterior ao pai</text:p>
          </table:table-cell>
          <table:table-cell table:style-name="ce42" table:formula="of:=[$Resumo.B12]" office:value-type="float" office:value="1" calcext:value-type="float">
            <text:p>1.00</text:p>
          </table:table-cell>
          <table:table-cell table:style-name="ce42" table:formula="of:=[$Resumo.B33]" office:value-type="float" office:value="1" calcext:value-type="float">
            <text:p>1.00</text:p>
          </table:table-cell>
          <table:table-cell table:style-name="ce42" table:formula="of:=[$Resumo.B54]" office:value-type="float" office:value="1" calcext:value-type="float">
            <text:p>1.00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Remover posterior ao pai</text:p>
          </table:table-cell>
          <table:table-cell table:style-name="ce42" table:formula="of:=[$Resumo.B13]" office:value-type="float" office:value="1" calcext:value-type="float">
            <text:p>1.00</text:p>
          </table:table-cell>
          <table:table-cell table:style-name="ce42" table:formula="of:=[$Resumo.B34]" office:value-type="float" office:value="1" calcext:value-type="float">
            <text:p>1.00</text:p>
          </table:table-cell>
          <table:table-cell table:style-name="ce42" table:formula="of:=[$Resumo.B55]" office:value-type="float" office:value="1" calcext:value-type="float">
            <text:p>1.00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Mover para cima</text:p>
          </table:table-cell>
          <table:table-cell table:style-name="ce42" table:formula="of:=[$Resumo.B14]" office:value-type="float" office:value="1" calcext:value-type="float">
            <text:p>1.00</text:p>
          </table:table-cell>
          <table:table-cell table:style-name="ce42" table:formula="of:=[$Resumo.B35]" office:value-type="float" office:value="1" calcext:value-type="float">
            <text:p>1.00</text:p>
          </table:table-cell>
          <table:table-cell table:style-name="ce42" table:formula="of:=[$Resumo.B56]" office:value-type="float" office:value="0.856" calcext:value-type="float">
            <text:p>0.86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Mover para baixo</text:p>
          </table:table-cell>
          <table:table-cell table:style-name="ce42" table:formula="of:=[$Resumo.B15]" office:value-type="float" office:value="1" calcext:value-type="float">
            <text:p>1.00</text:p>
          </table:table-cell>
          <table:table-cell table:style-name="ce42" table:formula="of:=[$Resumo.B36]" office:value-type="float" office:value="1" calcext:value-type="float">
            <text:p>1.00</text:p>
          </table:table-cell>
          <table:table-cell table:style-name="ce42" table:formula="of:=[$Resumo.B57]" office:value-type="float" office:value="0.926" calcext:value-type="float">
            <text:p>0.93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Mover pai para cima</text:p>
          </table:table-cell>
          <table:table-cell table:style-name="ce42" table:formula="of:=[$Resumo.B16]" office:value-type="float" office:value="0.8966666667" calcext:value-type="float">
            <text:p>0.90</text:p>
          </table:table-cell>
          <table:table-cell table:style-name="ce42" table:formula="of:=[$Resumo.B37]" office:value-type="float" office:value="0.974" calcext:value-type="float">
            <text:p>0.97</text:p>
          </table:table-cell>
          <table:table-cell table:style-name="ce42" table:formula="of:=[$Resumo.B58]" office:value-type="float" office:value="1" calcext:value-type="float">
            <text:p>1.00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Mover pai para baixo</text:p>
          </table:table-cell>
          <table:table-cell table:style-name="ce42" table:formula="of:=[$Resumo.B17]" office:value-type="float" office:value="0.8966666667" calcext:value-type="float">
            <text:p>0.90</text:p>
          </table:table-cell>
          <table:table-cell table:style-name="ce42" table:formula="of:=[$Resumo.B38]" office:value-type="float" office:value="0.974" calcext:value-type="float">
            <text:p>0.97</text:p>
          </table:table-cell>
          <table:table-cell table:style-name="ce42" table:formula="of:=[$Resumo.B59]" office:value-type="float" office:value="1" calcext:value-type="float">
            <text:p>1.00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Inserir conteúdo</text:p>
          </table:table-cell>
          <table:table-cell table:style-name="ce42" table:formula="of:=[$Resumo.B18]" office:value-type="float" office:value="1" calcext:value-type="float">
            <text:p>1.00</text:p>
          </table:table-cell>
          <table:table-cell table:style-name="ce42" table:formula="of:=[$Resumo.B39]" office:value-type="float" office:value="0.9175" calcext:value-type="float">
            <text:p>0.92</text:p>
          </table:table-cell>
          <table:table-cell table:style-name="ce42" table:formula="of:=[$Resumo.B60]" office:value-type="float" office:value="1" calcext:value-type="float">
            <text:p>1.00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Excluir conteúdo</text:p>
          </table:table-cell>
          <table:table-cell table:style-name="ce42" table:formula="of:=[$Resumo.B19]" office:value-type="float" office:value="1" calcext:value-type="float">
            <text:p>1.00</text:p>
          </table:table-cell>
          <table:table-cell table:style-name="ce42" table:formula="of:=[$Resumo.B40]" office:value-type="float" office:value="0.9175" calcext:value-type="float">
            <text:p>0.92</text:p>
          </table:table-cell>
          <table:table-cell table:style-name="ce42" table:formula="of:=[$Resumo.B61]" office:value-type="float" office:value="1" calcext:value-type="float">
            <text:p>1.00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Alterar conteúdo</text:p>
          </table:table-cell>
          <table:table-cell table:style-name="ce42" table:formula="of:=[$Resumo.B20]" office:value-type="float" office:value="1" calcext:value-type="float">
            <text:p>1.00</text:p>
          </table:table-cell>
          <table:table-cell table:style-name="ce42" table:formula="of:=[$Resumo.B41]" office:value-type="float" office:value="0.9175" calcext:value-type="float">
            <text:p>0.92</text:p>
          </table:table-cell>
          <table:table-cell table:style-name="ce42" table:formula="of:=[$Resumo.B62]" office:value-type="float" office:value="1" calcext:value-type="float">
            <text:p>1.00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>
            <draw:frame table:end-cell-address="'Score Médio'.D54" table:end-x="42.12pt" table:end-y="14.97pt" draw:z-index="0" draw:name="Chart 1" draw:style-name="gr1" draw:text-style-name="P1" svg:width="560.21pt" svg:height="518.97pt" svg:x="0pt" svg:y="0pt">
              <draw:object draw:notify-on-update-of-ranges="'Score Médio'.A3:'Score Médio'.A20 'Score Médio'.B1:'Score Médio'.B2 'Score Médio'.B3:'Score Médio'.B20 'Score Médio'.C1:'Score Médio'.C2 'Score Médio'.C3:'Score Médio'.C20 'Score Médio'.D1:'Score Médio'.D2 'Score Médio'.D3:'Score Médio'.D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ficácia Média" table:style-name="ta7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1020" table:default-cell-style-name="Default"/>
        <table:table-row table:style-name="ro2">
          <table:table-cell table:style-name="ce40" office:value-type="string" calcext:value-type="string" table:number-columns-spanned="4" table:number-rows-spanned="1">
            <text:p>Eficácia Média</text:p>
          </table:table-cell>
          <table:covered-table-cell table:number-columns-repeated="2" table:style-name="ce7"/>
          <table:covered-table-cell table:style-name="ce14"/>
          <table:table-cell table:number-columns-repeated="1020"/>
        </table:table-row>
        <table:table-row table:style-name="ro2">
          <table:table-cell table:style-name="ce44" office:value-type="string" calcext:value-type="string">
            <text:p>Operadores</text:p>
          </table:table-cell>
          <table:table-cell table:style-name="ce40" office:value-type="string" calcext:value-type="string">
            <text:p>Warehouse inventory system</text:p>
          </table:table-cell>
          <table:table-cell table:style-name="ce40" office:value-type="string" calcext:value-type="string">
            <text:p>Sauce Labs Sample Application</text:p>
          </table:table-cell>
          <table:table-cell table:style-name="ce40" office:value-type="string" calcext:value-type="string">
            <text:p>The Internet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Adicionar atributo</text:p>
          </table:table-cell>
          <table:table-cell table:style-name="ce42" table:formula="of:=[$Resumo.C3]" office:value-type="float" office:value="1" calcext:value-type="float">
            <text:p>1.00</text:p>
          </table:table-cell>
          <table:table-cell table:style-name="ce42" table:formula="of:=[$Resumo.C24]" office:value-type="float" office:value="1" calcext:value-type="float">
            <text:p>1.00</text:p>
          </table:table-cell>
          <table:table-cell table:style-name="ce42" table:formula="of:=[$Resumo.C45]" office:value-type="float" office:value="1" calcext:value-type="float">
            <text:p>1.00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Remover atributo</text:p>
          </table:table-cell>
          <table:table-cell table:style-name="ce42" table:formula="of:=[$Resumo.C4]" office:value-type="float" office:value="0.9523809524" calcext:value-type="float">
            <text:p>0.95</text:p>
          </table:table-cell>
          <table:table-cell table:style-name="ce42" table:formula="of:=[$Resumo.C25]" office:value-type="float" office:value="0.9545454545" calcext:value-type="float">
            <text:p>0.95</text:p>
          </table:table-cell>
          <table:table-cell table:style-name="ce42" table:formula="of:=[$Resumo.C46]" office:value-type="float" office:value="0.9090909091" calcext:value-type="float">
            <text:p>0.91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Alterar atributo</text:p>
          </table:table-cell>
          <table:table-cell table:style-name="ce42" table:formula="of:=[$Resumo.C5]" office:value-type="float" office:value="1" calcext:value-type="float">
            <text:p>1.00</text:p>
          </table:table-cell>
          <table:table-cell table:style-name="ce42" table:formula="of:=[$Resumo.C26]" office:value-type="float" office:value="1" calcext:value-type="float">
            <text:p>1.00</text:p>
          </table:table-cell>
          <table:table-cell table:style-name="ce42" table:formula="of:=[$Resumo.C47]" office:value-type="float" office:value="1" calcext:value-type="float">
            <text:p>1.00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Inserir antes</text:p>
          </table:table-cell>
          <table:table-cell table:style-name="ce42" table:formula="of:=[$Resumo.C6]" office:value-type="float" office:value="0.8333333333" calcext:value-type="float">
            <text:p>0.83</text:p>
          </table:table-cell>
          <table:table-cell table:style-name="ce42" table:formula="of:=[$Resumo.C27]" office:value-type="float" office:value="0.8333333333" calcext:value-type="float">
            <text:p>0.83</text:p>
          </table:table-cell>
          <table:table-cell table:style-name="ce42" table:formula="of:=[$Resumo.C48]" office:value-type="float" office:value="0.3333333333" calcext:value-type="float">
            <text:p>0.33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Inserir depois</text:p>
          </table:table-cell>
          <table:table-cell table:style-name="ce42" table:formula="of:=[$Resumo.C7]" office:value-type="float" office:value="1" calcext:value-type="float">
            <text:p>1.00</text:p>
          </table:table-cell>
          <table:table-cell table:style-name="ce42" table:formula="of:=[$Resumo.C28]" office:value-type="float" office:value="1" calcext:value-type="float">
            <text:p>1.00</text:p>
          </table:table-cell>
          <table:table-cell table:style-name="ce42" table:formula="of:=[$Resumo.C49]" office:value-type="float" office:value="1" calcext:value-type="float">
            <text:p>1.00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Inserir antes do pai</text:p>
          </table:table-cell>
          <table:table-cell table:style-name="ce42" table:formula="of:=[$Resumo.C8]" office:value-type="float" office:value="0.3333333333" calcext:value-type="float">
            <text:p>0.33</text:p>
          </table:table-cell>
          <table:table-cell table:style-name="ce42" table:formula="of:=[$Resumo.C29]" office:value-type="float" office:value="0.6666666667" calcext:value-type="float">
            <text:p>0.67</text:p>
          </table:table-cell>
          <table:table-cell table:style-name="ce42" table:formula="of:=[$Resumo.C50]" office:value-type="float" office:value="0.6666666667" calcext:value-type="float">
            <text:p>0.67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Inserir depois do pai</text:p>
          </table:table-cell>
          <table:table-cell table:style-name="ce42" table:formula="of:=[$Resumo.C9]" office:value-type="float" office:value="1" calcext:value-type="float">
            <text:p>1.00</text:p>
          </table:table-cell>
          <table:table-cell table:style-name="ce42" table:formula="of:=[$Resumo.C30]" office:value-type="float" office:value="1" calcext:value-type="float">
            <text:p>1.00</text:p>
          </table:table-cell>
          <table:table-cell table:style-name="ce42" table:formula="of:=[$Resumo.C51]" office:value-type="float" office:value="1" calcext:value-type="float">
            <text:p>1.00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Remover anterior</text:p>
          </table:table-cell>
          <table:table-cell table:style-name="ce42" table:formula="of:=[$Resumo.C10]" office:value-type="float" office:value="1" calcext:value-type="float">
            <text:p>1.00</text:p>
          </table:table-cell>
          <table:table-cell table:style-name="ce42" table:formula="of:=[$Resumo.C31]" office:value-type="float" office:value="1" calcext:value-type="float">
            <text:p>1.00</text:p>
          </table:table-cell>
          <table:table-cell table:style-name="ce42" table:formula="of:=[$Resumo.C52]" office:value-type="float" office:value="1" calcext:value-type="float">
            <text:p>1.00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Remover posterior</text:p>
          </table:table-cell>
          <table:table-cell table:style-name="ce42" table:formula="of:=[$Resumo.C11]" office:value-type="float" office:value="1" calcext:value-type="float">
            <text:p>1.00</text:p>
          </table:table-cell>
          <table:table-cell table:style-name="ce42" table:formula="of:=[$Resumo.C32]" office:value-type="float" office:value="1" calcext:value-type="float">
            <text:p>1.00</text:p>
          </table:table-cell>
          <table:table-cell table:style-name="ce42" table:formula="of:=[$Resumo.C53]" office:value-type="float" office:value="1" calcext:value-type="float">
            <text:p>1.00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Remover anterior ao pai</text:p>
          </table:table-cell>
          <table:table-cell table:style-name="ce42" table:formula="of:=[$Resumo.C12]" office:value-type="float" office:value="1" calcext:value-type="float">
            <text:p>1.00</text:p>
          </table:table-cell>
          <table:table-cell table:style-name="ce42" table:formula="of:=[$Resumo.C33]" office:value-type="float" office:value="1" calcext:value-type="float">
            <text:p>1.00</text:p>
          </table:table-cell>
          <table:table-cell table:style-name="ce42" table:formula="of:=[$Resumo.C54]" office:value-type="float" office:value="1" calcext:value-type="float">
            <text:p>1.00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Remover posterior ao pai</text:p>
          </table:table-cell>
          <table:table-cell table:style-name="ce42" table:formula="of:=[$Resumo.C13]" office:value-type="float" office:value="1" calcext:value-type="float">
            <text:p>1.00</text:p>
          </table:table-cell>
          <table:table-cell table:style-name="ce42" table:formula="of:=[$Resumo.C34]" office:value-type="float" office:value="1" calcext:value-type="float">
            <text:p>1.00</text:p>
          </table:table-cell>
          <table:table-cell table:style-name="ce42" table:formula="of:=[$Resumo.C55]" office:value-type="float" office:value="1" calcext:value-type="float">
            <text:p>1.00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Mover para cima</text:p>
          </table:table-cell>
          <table:table-cell table:style-name="ce42" table:formula="of:=[$Resumo.C14]" office:value-type="float" office:value="1" calcext:value-type="float">
            <text:p>1.00</text:p>
          </table:table-cell>
          <table:table-cell table:style-name="ce42" table:formula="of:=[$Resumo.C35]" office:value-type="float" office:value="0.8333333333" calcext:value-type="float">
            <text:p>0.83</text:p>
          </table:table-cell>
          <table:table-cell table:style-name="ce42" table:formula="of:=[$Resumo.C56]" office:value-type="float" office:value="0.8333333333" calcext:value-type="float">
            <text:p>0.83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Mover para baixo</text:p>
          </table:table-cell>
          <table:table-cell table:style-name="ce42" table:formula="of:=[$Resumo.C15]" office:value-type="float" office:value="1" calcext:value-type="float">
            <text:p>1.00</text:p>
          </table:table-cell>
          <table:table-cell table:style-name="ce42" table:formula="of:=[$Resumo.C36]" office:value-type="float" office:value="0.8333333333" calcext:value-type="float">
            <text:p>0.83</text:p>
          </table:table-cell>
          <table:table-cell table:style-name="ce42" table:formula="of:=[$Resumo.C57]" office:value-type="float" office:value="0.8333333333" calcext:value-type="float">
            <text:p>0.83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Mover pai para cima</text:p>
          </table:table-cell>
          <table:table-cell table:style-name="ce42" table:formula="of:=[$Resumo.C16]" office:value-type="float" office:value="1" calcext:value-type="float">
            <text:p>1.00</text:p>
          </table:table-cell>
          <table:table-cell table:style-name="ce42" table:formula="of:=[$Resumo.C37]" office:value-type="float" office:value="0.8333333333" calcext:value-type="float">
            <text:p>0.83</text:p>
          </table:table-cell>
          <table:table-cell table:style-name="ce42" table:formula="of:=[$Resumo.C58]" office:value-type="float" office:value="1" calcext:value-type="float">
            <text:p>1.00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Mover pai para baixo</text:p>
          </table:table-cell>
          <table:table-cell table:style-name="ce42" table:formula="of:=[$Resumo.C17]" office:value-type="float" office:value="1" calcext:value-type="float">
            <text:p>1.00</text:p>
          </table:table-cell>
          <table:table-cell table:style-name="ce42" table:formula="of:=[$Resumo.C38]" office:value-type="float" office:value="0.8333333333" calcext:value-type="float">
            <text:p>0.83</text:p>
          </table:table-cell>
          <table:table-cell table:style-name="ce42" table:formula="of:=[$Resumo.C59]" office:value-type="float" office:value="1" calcext:value-type="float">
            <text:p>1.00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Inserir conteúdo</text:p>
          </table:table-cell>
          <table:table-cell table:style-name="ce42" table:formula="of:=[$Resumo.C18]" office:value-type="float" office:value="1" calcext:value-type="float">
            <text:p>1.00</text:p>
          </table:table-cell>
          <table:table-cell table:style-name="ce42" table:formula="of:=[$Resumo.C39]" office:value-type="float" office:value="1" calcext:value-type="float">
            <text:p>1.00</text:p>
          </table:table-cell>
          <table:table-cell table:style-name="ce42" table:formula="of:=[$Resumo.C60]" office:value-type="float" office:value="1" calcext:value-type="float">
            <text:p>1.00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Excluir conteúdo</text:p>
          </table:table-cell>
          <table:table-cell table:style-name="ce42" table:formula="of:=[$Resumo.C19]" office:value-type="float" office:value="1" calcext:value-type="float">
            <text:p>1.00</text:p>
          </table:table-cell>
          <table:table-cell table:style-name="ce42" table:formula="of:=[$Resumo.C40]" office:value-type="float" office:value="1" calcext:value-type="float">
            <text:p>1.00</text:p>
          </table:table-cell>
          <table:table-cell table:style-name="ce42" table:formula="of:=[$Resumo.C61]" office:value-type="float" office:value="1" calcext:value-type="float">
            <text:p>1.00</text:p>
          </table:table-cell>
          <table:table-cell table:number-columns-repeated="1020"/>
        </table:table-row>
        <table:table-row table:style-name="ro2">
          <table:table-cell table:style-name="ce31" office:value-type="string" calcext:value-type="string">
            <text:p>Alterar conteúdo</text:p>
          </table:table-cell>
          <table:table-cell table:style-name="ce42" table:formula="of:=[$Resumo.C20]" office:value-type="float" office:value="1" calcext:value-type="float">
            <text:p>1.00</text:p>
          </table:table-cell>
          <table:table-cell table:style-name="ce42" table:formula="of:=[$Resumo.C41]" office:value-type="float" office:value="1" calcext:value-type="float">
            <text:p>1.00</text:p>
          </table:table-cell>
          <table:table-cell table:style-name="ce42" table:formula="of:=[$Resumo.C62]" office:value-type="float" office:value="1" calcext:value-type="float">
            <text:p>1.00</text:p>
          </table:table-cell>
          <table:table-cell table:number-columns-repeated="1020"/>
        </table:table-row>
        <table:table-row table:style-name="ro3">
          <table:table-cell>
            <draw:frame table:end-cell-address="'Eficácia Média'.D54" table:end-x="42.89pt" table:end-y="14.2pt" draw:z-index="0" draw:name="Chart 2" draw:style-name="gr1" draw:text-style-name="P1" svg:width="560.98pt" svg:height="518.97pt" svg:x="0pt" svg:y="15pt">
              <draw:object draw:notify-on-update-of-ranges="'Eficácia Média'.A3:'Eficácia Média'.A20 'Eficácia Média'.B1:'Eficácia Média'.B2 'Eficácia Média'.B3:'Eficácia Média'.B20 'Eficácia Média'.C1:'Eficácia Média'.C2 'Eficácia Média'.C3:'Eficácia Média'.C20 'Eficácia Média'.D1:'Eficácia Média'.D2 'Eficácia Média'.D3:'Eficácia Média'.D2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tal" table:style-name="ta8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" table:number-columns-repeated="1018" table:default-cell-style-name="Default"/>
        <table:table-row table:style-name="ro2">
          <table:table-cell table:style-name="ce40" office:value-type="string" calcext:value-type="string" table:number-columns-spanned="6" table:number-rows-spanned="1">
            <text:p>Média Total</text:p>
          </table:table-cell>
          <table:covered-table-cell table:number-columns-repeated="4" table:style-name="ce7"/>
          <table:covered-table-cell table:style-name="ce14"/>
          <table:table-cell table:number-columns-repeated="1018"/>
        </table:table-row>
        <table:table-row table:style-name="ro2">
          <table:table-cell table:style-name="ce40" office:value-type="string" calcext:value-type="string">
            <text:p>Operadores</text:p>
          </table:table-cell>
          <table:table-cell table:style-name="ce41" office:value-type="string" calcext:value-type="string">
            <text:p>Score</text:p>
          </table:table-cell>
          <table:table-cell table:style-name="ce40" office:value-type="string" calcext:value-type="string">
            <text:p>Eficácia</text:p>
          </table:table-cell>
          <table:table-cell table:style-name="ce40" office:value-type="string" calcext:value-type="string">
            <text:p>Desvio Score</text:p>
          </table:table-cell>
          <table:table-cell table:style-name="ce40" office:value-type="string" calcext:value-type="string">
            <text:p>Mutantes aplicados</text:p>
          </table:table-cell>
          <table:table-cell table:style-name="ce40" office:value-type="string" calcext:value-type="string">
            <text:p>Mutantes mortos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Adicionar atributo</text:p>
          </table:table-cell>
          <table:table-cell table:style-name="ce34" table:formula="of:=IFERROR(__xludf.dummyfunction(&quot;AVERAGE(FILTER('1 - Warehouse Inventory System'!G:G,'1 - Warehouse Inventory System'!A:A=A3,'1 - Warehouse Inventory System'!E:E=&quot;&quot;S&quot;&quot;),FILTER('2 - Sauce Labs Sample Application'!G:G,'2 - Sauce Labs Sample Application'!A:A=A3,'2 - Sauce Labs Sample Applic&quot;&amp;&quot;ation'!E:E=&quot;&quot;S&quot;&quot;),FILTER('3 - The Internet'!G:G,'3 - The Internet'!A:A=A3,'3 - The Internet'!E:E=&quot;&quot;S&quot;&quot;))&quot;);0.978709677419355)" office:value-type="float" office:value="0.9787096774" calcext:value-type="float">
            <text:p>0.98</text:p>
          </table:table-cell>
          <table:table-cell table:style-name="ce42" table:formula="of:=[.F3]/[.E3]" office:value-type="float" office:value="1" calcext:value-type="float">
            <text:p>1.00</text:p>
          </table:table-cell>
          <table:table-cell table:style-name="ce42" table:formula="of:=IFERROR(__xludf.dummyfunction(&quot;STDEV( FILTER('1 - Warehouse Inventory System'!G:G,'1 - Warehouse Inventory System'!A:A=A3,'1 - Warehouse Inventory System'!E:E=&quot;&quot;S&quot;&quot;),FILTER('2 - Sauce Labs Sample Application'!G:G,'2 - Sauce Labs Sample Application'!A:A=A3,'2 - Sauce Labs Sample Applica&quot;&amp;&quot;tion'!E:E=&quot;&quot;S&quot;&quot;),FILTER('3 - The Internet'!G:G,'3 - The Internet'!A:A=A3,'3 - The Internet'!E:E=&quot;&quot;S&quot;&quot;))&quot;);0.0824112425778534)" office:value-type="float" office:value="0.08241124258" calcext:value-type="float">
            <text:p>0.08</text:p>
          </table:table-cell>
          <table:table-cell table:style-name="ce43" table:formula="of:=SUMIF([$Resumo.A$1:.A$1048576];[.A3];[$Resumo.E$1:.E$1048576])" office:value-type="float" office:value="31" calcext:value-type="float">
            <text:p>31</text:p>
          </table:table-cell>
          <table:table-cell table:style-name="ce43" table:formula="of:=SUMIF([$Resumo.A$1:.A$1048576];[.A3];[$Resumo.F$1:.F$1048576])"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Remover atributo</text:p>
          </table:table-cell>
          <table:table-cell table:style-name="ce34" table:formula="of:=IFERROR(__xludf.dummyfunction(&quot;AVERAGE(FILTER('1 - Warehouse Inventory System'!G:G,'1 - Warehouse Inventory System'!A:A=A4,'1 - Warehouse Inventory System'!E:E=&quot;&quot;S&quot;&quot;),FILTER('2 - Sauce Labs Sample Application'!G:G,'2 - Sauce Labs Sample Application'!A:A=A4,'2 - Sauce Labs Sample Applic&quot;&amp;&quot;ation'!E:E=&quot;&quot;S&quot;&quot;),FILTER('3 - The Internet'!G:G,'3 - The Internet'!A:A=A4,'3 - The Internet'!E:E=&quot;&quot;S&quot;&quot;))&quot;);0.959016393442623)" office:value-type="float" office:value="0.9590163934" calcext:value-type="float">
            <text:p>0.96</text:p>
          </table:table-cell>
          <table:table-cell table:style-name="ce42" table:formula="of:=[.F4]/[.E4]" office:value-type="float" office:value="0.938461538461538" calcext:value-type="float">
            <text:p>0.94</text:p>
          </table:table-cell>
          <table:table-cell table:style-name="ce42" table:formula="of:=IFERROR(__xludf.dummyfunction(&quot;STDEV( FILTER('1 - Warehouse Inventory System'!G:G,'1 - Warehouse Inventory System'!A:A=A4,'1 - Warehouse Inventory System'!E:E=&quot;&quot;S&quot;&quot;),FILTER('2 - Sauce Labs Sample Application'!G:G,'2 - Sauce Labs Sample Application'!A:A=A4,'2 - Sauce Labs Sample Applica&quot;&amp;&quot;tion'!E:E=&quot;&quot;S&quot;&quot;),FILTER('3 - The Internet'!G:G,'3 - The Internet'!A:A=A4,'3 - The Internet'!E:E=&quot;&quot;S&quot;&quot;))&quot;);0.0911903671453805)" office:value-type="float" office:value="0.09119036715" calcext:value-type="float">
            <text:p>0.09</text:p>
          </table:table-cell>
          <table:table-cell table:style-name="ce43" table:formula="of:=SUMIF([$Resumo.A$1:.A$1048576];[.A4];[$Resumo.E$1:.E$1048576])" office:value-type="float" office:value="65" calcext:value-type="float">
            <text:p>65</text:p>
          </table:table-cell>
          <table:table-cell table:style-name="ce43" table:formula="of:=SUMIF([$Resumo.A$1:.A$1048576];[.A4];[$Resumo.F$1:.F$1048576])" office:value-type="float" office:value="61" calcext:value-type="float">
            <text:p>61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Alterar atributo</text:p>
          </table:table-cell>
          <table:table-cell table:style-name="ce34" table:formula="of:=IFERROR(__xludf.dummyfunction(&quot;AVERAGE(FILTER('1 - Warehouse Inventory System'!G:G,'1 - Warehouse Inventory System'!A:A=A5,'1 - Warehouse Inventory System'!E:E=&quot;&quot;S&quot;&quot;),FILTER('2 - Sauce Labs Sample Application'!G:G,'2 - Sauce Labs Sample Application'!A:A=A5,'2 - Sauce Labs Sample Applic&quot;&amp;&quot;ation'!E:E=&quot;&quot;S&quot;&quot;),FILTER('3 - The Internet'!G:G,'3 - The Internet'!A:A=A5,'3 - The Internet'!E:E=&quot;&quot;S&quot;&quot;))&quot;);0.9526)" office:value-type="float" office:value="0.9526" calcext:value-type="float">
            <text:p>0.95</text:p>
          </table:table-cell>
          <table:table-cell table:style-name="ce42" table:formula="of:=[.F5]/[.E5]" office:value-type="float" office:value="1" calcext:value-type="float">
            <text:p>1.00</text:p>
          </table:table-cell>
          <table:table-cell table:style-name="ce42" table:formula="of:=IFERROR(__xludf.dummyfunction(&quot;STDEV( FILTER('1 - Warehouse Inventory System'!G:G,'1 - Warehouse Inventory System'!A:A=A5,'1 - Warehouse Inventory System'!E:E=&quot;&quot;S&quot;&quot;),FILTER('2 - Sauce Labs Sample Application'!G:G,'2 - Sauce Labs Sample Application'!A:A=A5,'2 - Sauce Labs Sample Applica&quot;&amp;&quot;tion'!E:E=&quot;&quot;S&quot;&quot;),FILTER('3 - The Internet'!G:G,'3 - The Internet'!A:A=A5,'3 - The Internet'!E:E=&quot;&quot;S&quot;&quot;))&quot;);0.0952506896434405)" office:value-type="float" office:value="0.09525068964" calcext:value-type="float">
            <text:p>0.10</text:p>
          </table:table-cell>
          <table:table-cell table:style-name="ce43" table:formula="of:=SUMIF([$Resumo.A$1:.A$1048576];[.A5];[$Resumo.E$1:.E$1048576])" office:value-type="float" office:value="50" calcext:value-type="float">
            <text:p>50</text:p>
          </table:table-cell>
          <table:table-cell table:style-name="ce43" table:formula="of:=SUMIF([$Resumo.A$1:.A$1048576];[.A5];[$Resumo.F$1:.F$1048576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Inserir antes</text:p>
          </table:table-cell>
          <table:table-cell table:style-name="ce34" table:formula="of:=IFERROR(__xludf.dummyfunction(&quot;AVERAGE(FILTER('1 - Warehouse Inventory System'!G:G,'1 - Warehouse Inventory System'!A:A=A6,'1 - Warehouse Inventory System'!E:E=&quot;&quot;S&quot;&quot;),FILTER('2 - Sauce Labs Sample Application'!G:G,'2 - Sauce Labs Sample Application'!A:A=A6,'2 - Sauce Labs Sample Applic&quot;&amp;&quot;ation'!E:E=&quot;&quot;S&quot;&quot;),FILTER('3 - The Internet'!G:G,'3 - The Internet'!A:A=A6,'3 - The Internet'!E:E=&quot;&quot;S&quot;&quot;))&quot;);0.97)" office:value-type="float" office:value="0.97" calcext:value-type="float">
            <text:p>0.97</text:p>
          </table:table-cell>
          <table:table-cell table:style-name="ce42" table:formula="of:=[.F6]/[.E6]" office:value-type="float" office:value="0.666666666666667" calcext:value-type="float">
            <text:p>0.67</text:p>
          </table:table-cell>
          <table:table-cell table:style-name="ce42" table:formula="of:=IFERROR(__xludf.dummyfunction(&quot;STDEV( FILTER('1 - Warehouse Inventory System'!G:G,'1 - Warehouse Inventory System'!A:A=A6,'1 - Warehouse Inventory System'!E:E=&quot;&quot;S&quot;&quot;),FILTER('2 - Sauce Labs Sample Application'!G:G,'2 - Sauce Labs Sample Application'!A:A=A6,'2 - Sauce Labs Sample Applica&quot;&amp;&quot;tion'!E:E=&quot;&quot;S&quot;&quot;),FILTER('3 - The Internet'!G:G,'3 - The Internet'!A:A=A6,'3 - The Internet'!E:E=&quot;&quot;S&quot;&quot;))&quot;);0.103923048454133)" office:value-type="float" office:value="0.1039230485" calcext:value-type="float">
            <text:p>0.10</text:p>
          </table:table-cell>
          <table:table-cell table:style-name="ce43" table:formula="of:=SUMIF([$Resumo.A$1:.A$1048576];[.A6];[$Resumo.E$1:.E$1048576])" office:value-type="float" office:value="18" calcext:value-type="float">
            <text:p>18</text:p>
          </table:table-cell>
          <table:table-cell table:style-name="ce43" table:formula="of:=SUMIF([$Resumo.A$1:.A$1048576];[.A6];[$Resumo.F$1:.F$1048576])"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Inserir depois</text:p>
          </table:table-cell>
          <table:table-cell table:style-name="ce34" table:formula="of:=IFERROR(__xludf.dummyfunction(&quot;AVERAGE(FILTER('1 - Warehouse Inventory System'!G:G,'1 - Warehouse Inventory System'!A:A=A7,'1 - Warehouse Inventory System'!E:E=&quot;&quot;S&quot;&quot;),FILTER('2 - Sauce Labs Sample Application'!G:G,'2 - Sauce Labs Sample Application'!A:A=A7,'2 - Sauce Labs Sample Applic&quot;&amp;&quot;ation'!E:E=&quot;&quot;S&quot;&quot;),FILTER('3 - The Internet'!G:G,'3 - The Internet'!A:A=A7,'3 - The Internet'!E:E=&quot;&quot;S&quot;&quot;))&quot;);0.981666666666667)" office:value-type="float" office:value="0.9816666667" calcext:value-type="float">
            <text:p>0.98</text:p>
          </table:table-cell>
          <table:table-cell table:style-name="ce42" table:formula="of:=[.F7]/[.E7]" office:value-type="float" office:value="1" calcext:value-type="float">
            <text:p>1.00</text:p>
          </table:table-cell>
          <table:table-cell table:style-name="ce42" table:formula="of:=IFERROR(__xludf.dummyfunction(&quot;STDEV( FILTER('1 - Warehouse Inventory System'!G:G,'1 - Warehouse Inventory System'!A:A=A7,'1 - Warehouse Inventory System'!E:E=&quot;&quot;S&quot;&quot;),FILTER('2 - Sauce Labs Sample Application'!G:G,'2 - Sauce Labs Sample Application'!A:A=A7,'2 - Sauce Labs Sample Applica&quot;&amp;&quot;tion'!E:E=&quot;&quot;S&quot;&quot;),FILTER('3 - The Internet'!G:G,'3 - The Internet'!A:A=A7,'3 - The Internet'!E:E=&quot;&quot;S&quot;&quot;))&quot;);0.0777817459305202)" office:value-type="float" office:value="0.07778174593" calcext:value-type="float">
            <text:p>0.08</text:p>
          </table:table-cell>
          <table:table-cell table:style-name="ce43" table:formula="of:=SUMIF([$Resumo.A$1:.A$1048576];[.A7];[$Resumo.E$1:.E$1048576])" office:value-type="float" office:value="18" calcext:value-type="float">
            <text:p>18</text:p>
          </table:table-cell>
          <table:table-cell table:style-name="ce43" table:formula="of:=SUMIF([$Resumo.A$1:.A$1048576];[.A7];[$Resumo.F$1:.F$1048576])"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Inserir antes do pai</text:p>
          </table:table-cell>
          <table:table-cell table:style-name="ce34" table:formula="of:=IFERROR(__xludf.dummyfunction(&quot;AVERAGE(FILTER('1 - Warehouse Inventory System'!G:G,'1 - Warehouse Inventory System'!A:A=A8,'1 - Warehouse Inventory System'!E:E=&quot;&quot;S&quot;&quot;),FILTER('2 - Sauce Labs Sample Application'!G:G,'2 - Sauce Labs Sample Application'!A:A=A8,'2 - Sauce Labs Sample Applic&quot;&amp;&quot;ation'!E:E=&quot;&quot;S&quot;&quot;),FILTER('3 - The Internet'!G:G,'3 - The Internet'!A:A=A8,'3 - The Internet'!E:E=&quot;&quot;S&quot;&quot;))&quot;);0.985)" office:value-type="float" office:value="0.985" calcext:value-type="float">
            <text:p>0.99</text:p>
          </table:table-cell>
          <table:table-cell table:style-name="ce42" table:formula="of:=[.F8]/[.E8]" office:value-type="float" office:value="0.555555555555556" calcext:value-type="float">
            <text:p>0.56</text:p>
          </table:table-cell>
          <table:table-cell table:style-name="ce42" table:formula="of:=IFERROR(__xludf.dummyfunction(&quot;STDEV( FILTER('1 - Warehouse Inventory System'!G:G,'1 - Warehouse Inventory System'!A:A=A8,'1 - Warehouse Inventory System'!E:E=&quot;&quot;S&quot;&quot;),FILTER('2 - Sauce Labs Sample Application'!G:G,'2 - Sauce Labs Sample Application'!A:A=A8,'2 - Sauce Labs Sample Applica&quot;&amp;&quot;tion'!E:E=&quot;&quot;S&quot;&quot;),FILTER('3 - The Internet'!G:G,'3 - The Internet'!A:A=A8,'3 - The Internet'!E:E=&quot;&quot;S&quot;&quot;))&quot;);0.0474341649025257)" office:value-type="float" office:value="0.0474341649" calcext:value-type="float">
            <text:p>0.05</text:p>
          </table:table-cell>
          <table:table-cell table:style-name="ce43" table:formula="of:=SUMIF([$Resumo.A$1:.A$1048576];[.A8];[$Resumo.E$1:.E$1048576])" office:value-type="float" office:value="18" calcext:value-type="float">
            <text:p>18</text:p>
          </table:table-cell>
          <table:table-cell table:style-name="ce43" table:formula="of:=SUMIF([$Resumo.A$1:.A$1048576];[.A8];[$Resumo.F$1:.F$1048576]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Inserir depois do pai</text:p>
          </table:table-cell>
          <table:table-cell table:style-name="ce34" table:formula="of:=IFERROR(__xludf.dummyfunction(&quot;AVERAGE(FILTER('1 - Warehouse Inventory System'!G:G,'1 - Warehouse Inventory System'!A:A=A9,'1 - Warehouse Inventory System'!E:E=&quot;&quot;S&quot;&quot;),FILTER('2 - Sauce Labs Sample Application'!G:G,'2 - Sauce Labs Sample Application'!A:A=A9,'2 - Sauce Labs Sample Applic&quot;&amp;&quot;ation'!E:E=&quot;&quot;S&quot;&quot;),FILTER('3 - The Internet'!G:G,'3 - The Internet'!A:A=A9,'3 - The Internet'!E:E=&quot;&quot;S&quot;&quot;))&quot;);0.972777777777778)" office:value-type="float" office:value="0.9727777778" calcext:value-type="float">
            <text:p>0.97</text:p>
          </table:table-cell>
          <table:table-cell table:style-name="ce42" table:formula="of:=[.F9]/[.E9]" office:value-type="float" office:value="1" calcext:value-type="float">
            <text:p>1.00</text:p>
          </table:table-cell>
          <table:table-cell table:style-name="ce42" table:formula="of:=IFERROR(__xludf.dummyfunction(&quot;STDEV( FILTER('1 - Warehouse Inventory System'!G:G,'1 - Warehouse Inventory System'!A:A=A9,'1 - Warehouse Inventory System'!E:E=&quot;&quot;S&quot;&quot;),FILTER('2 - Sauce Labs Sample Application'!G:G,'2 - Sauce Labs Sample Application'!A:A=A9,'2 - Sauce Labs Sample Applica&quot;&amp;&quot;tion'!E:E=&quot;&quot;S&quot;&quot;),FILTER('3 - The Internet'!G:G,'3 - The Internet'!A:A=A9,'3 - The Internet'!E:E=&quot;&quot;S&quot;&quot;))&quot;);0.115494107593803)" office:value-type="float" office:value="0.1154941076" calcext:value-type="float">
            <text:p>0.12</text:p>
          </table:table-cell>
          <table:table-cell table:style-name="ce43" table:formula="of:=SUMIF([$Resumo.A$1:.A$1048576];[.A9];[$Resumo.E$1:.E$1048576])" office:value-type="float" office:value="18" calcext:value-type="float">
            <text:p>18</text:p>
          </table:table-cell>
          <table:table-cell table:style-name="ce43" table:formula="of:=SUMIF([$Resumo.A$1:.A$1048576];[.A9];[$Resumo.F$1:.F$1048576])"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Remover anterior</text:p>
          </table:table-cell>
          <table:table-cell table:style-name="ce34" table:formula="of:=IFERROR(__xludf.dummyfunction(&quot;AVERAGE(FILTER('1 - Warehouse Inventory System'!G:G,'1 - Warehouse Inventory System'!A:A=A10,'1 - Warehouse Inventory System'!E:E=&quot;&quot;S&quot;&quot;),FILTER('2 - Sauce Labs Sample Application'!G:G,'2 - Sauce Labs Sample Application'!A:A=A10,'2 - Sauce Labs Sample Appl&quot;&amp;&quot;ication'!E:E=&quot;&quot;S&quot;&quot;),FILTER('3 - The Internet'!G:G,'3 - The Internet'!A:A=A10,'3 - The Internet'!E:E=&quot;&quot;S&quot;&quot;))&quot;);0.963333333333333)" office:value-type="float" office:value="0.9633333333" calcext:value-type="float">
            <text:p>0.96</text:p>
          </table:table-cell>
          <table:table-cell table:style-name="ce42" table:formula="of:=[.F10]/[.E10]" office:value-type="float" office:value="1" calcext:value-type="float">
            <text:p>1.00</text:p>
          </table:table-cell>
          <table:table-cell table:style-name="ce42" table:formula="of:=IFERROR(__xludf.dummyfunction(&quot;STDEV( FILTER('1 - Warehouse Inventory System'!G:G,'1 - Warehouse Inventory System'!A:A=A10,'1 - Warehouse Inventory System'!E:E=&quot;&quot;S&quot;&quot;),FILTER('2 - Sauce Labs Sample Application'!G:G,'2 - Sauce Labs Sample Application'!A:A=A10,'2 - Sauce Labs Sample Appli&quot;&amp;&quot;cation'!E:E=&quot;&quot;S&quot;&quot;),FILTER('3 - The Internet'!G:G,'3 - The Internet'!A:A=A10,'3 - The Internet'!E:E=&quot;&quot;S&quot;&quot;))&quot;);0.11)" office:value-type="float" office:value="0.11" calcext:value-type="float">
            <text:p>0.11</text:p>
          </table:table-cell>
          <table:table-cell table:style-name="ce43" table:formula="of:=SUMIF([$Resumo.A$1:.A$1048576];[.A10];[$Resumo.E$1:.E$1048576])" office:value-type="float" office:value="9" calcext:value-type="float">
            <text:p>9</text:p>
          </table:table-cell>
          <table:table-cell table:style-name="ce43" table:formula="of:=SUMIF([$Resumo.A$1:.A$1048576];[.A10];[$Resumo.F$1:.F$1048576])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Remover posterior</text:p>
          </table:table-cell>
          <table:table-cell table:style-name="ce34" table:formula="of:=IFERROR(__xludf.dummyfunction(&quot;AVERAGE(FILTER('1 - Warehouse Inventory System'!G:G,'1 - Warehouse Inventory System'!A:A=A11,'1 - Warehouse Inventory System'!E:E=&quot;&quot;S&quot;&quot;),FILTER('2 - Sauce Labs Sample Application'!G:G,'2 - Sauce Labs Sample Application'!A:A=A11,'2 - Sauce Labs Sample Appl&quot;&amp;&quot;ication'!E:E=&quot;&quot;S&quot;&quot;),FILTER('3 - The Internet'!G:G,'3 - The Internet'!A:A=A11,'3 - The Internet'!E:E=&quot;&quot;S&quot;&quot;))&quot;);0.934)" office:value-type="float" office:value="0.934" calcext:value-type="float">
            <text:p>0.93</text:p>
          </table:table-cell>
          <table:table-cell table:style-name="ce42" table:formula="of:=[.F11]/[.E11]" office:value-type="float" office:value="1" calcext:value-type="float">
            <text:p>1.00</text:p>
          </table:table-cell>
          <table:table-cell table:style-name="ce42" table:formula="of:=IFERROR(__xludf.dummyfunction(&quot;STDEV( FILTER('1 - Warehouse Inventory System'!G:G,'1 - Warehouse Inventory System'!A:A=A11,'1 - Warehouse Inventory System'!E:E=&quot;&quot;S&quot;&quot;),FILTER('2 - Sauce Labs Sample Application'!G:G,'2 - Sauce Labs Sample Application'!A:A=A11,'2 - Sauce Labs Sample Appli&quot;&amp;&quot;cation'!E:E=&quot;&quot;S&quot;&quot;),FILTER('3 - The Internet'!G:G,'3 - The Internet'!A:A=A11,'3 - The Internet'!E:E=&quot;&quot;S&quot;&quot;))&quot;);0.147580486514986)" office:value-type="float" office:value="0.1475804865" calcext:value-type="float">
            <text:p>0.15</text:p>
          </table:table-cell>
          <table:table-cell table:style-name="ce43" table:formula="of:=SUMIF([$Resumo.A$1:.A$1048576];[.A11];[$Resumo.E$1:.E$1048576])" office:value-type="float" office:value="5" calcext:value-type="float">
            <text:p>5</text:p>
          </table:table-cell>
          <table:table-cell table:style-name="ce43" table:formula="of:=SUMIF([$Resumo.A$1:.A$1048576];[.A11];[$Resumo.F$1:.F$1048576])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Remover anterior ao pai</text:p>
          </table:table-cell>
          <table:table-cell table:style-name="ce34" table:formula="of:=IFERROR(__xludf.dummyfunction(&quot;AVERAGE(FILTER('1 - Warehouse Inventory System'!G:G,'1 - Warehouse Inventory System'!A:A=A12,'1 - Warehouse Inventory System'!E:E=&quot;&quot;S&quot;&quot;),FILTER('2 - Sauce Labs Sample Application'!G:G,'2 - Sauce Labs Sample Application'!A:A=A12,'2 - Sauce Labs Sample Appl&quot;&amp;&quot;ication'!E:E=&quot;&quot;S&quot;&quot;),FILTER('3 - The Internet'!G:G,'3 - The Internet'!A:A=A12,'3 - The Internet'!E:E=&quot;&quot;S&quot;&quot;))&quot;);1)" office:value-type="float" office:value="1" calcext:value-type="float">
            <text:p>1.00</text:p>
          </table:table-cell>
          <table:table-cell table:style-name="ce42" table:formula="of:=[.F12]/[.E12]" office:value-type="float" office:value="1" calcext:value-type="float">
            <text:p>1.00</text:p>
          </table:table-cell>
          <table:table-cell table:style-name="ce42" table:formula="of:=IFERROR(__xludf.dummyfunction(&quot;STDEV( FILTER('1 - Warehouse Inventory System'!G:G,'1 - Warehouse Inventory System'!A:A=A12,'1 - Warehouse Inventory System'!E:E=&quot;&quot;S&quot;&quot;),FILTER('2 - Sauce Labs Sample Application'!G:G,'2 - Sauce Labs Sample Application'!A:A=A12,'2 - Sauce Labs Sample Appli&quot;&amp;&quot;cation'!E:E=&quot;&quot;S&quot;&quot;),FILTER('3 - The Internet'!G:G,'3 - The Internet'!A:A=A12,'3 - The Internet'!E:E=&quot;&quot;S&quot;&quot;))&quot;);0)" office:value-type="float" office:value="0" calcext:value-type="float">
            <text:p>0.00</text:p>
          </table:table-cell>
          <table:table-cell table:style-name="ce43" table:formula="of:=SUMIF([$Resumo.A$1:.A$1048576];[.A12];[$Resumo.E$1:.E$1048576])" office:value-type="float" office:value="6" calcext:value-type="float">
            <text:p>6</text:p>
          </table:table-cell>
          <table:table-cell table:style-name="ce43" table:formula="of:=SUMIF([$Resumo.A$1:.A$1048576];[.A12];[$Resumo.F$1:.F$1048576])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Remover posterior ao pai</text:p>
          </table:table-cell>
          <table:table-cell table:style-name="ce34" table:formula="of:=IFERROR(__xludf.dummyfunction(&quot;AVERAGE(FILTER('1 - Warehouse Inventory System'!G:G,'1 - Warehouse Inventory System'!A:A=A13,'1 - Warehouse Inventory System'!E:E=&quot;&quot;S&quot;&quot;),FILTER('2 - Sauce Labs Sample Application'!G:G,'2 - Sauce Labs Sample Application'!A:A=A13,'2 - Sauce Labs Sample Appl&quot;&amp;&quot;ication'!E:E=&quot;&quot;S&quot;&quot;),FILTER('3 - The Internet'!G:G,'3 - The Internet'!A:A=A13,'3 - The Internet'!E:E=&quot;&quot;S&quot;&quot;))&quot;);1)" office:value-type="float" office:value="1" calcext:value-type="float">
            <text:p>1.00</text:p>
          </table:table-cell>
          <table:table-cell table:style-name="ce42" table:formula="of:=[.F13]/[.E13]" office:value-type="float" office:value="1" calcext:value-type="float">
            <text:p>1.00</text:p>
          </table:table-cell>
          <table:table-cell table:style-name="ce42" table:formula="of:=IFERROR(__xludf.dummyfunction(&quot;STDEV( FILTER('1 - Warehouse Inventory System'!G:G,'1 - Warehouse Inventory System'!A:A=A13,'1 - Warehouse Inventory System'!E:E=&quot;&quot;S&quot;&quot;),FILTER('2 - Sauce Labs Sample Application'!G:G,'2 - Sauce Labs Sample Application'!A:A=A13,'2 - Sauce Labs Sample Appli&quot;&amp;&quot;cation'!E:E=&quot;&quot;S&quot;&quot;),FILTER('3 - The Internet'!G:G,'3 - The Internet'!A:A=A13,'3 - The Internet'!E:E=&quot;&quot;S&quot;&quot;))&quot;);0)" office:value-type="float" office:value="0" calcext:value-type="float">
            <text:p>0.00</text:p>
          </table:table-cell>
          <table:table-cell table:style-name="ce43" table:formula="of:=SUMIF([$Resumo.A$1:.A$1048576];[.A13];[$Resumo.E$1:.E$1048576])" office:value-type="float" office:value="5" calcext:value-type="float">
            <text:p>5</text:p>
          </table:table-cell>
          <table:table-cell table:style-name="ce43" table:formula="of:=SUMIF([$Resumo.A$1:.A$1048576];[.A13];[$Resumo.F$1:.F$1048576])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Mover para cima</text:p>
          </table:table-cell>
          <table:table-cell table:style-name="ce34" table:formula="of:=IFERROR(__xludf.dummyfunction(&quot;AVERAGE(FILTER('1 - Warehouse Inventory System'!G:G,'1 - Warehouse Inventory System'!A:A=A14,'1 - Warehouse Inventory System'!E:E=&quot;&quot;S&quot;&quot;),FILTER('2 - Sauce Labs Sample Application'!G:G,'2 - Sauce Labs Sample Application'!A:A=A14,'2 - Sauce Labs Sample Appl&quot;&amp;&quot;ication'!E:E=&quot;&quot;S&quot;&quot;),FILTER('3 - The Internet'!G:G,'3 - The Internet'!A:A=A14,'3 - The Internet'!E:E=&quot;&quot;S&quot;&quot;))&quot;);0.955)" office:value-type="float" office:value="0.955" calcext:value-type="float">
            <text:p>0.96</text:p>
          </table:table-cell>
          <table:table-cell table:style-name="ce42" table:formula="of:=[.F14]/[.E14]" office:value-type="float" office:value="0.888888888888889" calcext:value-type="float">
            <text:p>0.89</text:p>
          </table:table-cell>
          <table:table-cell table:style-name="ce42" table:formula="of:=IFERROR(__xludf.dummyfunction(&quot;STDEV( FILTER('1 - Warehouse Inventory System'!G:G,'1 - Warehouse Inventory System'!A:A=A14,'1 - Warehouse Inventory System'!E:E=&quot;&quot;S&quot;&quot;),FILTER('2 - Sauce Labs Sample Application'!G:G,'2 - Sauce Labs Sample Application'!A:A=A14,'2 - Sauce Labs Sample Appli&quot;&amp;&quot;cation'!E:E=&quot;&quot;S&quot;&quot;),FILTER('3 - The Internet'!G:G,'3 - The Internet'!A:A=A14,'3 - The Internet'!E:E=&quot;&quot;S&quot;&quot;))&quot;);0.123017613914973)" office:value-type="float" office:value="0.1230176139" calcext:value-type="float">
            <text:p>0.12</text:p>
          </table:table-cell>
          <table:table-cell table:style-name="ce43" table:formula="of:=SUMIF([$Resumo.A$1:.A$1048576];[.A14];[$Resumo.E$1:.E$1048576])" office:value-type="float" office:value="18" calcext:value-type="float">
            <text:p>18</text:p>
          </table:table-cell>
          <table:table-cell table:style-name="ce43" table:formula="of:=SUMIF([$Resumo.A$1:.A$1048576];[.A14];[$Resumo.F$1:.F$1048576]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Mover para baixo</text:p>
          </table:table-cell>
          <table:table-cell table:style-name="ce34" table:formula="of:=IFERROR(__xludf.dummyfunction(&quot;AVERAGE(FILTER('1 - Warehouse Inventory System'!G:G,'1 - Warehouse Inventory System'!A:A=A15,'1 - Warehouse Inventory System'!E:E=&quot;&quot;S&quot;&quot;),FILTER('2 - Sauce Labs Sample Application'!G:G,'2 - Sauce Labs Sample Application'!A:A=A15,'2 - Sauce Labs Sample Appl&quot;&amp;&quot;ication'!E:E=&quot;&quot;S&quot;&quot;),FILTER('3 - The Internet'!G:G,'3 - The Internet'!A:A=A15,'3 - The Internet'!E:E=&quot;&quot;S&quot;&quot;))&quot;);0.976875)" office:value-type="float" office:value="0.976875" calcext:value-type="float">
            <text:p>0.98</text:p>
          </table:table-cell>
          <table:table-cell table:style-name="ce42" table:formula="of:=[.F15]/[.E15]" office:value-type="float" office:value="0.888888888888889" calcext:value-type="float">
            <text:p>0.89</text:p>
          </table:table-cell>
          <table:table-cell table:style-name="ce42" table:formula="of:=IFERROR(__xludf.dummyfunction(&quot;STDEV( FILTER('1 - Warehouse Inventory System'!G:G,'1 - Warehouse Inventory System'!A:A=A15,'1 - Warehouse Inventory System'!E:E=&quot;&quot;S&quot;&quot;),FILTER('2 - Sauce Labs Sample Application'!G:G,'2 - Sauce Labs Sample Application'!A:A=A15,'2 - Sauce Labs Sample Appli&quot;&amp;&quot;cation'!E:E=&quot;&quot;S&quot;&quot;),FILTER('3 - The Internet'!G:G,'3 - The Internet'!A:A=A15,'3 - The Internet'!E:E=&quot;&quot;S&quot;&quot;))&quot;);0.0925)" office:value-type="float" office:value="0.0925" calcext:value-type="float">
            <text:p>0.09</text:p>
          </table:table-cell>
          <table:table-cell table:style-name="ce43" table:formula="of:=SUMIF([$Resumo.A$1:.A$1048576];[.A15];[$Resumo.E$1:.E$1048576])" office:value-type="float" office:value="18" calcext:value-type="float">
            <text:p>18</text:p>
          </table:table-cell>
          <table:table-cell table:style-name="ce43" table:formula="of:=SUMIF([$Resumo.A$1:.A$1048576];[.A15];[$Resumo.F$1:.F$1048576]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Mover pai para cima</text:p>
          </table:table-cell>
          <table:table-cell table:style-name="ce34" table:formula="of:=IFERROR(__xludf.dummyfunction(&quot;AVERAGE(FILTER('1 - Warehouse Inventory System'!G:G,'1 - Warehouse Inventory System'!A:A=A16,'1 - Warehouse Inventory System'!E:E=&quot;&quot;S&quot;&quot;),FILTER('2 - Sauce Labs Sample Application'!G:G,'2 - Sauce Labs Sample Application'!A:A=A16,'2 - Sauce Labs Sample Appl&quot;&amp;&quot;ication'!E:E=&quot;&quot;S&quot;&quot;),FILTER('3 - The Internet'!G:G,'3 - The Internet'!A:A=A16,'3 - The Internet'!E:E=&quot;&quot;S&quot;&quot;))&quot;);0.953125)" office:value-type="float" office:value="0.953125" calcext:value-type="float">
            <text:p>0.95</text:p>
          </table:table-cell>
          <table:table-cell table:style-name="ce42" table:formula="of:=[.F16]/[.E16]" office:value-type="float" office:value="0.941176470588235" calcext:value-type="float">
            <text:p>0.94</text:p>
          </table:table-cell>
          <table:table-cell table:style-name="ce42" table:formula="of:=IFERROR(__xludf.dummyfunction(&quot;STDEV( FILTER('1 - Warehouse Inventory System'!G:G,'1 - Warehouse Inventory System'!A:A=A16,'1 - Warehouse Inventory System'!E:E=&quot;&quot;S&quot;&quot;),FILTER('2 - Sauce Labs Sample Application'!G:G,'2 - Sauce Labs Sample Application'!A:A=A16,'2 - Sauce Labs Sample Appli&quot;&amp;&quot;cation'!E:E=&quot;&quot;S&quot;&quot;),FILTER('3 - The Internet'!G:G,'3 - The Internet'!A:A=A16,'3 - The Internet'!E:E=&quot;&quot;S&quot;&quot;))&quot;);0.10989199242893)" office:value-type="float" office:value="0.1098919924" calcext:value-type="float">
            <text:p>0.11</text:p>
          </table:table-cell>
          <table:table-cell table:style-name="ce43" table:formula="of:=SUMIF([$Resumo.A$1:.A$1048576];[.A16];[$Resumo.E$1:.E$1048576])" office:value-type="float" office:value="17" calcext:value-type="float">
            <text:p>17</text:p>
          </table:table-cell>
          <table:table-cell table:style-name="ce43" table:formula="of:=SUMIF([$Resumo.A$1:.A$1048576];[.A16];[$Resumo.F$1:.F$1048576]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Mover pai para baixo</text:p>
          </table:table-cell>
          <table:table-cell table:style-name="ce34" table:formula="of:=IFERROR(__xludf.dummyfunction(&quot;AVERAGE(FILTER('1 - Warehouse Inventory System'!G:G,'1 - Warehouse Inventory System'!A:A=A17,'1 - Warehouse Inventory System'!E:E=&quot;&quot;S&quot;&quot;),FILTER('2 - Sauce Labs Sample Application'!G:G,'2 - Sauce Labs Sample Application'!A:A=A17,'2 - Sauce Labs Sample Appl&quot;&amp;&quot;ication'!E:E=&quot;&quot;S&quot;&quot;),FILTER('3 - The Internet'!G:G,'3 - The Internet'!A:A=A17,'3 - The Internet'!E:E=&quot;&quot;S&quot;&quot;))&quot;);0.955882352941176)" office:value-type="float" office:value="0.9558823529" calcext:value-type="float">
            <text:p>0.96</text:p>
          </table:table-cell>
          <table:table-cell table:style-name="ce42" table:formula="of:=[.F17]/[.E17]" office:value-type="float" office:value="0.944444444444444" calcext:value-type="float">
            <text:p>0.94</text:p>
          </table:table-cell>
          <table:table-cell table:style-name="ce42" table:formula="of:=IFERROR(__xludf.dummyfunction(&quot;STDEV( FILTER('1 - Warehouse Inventory System'!G:G,'1 - Warehouse Inventory System'!A:A=A17,'1 - Warehouse Inventory System'!E:E=&quot;&quot;S&quot;&quot;),FILTER('2 - Sauce Labs Sample Application'!G:G,'2 - Sauce Labs Sample Application'!A:A=A17,'2 - Sauce Labs Sample Appli&quot;&amp;&quot;cation'!E:E=&quot;&quot;S&quot;&quot;),FILTER('3 - The Internet'!G:G,'3 - The Internet'!A:A=A17,'3 - The Internet'!E:E=&quot;&quot;S&quot;&quot;))&quot;);0.107008108543781)" office:value-type="float" office:value="0.1070081085" calcext:value-type="float">
            <text:p>0.11</text:p>
          </table:table-cell>
          <table:table-cell table:style-name="ce43" table:formula="of:=SUMIF([$Resumo.A$1:.A$1048576];[.A17];[$Resumo.E$1:.E$1048576])" office:value-type="float" office:value="18" calcext:value-type="float">
            <text:p>18</text:p>
          </table:table-cell>
          <table:table-cell table:style-name="ce43" table:formula="of:=SUMIF([$Resumo.A$1:.A$1048576];[.A17];[$Resumo.F$1:.F$1048576])"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Inserir conteúdo</text:p>
          </table:table-cell>
          <table:table-cell table:style-name="ce34" table:formula="of:=IFERROR(__xludf.dummyfunction(&quot;AVERAGE(FILTER('1 - Warehouse Inventory System'!G:G,'1 - Warehouse Inventory System'!A:A=A18,'1 - Warehouse Inventory System'!E:E=&quot;&quot;S&quot;&quot;),FILTER('2 - Sauce Labs Sample Application'!G:G,'2 - Sauce Labs Sample Application'!A:A=A18,'2 - Sauce Labs Sample Appl&quot;&amp;&quot;ication'!E:E=&quot;&quot;S&quot;&quot;),FILTER('3 - The Internet'!G:G,'3 - The Internet'!A:A=A18,'3 - The Internet'!E:E=&quot;&quot;S&quot;&quot;))&quot;);0.9725)" office:value-type="float" office:value="0.9725" calcext:value-type="float">
            <text:p>0.97</text:p>
          </table:table-cell>
          <table:table-cell table:style-name="ce42" table:formula="of:=[.F18]/[.E18]" office:value-type="float" office:value="1" calcext:value-type="float">
            <text:p>1.00</text:p>
          </table:table-cell>
          <table:table-cell table:style-name="ce42" table:formula="of:=IFERROR(__xludf.dummyfunction(&quot;STDEV( FILTER('1 - Warehouse Inventory System'!G:G,'1 - Warehouse Inventory System'!A:A=A18,'1 - Warehouse Inventory System'!E:E=&quot;&quot;S&quot;&quot;),FILTER('2 - Sauce Labs Sample Application'!G:G,'2 - Sauce Labs Sample Application'!A:A=A18,'2 - Sauce Labs Sample Appli&quot;&amp;&quot;cation'!E:E=&quot;&quot;S&quot;&quot;),FILTER('3 - The Internet'!G:G,'3 - The Internet'!A:A=A18,'3 - The Internet'!E:E=&quot;&quot;S&quot;&quot;))&quot;);0.0952627944162883)" office:value-type="float" office:value="0.09526279442" calcext:value-type="float">
            <text:p>0.10</text:p>
          </table:table-cell>
          <table:table-cell table:style-name="ce43" table:formula="of:=SUMIF([$Resumo.A$1:.A$1048576];[.A18];[$Resumo.E$1:.E$1048576])" office:value-type="float" office:value="12" calcext:value-type="float">
            <text:p>12</text:p>
          </table:table-cell>
          <table:table-cell table:style-name="ce43" table:formula="of:=SUMIF([$Resumo.A$1:.A$1048576];[.A18];[$Resumo.F$1:.F$1048576])"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Excluir conteúdo</text:p>
          </table:table-cell>
          <table:table-cell table:style-name="ce34" table:formula="of:=IFERROR(__xludf.dummyfunction(&quot;AVERAGE(FILTER('1 - Warehouse Inventory System'!G:G,'1 - Warehouse Inventory System'!A:A=A19,'1 - Warehouse Inventory System'!E:E=&quot;&quot;S&quot;&quot;),FILTER('2 - Sauce Labs Sample Application'!G:G,'2 - Sauce Labs Sample Application'!A:A=A19,'2 - Sauce Labs Sample Appl&quot;&amp;&quot;ication'!E:E=&quot;&quot;S&quot;&quot;),FILTER('3 - The Internet'!G:G,'3 - The Internet'!A:A=A19,'3 - The Internet'!E:E=&quot;&quot;S&quot;&quot;))&quot;);0.97)" office:value-type="float" office:value="0.97" calcext:value-type="float">
            <text:p>0.97</text:p>
          </table:table-cell>
          <table:table-cell table:style-name="ce42" table:formula="of:=[.F19]/[.E19]" office:value-type="float" office:value="1" calcext:value-type="float">
            <text:p>1.00</text:p>
          </table:table-cell>
          <table:table-cell table:style-name="ce42" table:formula="of:=IFERROR(__xludf.dummyfunction(&quot;STDEV( FILTER('1 - Warehouse Inventory System'!G:G,'1 - Warehouse Inventory System'!A:A=A19,'1 - Warehouse Inventory System'!E:E=&quot;&quot;S&quot;&quot;),FILTER('2 - Sauce Labs Sample Application'!G:G,'2 - Sauce Labs Sample Application'!A:A=A19,'2 - Sauce Labs Sample Appli&quot;&amp;&quot;cation'!E:E=&quot;&quot;S&quot;&quot;),FILTER('3 - The Internet'!G:G,'3 - The Internet'!A:A=A19,'3 - The Internet'!E:E=&quot;&quot;S&quot;&quot;))&quot;);0.099498743710662)" office:value-type="float" office:value="0.09949874371" calcext:value-type="float">
            <text:p>0.10</text:p>
          </table:table-cell>
          <table:table-cell table:style-name="ce43" table:formula="of:=SUMIF([$Resumo.A$1:.A$1048576];[.A19];[$Resumo.E$1:.E$1048576])" office:value-type="float" office:value="11" calcext:value-type="float">
            <text:p>11</text:p>
          </table:table-cell>
          <table:table-cell table:style-name="ce43" table:formula="of:=SUMIF([$Resumo.A$1:.A$1048576];[.A19];[$Resumo.F$1:.F$1048576])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Alterar conteúdo</text:p>
          </table:table-cell>
          <table:table-cell table:style-name="ce34" table:formula="of:=IFERROR(__xludf.dummyfunction(&quot;AVERAGE(FILTER('1 - Warehouse Inventory System'!G:G,'1 - Warehouse Inventory System'!A:A=A20,'1 - Warehouse Inventory System'!E:E=&quot;&quot;S&quot;&quot;),FILTER('2 - Sauce Labs Sample Application'!G:G,'2 - Sauce Labs Sample Application'!A:A=A20,'2 - Sauce Labs Sample Appl&quot;&amp;&quot;ication'!E:E=&quot;&quot;S&quot;&quot;),FILTER('3 - The Internet'!G:G,'3 - The Internet'!A:A=A20,'3 - The Internet'!E:E=&quot;&quot;S&quot;&quot;))&quot;);0.9725)" office:value-type="float" office:value="0.9725" calcext:value-type="float">
            <text:p>0.97</text:p>
          </table:table-cell>
          <table:table-cell table:style-name="ce42" table:formula="of:=[.F20]/[.E20]" office:value-type="float" office:value="1" calcext:value-type="float">
            <text:p>1.00</text:p>
          </table:table-cell>
          <table:table-cell table:style-name="ce42" table:formula="of:=IFERROR(__xludf.dummyfunction(&quot;STDEV( FILTER('1 - Warehouse Inventory System'!G:G,'1 - Warehouse Inventory System'!A:A=A20,'1 - Warehouse Inventory System'!E:E=&quot;&quot;S&quot;&quot;),FILTER('2 - Sauce Labs Sample Application'!G:G,'2 - Sauce Labs Sample Application'!A:A=A20,'2 - Sauce Labs Sample Appli&quot;&amp;&quot;cation'!E:E=&quot;&quot;S&quot;&quot;),FILTER('3 - The Internet'!G:G,'3 - The Internet'!A:A=A20,'3 - The Internet'!E:E=&quot;&quot;S&quot;&quot;))&quot;);0.0952627944162883)" office:value-type="float" office:value="0.09526279442" calcext:value-type="float">
            <text:p>0.10</text:p>
          </table:table-cell>
          <table:table-cell table:style-name="ce43" table:formula="of:=SUMIF([$Resumo.A$1:.A$1048576];[.A20];[$Resumo.E$1:.E$1048576])" office:value-type="float" office:value="12" calcext:value-type="float">
            <text:p>12</text:p>
          </table:table-cell>
          <table:table-cell table:style-name="ce43" table:formula="of:=SUMIF([$Resumo.A$1:.A$1048576];[.A20];[$Resumo.F$1:.F$1048576])"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table:style-name="ce45" table:number-columns-repeated="4"/>
          <table:table-cell table:style-name="ce46" office:value-type="string" calcext:value-type="string">
            <text:p>Total mutantes:</text:p>
          </table:table-cell>
          <table:table-cell table:style-name="ce43" table:formula="of:=SUM([.E3:.E20])" office:value-type="float" office:value="349" calcext:value-type="float">
            <text:p>349</text:p>
          </table:table-cell>
          <table:table-cell table:number-columns-repeated="1018"/>
        </table:table-row>
        <table:table-row table:style-name="ro2">
          <table:table-cell table:style-name="ce45" table:number-columns-repeated="4"/>
          <table:table-cell table:style-name="ce46" office:value-type="string" calcext:value-type="string">
            <text:p>Mortos:</text:p>
          </table:table-cell>
          <table:table-cell table:style-name="ce43" table:formula="of:=SUM([.F3:.F20])" office:value-type="float" office:value="325" calcext:value-type="float">
            <text:p>325</text:p>
          </table:table-cell>
          <table:table-cell table:number-columns-repeated="1018"/>
        </table:table-row>
        <table:table-row table:style-name="ro2">
          <table:table-cell table:style-name="ce45" table:number-columns-repeated="4"/>
          <table:table-cell table:style-name="ce46" office:value-type="string" calcext:value-type="string">
            <text:p>Vivos:</text:p>
          </table:table-cell>
          <table:table-cell table:style-name="ce43" table:formula="of:=[.F21]-[.F22]"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table:style-name="ce45" table:number-columns-repeated="4"/>
          <table:table-cell table:style-name="ce46" office:value-type="string" calcext:value-type="string">
            <text:p>Eficácia:</text:p>
          </table:table-cell>
          <table:table-cell table:style-name="ce42" table:formula="of:=[.F22]/[.F21]" office:value-type="float" office:value="0.9312320917" calcext:value-type="float">
            <text:p>0.93</text:p>
          </table:table-cell>
          <table:table-cell table:number-columns-repeated="1018"/>
        </table:table-row>
        <table:table-row table:style-name="ro3">
          <table:table-cell>
            <draw:frame table:end-cell-address="Total.F55" table:end-x="43.09pt" table:end-y="13.49pt" draw:z-index="0" draw:name="Chart 3" draw:style-name="gr1" draw:text-style-name="P1" svg:width="601.48pt" svg:height="471.71pt" svg:x="0pt" svg:y="14.26pt">
              <draw:object draw:notify-on-update-of-ranges="Total.A3:Total.A20 Total.B1:Total.B2 Total.B3:Total.B20 Total.C1:Total.C2 Total.C3:Total.C2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o" table:style-name="ta9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1016" table:default-cell-style-name="Default"/>
        <table:table-row table:style-name="ro2">
          <table:table-cell table:style-name="ce21" office:value-type="string" calcext:value-type="string" table:number-columns-spanned="2" table:number-rows-spanned="1">
            <text:p>Heurísticas:</text:p>
          </table:table-cell>
          <table:covered-table-cell table:style-name="ce14"/>
          <table:table-cell table:style-name="ce28" table:number-columns-spanned="6" table:number-rows-spanned="1"/>
          <table:covered-table-cell table:number-columns-repeated="4" table:style-name="ce7"/>
          <table:covered-table-cell table:style-name="ce14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21" office:value-type="string" calcext:value-type="string" table:number-columns-spanned="2" table:number-rows-spanned="1">
            <text:p>Configuração do parser:</text:p>
          </table:table-cell>
          <table:covered-table-cell table:style-name="ce14"/>
          <table:table-cell table:style-name="ce28" table:number-columns-spanned="6" table:number-rows-spanned="1"/>
          <table:covered-table-cell table:number-columns-repeated="4" table:style-name="ce7"/>
          <table:covered-table-cell table:style-name="ce14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22" office:value-type="string" calcext:value-type="string">
            <text:p>Feature</text:p>
          </table:table-cell>
          <table:table-cell table:style-name="ce24" table:number-columns-spanned="7" table:number-rows-spanned="1"/>
          <table:covered-table-cell table:number-columns-repeated="5" table:style-name="ce7"/>
          <table:covered-table-cell table:style-name="ce14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22" office:value-type="string" calcext:value-type="string">
            <text:p>Elemento</text:p>
          </table:table-cell>
          <table:table-cell table:style-name="ce27" table:number-columns-spanned="7" table:number-rows-spanned="1"/>
          <table:covered-table-cell table:number-columns-repeated="5" table:style-name="ce7"/>
          <table:covered-table-cell table:style-name="ce14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22" office:value-type="string" calcext:value-type="string">
            <text:p>Seletor</text:p>
          </table:table-cell>
          <table:table-cell table:style-name="ce24" table:number-columns-spanned="7" table:number-rows-spanned="1"/>
          <table:covered-table-cell table:number-columns-repeated="5" table:style-name="ce7"/>
          <table:covered-table-cell table:style-name="ce14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22" office:value-type="string" calcext:value-type="string">
            <text:p>Mod. principal</text:p>
          </table:table-cell>
          <table:table-cell table:style-name="ce24" table:number-columns-spanned="7" table:number-rows-spanned="1"/>
          <table:covered-table-cell table:number-columns-repeated="5" table:style-name="ce7"/>
          <table:covered-table-cell table:style-name="ce14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23" office:value-type="string" calcext:value-type="string">
            <text:p>Operador</text:p>
          </table:table-cell>
          <table:table-cell table:style-name="ce23" office:value-type="string" calcext:value-type="string">
            <text:p>Elemento</text:p>
          </table:table-cell>
          <table:table-cell table:style-name="ce23" office:value-type="string" calcext:value-type="string">
            <text:p>Atributo</text:p>
          </table:table-cell>
          <table:table-cell table:style-name="ce23" office:value-type="string" calcext:value-type="string">
            <text:p>Valor</text:p>
          </table:table-cell>
          <table:table-cell table:style-name="ce23" office:value-type="string" calcext:value-type="string">
            <text:p>Mutante morto?</text:p>
          </table:table-cell>
          <table:table-cell table:style-name="ce23" office:value-type="string" calcext:value-type="string">
            <text:p>Novo Seletor</text:p>
          </table:table-cell>
          <table:table-cell table:style-name="ce23" office:value-type="string" calcext:value-type="string">
            <text:p>Score</text:p>
          </table:table-cell>
          <table:table-cell table:style-name="ce22" office:value-type="string" calcext:value-type="string">
            <text:p>Observação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24" office:value-type="string" calcext:value-type="string">
            <text:p>Adicionar atributo</text:p>
          </table:table-cell>
          <table:table-cell table:style-name="ce24" table:number-columns-repeated="3"/>
          <table:table-cell table:style-name="ce32"/>
          <table:table-cell table:style-name="ce24"/>
          <table:table-cell table:style-name="ce34"/>
          <table:table-cell table:style-name="ce24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24" office:value-type="string" calcext:value-type="string">
            <text:p>Adicionar atributo</text:p>
          </table:table-cell>
          <table:table-cell table:style-name="ce24" table:number-columns-repeated="3"/>
          <table:table-cell table:style-name="ce32"/>
          <table:table-cell table:style-name="ce24"/>
          <table:table-cell table:style-name="ce34"/>
          <table:table-cell table:style-name="ce24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24" office:value-type="string" calcext:value-type="string">
            <text:p>Remover atributo</text:p>
          </table:table-cell>
          <table:table-cell table:style-name="ce24" table:number-columns-repeated="3"/>
          <table:table-cell table:style-name="ce32"/>
          <table:table-cell table:style-name="ce24"/>
          <table:table-cell table:style-name="ce34"/>
          <table:table-cell table:style-name="ce24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24" office:value-type="string" calcext:value-type="string">
            <text:p>Alterar atributo</text:p>
          </table:table-cell>
          <table:table-cell table:style-name="ce24" table:number-columns-repeated="3"/>
          <table:table-cell table:style-name="ce32"/>
          <table:table-cell table:style-name="ce24"/>
          <table:table-cell table:style-name="ce34"/>
          <table:table-cell table:style-name="ce24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24" office:value-type="string" calcext:value-type="string">
            <text:p>Inserir antes</text:p>
          </table:table-cell>
          <table:table-cell table:style-name="ce27"/>
          <table:table-cell table:style-name="ce24" table:number-columns-repeated="2"/>
          <table:table-cell table:style-name="ce32"/>
          <table:table-cell table:style-name="ce24"/>
          <table:table-cell table:style-name="ce34"/>
          <table:table-cell table:style-name="ce24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24" office:value-type="string" calcext:value-type="string">
            <text:p>Inserir depois</text:p>
          </table:table-cell>
          <table:table-cell table:style-name="ce27"/>
          <table:table-cell table:style-name="ce24" table:number-columns-repeated="2"/>
          <table:table-cell table:style-name="ce32"/>
          <table:table-cell table:style-name="ce24"/>
          <table:table-cell table:style-name="ce34"/>
          <table:table-cell table:style-name="ce24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24" office:value-type="string" calcext:value-type="string">
            <text:p>Inserir antes do pai</text:p>
          </table:table-cell>
          <table:table-cell table:style-name="ce27"/>
          <table:table-cell table:style-name="ce24" table:number-columns-repeated="2"/>
          <table:table-cell table:style-name="ce32"/>
          <table:table-cell table:style-name="ce24"/>
          <table:table-cell table:style-name="ce34"/>
          <table:table-cell table:style-name="ce24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24" office:value-type="string" calcext:value-type="string">
            <text:p>Inserir depois do pai</text:p>
          </table:table-cell>
          <table:table-cell table:style-name="ce27"/>
          <table:table-cell table:style-name="ce24" table:number-columns-repeated="2"/>
          <table:table-cell table:style-name="ce32"/>
          <table:table-cell table:style-name="ce24"/>
          <table:table-cell table:style-name="ce34"/>
          <table:table-cell table:style-name="ce24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24" office:value-type="string" calcext:value-type="string">
            <text:p>Remover anterior</text:p>
          </table:table-cell>
          <table:table-cell table:style-name="ce24" table:number-columns-repeated="5"/>
          <table:table-cell table:style-name="ce47"/>
          <table:table-cell table:style-name="ce24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24" office:value-type="string" calcext:value-type="string">
            <text:p>Remover posterior</text:p>
          </table:table-cell>
          <table:table-cell table:style-name="ce24" table:number-columns-repeated="5"/>
          <table:table-cell table:style-name="ce47"/>
          <table:table-cell table:style-name="ce24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24" office:value-type="string" calcext:value-type="string">
            <text:p>Remover anterior ao pai</text:p>
          </table:table-cell>
          <table:table-cell table:style-name="ce24" table:number-columns-repeated="5"/>
          <table:table-cell table:style-name="ce47"/>
          <table:table-cell table:style-name="ce24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24" office:value-type="string" calcext:value-type="string">
            <text:p>Remover posterior ao pai</text:p>
          </table:table-cell>
          <table:table-cell table:style-name="ce27"/>
          <table:table-cell table:style-name="ce24" table:number-columns-repeated="2"/>
          <table:table-cell table:style-name="ce32"/>
          <table:table-cell table:style-name="ce24"/>
          <table:table-cell table:style-name="ce34"/>
          <table:table-cell table:style-name="ce24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24" office:value-type="string" calcext:value-type="string">
            <text:p>Mover para cima</text:p>
          </table:table-cell>
          <table:table-cell table:style-name="ce24" table:number-columns-repeated="3"/>
          <table:table-cell table:style-name="ce32"/>
          <table:table-cell table:style-name="ce24"/>
          <table:table-cell table:style-name="ce34"/>
          <table:table-cell table:style-name="ce24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24" office:value-type="string" calcext:value-type="string">
            <text:p>Mover para baixo</text:p>
          </table:table-cell>
          <table:table-cell table:style-name="ce24" table:number-columns-repeated="3"/>
          <table:table-cell table:style-name="ce32"/>
          <table:table-cell table:style-name="ce24"/>
          <table:table-cell table:style-name="ce34"/>
          <table:table-cell table:style-name="ce24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24" office:value-type="string" calcext:value-type="string">
            <text:p>Mover pai para cima</text:p>
          </table:table-cell>
          <table:table-cell table:style-name="ce24" table:number-columns-repeated="3"/>
          <table:table-cell table:style-name="ce32"/>
          <table:table-cell table:style-name="ce24"/>
          <table:table-cell table:style-name="ce34"/>
          <table:table-cell table:style-name="ce24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24" office:value-type="string" calcext:value-type="string">
            <text:p>Mover pai para baixo</text:p>
          </table:table-cell>
          <table:table-cell table:style-name="ce24" table:number-columns-repeated="3"/>
          <table:table-cell table:style-name="ce32"/>
          <table:table-cell table:style-name="ce24"/>
          <table:table-cell table:style-name="ce34"/>
          <table:table-cell table:style-name="ce24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24" office:value-type="string" calcext:value-type="string">
            <text:p>Inserir conteúdo</text:p>
          </table:table-cell>
          <table:table-cell table:style-name="ce24" table:number-columns-repeated="3"/>
          <table:table-cell table:style-name="ce32"/>
          <table:table-cell table:style-name="ce24"/>
          <table:table-cell table:style-name="ce34"/>
          <table:table-cell table:style-name="ce24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24" office:value-type="string" calcext:value-type="string">
            <text:p>Excluir conteúdo</text:p>
          </table:table-cell>
          <table:table-cell table:style-name="ce24" table:number-columns-repeated="3"/>
          <table:table-cell table:style-name="ce32"/>
          <table:table-cell table:style-name="ce24"/>
          <table:table-cell table:style-name="ce34"/>
          <table:table-cell table:style-name="ce24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24" office:value-type="string" calcext:value-type="string">
            <text:p>Alterar conteúdo</text:p>
          </table:table-cell>
          <table:table-cell table:style-name="ce24" table:number-columns-repeated="3"/>
          <table:table-cell table:style-name="ce32"/>
          <table:table-cell table:style-name="ce24"/>
          <table:table-cell table:style-name="ce34"/>
          <table:table-cell table:style-name="ce24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21" office:value-type="string" calcext:value-type="string" table:number-columns-spanned="6" table:number-rows-spanned="1">
            <text:p>Mutantes aplicados:</text:p>
          </table:table-cell>
          <table:covered-table-cell table:number-columns-repeated="4" table:style-name="ce7"/>
          <table:covered-table-cell table:style-name="ce14"/>
          <table:table-cell table:style-name="ce32" table:number-columns-spanned="2" table:number-rows-spanned="1"/>
          <table:covered-table-cell table:style-name="ce14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21" office:value-type="string" calcext:value-type="string" table:number-columns-spanned="6" table:number-rows-spanned="1">
            <text:p>Mortos:</text:p>
          </table:table-cell>
          <table:covered-table-cell table:number-columns-repeated="4" table:style-name="ce7"/>
          <table:covered-table-cell table:style-name="ce14"/>
          <table:table-cell table:style-name="ce32" table:number-columns-spanned="2" table:number-rows-spanned="1"/>
          <table:covered-table-cell table:style-name="ce14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21" office:value-type="string" calcext:value-type="string" table:number-columns-spanned="6" table:number-rows-spanned="1">
            <text:p>Não mortos:</text:p>
          </table:table-cell>
          <table:covered-table-cell table:number-columns-repeated="4" table:style-name="ce7"/>
          <table:covered-table-cell table:style-name="ce14"/>
          <table:table-cell table:style-name="ce32" table:number-columns-spanned="2" table:number-rows-spanned="1"/>
          <table:covered-table-cell table:style-name="ce14"/>
          <table:table-cell table:style-name="ce5" table:number-columns-repeated="18"/>
          <table:table-cell table:number-columns-repeated="998"/>
        </table:table-row>
        <table:table-row table:style-name="ro2" table:number-rows-repeated="971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egenda" style:display-name="PageStyle_Legen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_20_-_20_Warehouse_20_Inventory_20_System" style:display-name="PageStyle_1 - Warehouse Inventory 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_20_-_20_Sauce_20_Labs_20_Sample_20_Application" style:display-name="PageStyle_2 - Sauce Labs Sample Applic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_20_-_20_The_20_Internet" style:display-name="PageStyle_3 - The Inter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mo" style:display-name="PageStyle_Resum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ore_20_Médio" style:display-name="PageStyle_Score Méd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ficácia_20_Média" style:display-name="PageStyle_Eficácia Méd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otal" style:display-name="PageStyle_Tot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elo" style:display-name="PageStyle_Mode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3131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ajor="0.1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9.764cm" svg:height="18.309cm" xlink:href=".." xlink:type="simple" chart:class="chart:bar" chart:style-name="ch1">
        <chart:legend chart:legend-position="end" svg:x="14.008cm" svg:y="8.357cm" style:legend-expansion="high" chart:style-name="ch2"/>
        <chart:plot-area chart:style-name="ch3" table:cell-range-address="'Score Médio'.A1:'Score Médio'.D20" chart:data-source-has-labels="both" svg:x="1.455cm" svg:y="0.366cm" svg:width="12.158cm" svg:height="17.577cm">
          <chartooo:coordinate-region svg:x="5.392cm" svg:y="0.366cm" svg:width="7.981cm" svg:height="17.08cm"/>
          <chart:axis chart:dimension="x" chart:name="primary-x" chart:style-name="ch4" chartooo:axis-type="text">
            <chart:title svg:x="0.451cm" svg:y="10.105cm" chart:style-name="ch5">
              <text:p>Operadores</text:p>
            </chart:title>
            <chart:categories table:cell-range-address="'Score Médio'.A3:'Score Médio'.A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core Médio'.B3:'Score Médio'.B20" chart:label-cell-address="'Score Médio'.B1:'Score Médio'.B2" chart:class="chart:bar">
            <chart:data-point chart:repeated="18"/>
          </chart:series>
          <chart:series chart:style-name="ch9" chart:values-cell-range-address="'Score Médio'.C3:'Score Médio'.C20" chart:label-cell-address="'Score Médio'.C1:'Score Médio'.C2" chart:class="chart:bar">
            <chart:data-point chart:repeated="18"/>
          </chart:series>
          <chart:series chart:style-name="ch10" chart:values-cell-range-address="'Score Médio'.D3:'Score Médio'.D20" chart:label-cell-address="'Score Médio'.D1:'Score Médio'.D2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rehouse inventory system</text:p>
                <text:list>
                  <text:list-item>
                    <text:p/>
                  </text:list-item>
                  <text:list-item>
                    <text:p>Warehouse inventory system</text:p>
                  </text:list-item>
                </text:list>
                <draw:g>
                  <svg:desc>'Score Médio'.B1:'Score Médio'.B2</svg:desc>
                </draw:g>
              </table:table-cell>
              <table:table-cell office:value-type="string">
                <text:p>Sauce Labs Sample Application</text:p>
                <text:list>
                  <text:list-item>
                    <text:p/>
                  </text:list-item>
                  <text:list-item>
                    <text:p>Sauce Labs Sample Application</text:p>
                  </text:list-item>
                </text:list>
                <draw:g>
                  <svg:desc>'Score Médio'.C1:'Score Médio'.C2</svg:desc>
                </draw:g>
              </table:table-cell>
              <table:table-cell office:value-type="string">
                <text:p>The Internet</text:p>
                <text:list>
                  <text:list-item>
                    <text:p/>
                  </text:list-item>
                  <text:list-item>
                    <text:p>The Internet</text:p>
                  </text:list-item>
                </text:list>
                <draw:g>
                  <svg:desc>'Score Médio'.D1:'Score Médio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icionar atributo</text:p>
                <draw:g>
                  <svg:desc>'Score Médio'.A3:'Score Médio'.A20</svg:desc>
                </draw:g>
              </table:table-cell>
              <table:table-cell office:value-type="float" office:value="1">
                <text:p>1</text:p>
                <draw:g>
                  <svg:desc>'Score Médio'.B3:'Score Médio'.B20</svg:desc>
                </draw:g>
              </table:table-cell>
              <table:table-cell office:value-type="float" office:value="0.934">
                <text:p>0.934</text:p>
                <draw:g>
                  <svg:desc>'Score Médio'.C3:'Score Médio'.C20</svg:desc>
                </draw:g>
              </table:table-cell>
              <table:table-cell office:value-type="float" office:value="1">
                <text:p>1</text:p>
                <draw:g>
                  <svg:desc>'Score Médio'.D3:'Score Médio'.D20</svg:desc>
                </draw:g>
              </table:table-cell>
            </table:table-row>
            <table:table-row>
              <table:table-cell office:value-type="string">
                <text:p>Remover atributo</text:p>
              </table:table-cell>
              <table:table-cell office:value-type="float" office:value="0.952">
                <text:p>0.952</text:p>
              </table:table-cell>
              <table:table-cell office:value-type="float" office:value="0.9619047619">
                <text:p>0.9619047619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>Alterar atributo</text:p>
              </table:table-cell>
              <table:table-cell office:value-type="float" office:value="0.966875">
                <text:p>0.966875</text:p>
              </table:table-cell>
              <table:table-cell office:value-type="float" office:value="0.9555555556">
                <text:p>0.9555555556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string">
                <text:p>Inserir ante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Inserir depois</text:p>
              </table:table-cell>
              <table:table-cell office:value-type="float" office:value="1">
                <text:p>1</text:p>
              </table:table-cell>
              <table:table-cell office:value-type="float" office:value="0.945">
                <text:p>0.9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erir antes do pai</text:p>
              </table:table-cell>
              <table:table-cell office:value-type="float" office:value="1">
                <text:p>1</text:p>
              </table:table-cell>
              <table:table-cell office:value-type="float" office:value="0.9625">
                <text:p>0.9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erir depois do pai</text:p>
              </table:table-cell>
              <table:table-cell office:value-type="float" office:value="1">
                <text:p>1</text:p>
              </table:table-cell>
              <table:table-cell office:value-type="float" office:value="0.9183333333">
                <text:p>0.918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mover anterior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175">
                <text:p>0.9175</text:p>
              </table:table-cell>
            </table:table-row>
            <table:table-row>
              <table:table-cell office:value-type="string">
                <text:p>Remover posterior</text:p>
              </table:table-cell>
              <table:table-cell office:value-type="float" office:value="1">
                <text:p>1</text:p>
              </table:table-cell>
              <table:table-cell office:value-type="float" office:value="0.67">
                <text:p>0.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mover anterior ao pai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mover posterior ao pai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ver para cim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string">
                <text:p>Mover para baixo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26">
                <text:p>0.926</text:p>
              </table:table-cell>
            </table:table-row>
            <table:table-row>
              <table:table-cell office:value-type="string">
                <text:p>Mover pai para cima</text:p>
              </table:table-cell>
              <table:table-cell office:value-type="float" office:value="0.8966666667">
                <text:p>0.8966666667</text:p>
              </table:table-cell>
              <table:table-cell office:value-type="float" office:value="0.974">
                <text:p>0.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ver pai para baixo</text:p>
              </table:table-cell>
              <table:table-cell office:value-type="float" office:value="0.8966666667">
                <text:p>0.8966666667</text:p>
              </table:table-cell>
              <table:table-cell office:value-type="float" office:value="0.974">
                <text:p>0.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erir conteúdo</text:p>
              </table:table-cell>
              <table:table-cell office:value-type="float" office:value="1">
                <text:p>1</text:p>
              </table:table-cell>
              <table:table-cell office:value-type="float" office:value="0.9175">
                <text:p>0.9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cluir conteúdo</text:p>
              </table:table-cell>
              <table:table-cell office:value-type="float" office:value="1">
                <text:p>1</text:p>
              </table:table-cell>
              <table:table-cell office:value-type="float" office:value="0.9175">
                <text:p>0.9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terar conteúdo</text:p>
              </table:table-cell>
              <table:table-cell office:value-type="float" office:value="1">
                <text:p>1</text:p>
              </table:table-cell>
              <table:table-cell office:value-type="float" office:value="0.9175">
                <text:p>0.917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ajor="0.1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9.791cm" svg:height="18.309cm" xlink:href=".." xlink:type="simple" chart:class="chart:bar" chart:style-name="ch1">
        <chart:legend chart:legend-position="end" svg:x="14.035cm" svg:y="8.357cm" style:legend-expansion="high" chart:style-name="ch2"/>
        <chart:plot-area chart:style-name="ch3" table:cell-range-address="'Eficácia Média'.A1:'Eficácia Média'.D20" chart:data-source-has-labels="both" svg:x="1.455cm" svg:y="0.366cm" svg:width="12.185cm" svg:height="17.577cm">
          <chartooo:coordinate-region svg:x="5.392cm" svg:y="0.366cm" svg:width="8.008cm" svg:height="17.08cm"/>
          <chart:axis chart:dimension="x" chart:name="primary-x" chart:style-name="ch4" chartooo:axis-type="text">
            <chart:title svg:x="0.451cm" svg:y="10.105cm" chart:style-name="ch5">
              <text:p>Operadores</text:p>
            </chart:title>
            <chart:categories table:cell-range-address="'Eficácia Média'.A3:'Eficácia Média'.A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ficácia Média'.B3:'Eficácia Média'.B20" chart:label-cell-address="'Eficácia Média'.B1:'Eficácia Média'.B2" chart:class="chart:bar">
            <chart:data-point chart:repeated="18"/>
          </chart:series>
          <chart:series chart:style-name="ch9" chart:values-cell-range-address="'Eficácia Média'.C3:'Eficácia Média'.C20" chart:label-cell-address="'Eficácia Média'.C1:'Eficácia Média'.C2" chart:class="chart:bar">
            <chart:data-point chart:repeated="18"/>
          </chart:series>
          <chart:series chart:style-name="ch10" chart:values-cell-range-address="'Eficácia Média'.D3:'Eficácia Média'.D20" chart:label-cell-address="'Eficácia Média'.D1:'Eficácia Média'.D2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rehouse inventory system</text:p>
                <text:list>
                  <text:list-item>
                    <text:p/>
                  </text:list-item>
                  <text:list-item>
                    <text:p>Warehouse inventory system</text:p>
                  </text:list-item>
                </text:list>
                <draw:g>
                  <svg:desc>'Eficácia Média'.B1:'Eficácia Média'.B2</svg:desc>
                </draw:g>
              </table:table-cell>
              <table:table-cell office:value-type="string">
                <text:p>Sauce Labs Sample Application</text:p>
                <text:list>
                  <text:list-item>
                    <text:p/>
                  </text:list-item>
                  <text:list-item>
                    <text:p>Sauce Labs Sample Application</text:p>
                  </text:list-item>
                </text:list>
                <draw:g>
                  <svg:desc>'Eficácia Média'.C1:'Eficácia Média'.C2</svg:desc>
                </draw:g>
              </table:table-cell>
              <table:table-cell office:value-type="string">
                <text:p>The Internet</text:p>
                <text:list>
                  <text:list-item>
                    <text:p/>
                  </text:list-item>
                  <text:list-item>
                    <text:p>The Internet</text:p>
                  </text:list-item>
                </text:list>
                <draw:g>
                  <svg:desc>'Eficácia Média'.D1:'Eficácia Média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icionar atributo</text:p>
                <draw:g>
                  <svg:desc>'Eficácia Média'.A3:'Eficácia Média'.A20</svg:desc>
                </draw:g>
              </table:table-cell>
              <table:table-cell office:value-type="float" office:value="1">
                <text:p>1</text:p>
                <draw:g>
                  <svg:desc>'Eficácia Média'.B3:'Eficácia Média'.B20</svg:desc>
                </draw:g>
              </table:table-cell>
              <table:table-cell office:value-type="float" office:value="1">
                <text:p>1</text:p>
                <draw:g>
                  <svg:desc>'Eficácia Média'.C3:'Eficácia Média'.C20</svg:desc>
                </draw:g>
              </table:table-cell>
              <table:table-cell office:value-type="float" office:value="1">
                <text:p>1</text:p>
                <draw:g>
                  <svg:desc>'Eficácia Média'.D3:'Eficácia Média'.D20</svg:desc>
                </draw:g>
              </table:table-cell>
            </table:table-row>
            <table:table-row>
              <table:table-cell office:value-type="string">
                <text:p>Remover atributo</text:p>
              </table:table-cell>
              <table:table-cell office:value-type="float" office:value="0.9523809524">
                <text:p>0.9523809524</text:p>
              </table:table-cell>
              <table:table-cell office:value-type="float" office:value="0.9545454545">
                <text:p>0.9545454545</text:p>
              </table:table-cell>
              <table:table-cell office:value-type="float" office:value="0.9090909091">
                <text:p>0.9090909091</text:p>
              </table:table-cell>
            </table:table-row>
            <table:table-row>
              <table:table-cell office:value-type="string">
                <text:p>Alterar atributo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erir antes</text:p>
              </table:table-cell>
              <table:table-cell office:value-type="float" office:value="0.8333333333">
                <text:p>0.8333333333</text:p>
              </table:table-cell>
              <table:table-cell office:value-type="float" office:value="0.8333333333">
                <text:p>0.8333333333</text:p>
              </table:table-cell>
              <table:table-cell office:value-type="float" office:value="0.3333333333">
                <text:p>0.3333333333</text:p>
              </table:table-cell>
            </table:table-row>
            <table:table-row>
              <table:table-cell office:value-type="string">
                <text:p>Inserir depoi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erir antes do pai</text:p>
              </table:table-cell>
              <table:table-cell office:value-type="float" office:value="0.3333333333">
                <text:p>0.3333333333</text:p>
              </table:table-cell>
              <table:table-cell office:value-type="float" office:value="0.6666666667">
                <text:p>0.6666666667</text:p>
              </table:table-cell>
              <table:table-cell office:value-type="float" office:value="0.6666666667">
                <text:p>0.6666666667</text:p>
              </table:table-cell>
            </table:table-row>
            <table:table-row>
              <table:table-cell office:value-type="string">
                <text:p>Inserir depois do pai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mover anterior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mover posterior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mover anterior ao pai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mover posterior ao pai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ver para cima</text:p>
              </table:table-cell>
              <table:table-cell office:value-type="float" office:value="1">
                <text:p>1</text:p>
              </table:table-cell>
              <table:table-cell office:value-type="float" office:value="0.8333333333">
                <text:p>0.8333333333</text:p>
              </table:table-cell>
              <table:table-cell office:value-type="float" office:value="0.8333333333">
                <text:p>0.8333333333</text:p>
              </table:table-cell>
            </table:table-row>
            <table:table-row>
              <table:table-cell office:value-type="string">
                <text:p>Mover para baixo</text:p>
              </table:table-cell>
              <table:table-cell office:value-type="float" office:value="1">
                <text:p>1</text:p>
              </table:table-cell>
              <table:table-cell office:value-type="float" office:value="0.8333333333">
                <text:p>0.8333333333</text:p>
              </table:table-cell>
              <table:table-cell office:value-type="float" office:value="0.8333333333">
                <text:p>0.8333333333</text:p>
              </table:table-cell>
            </table:table-row>
            <table:table-row>
              <table:table-cell office:value-type="string">
                <text:p>Mover pai para cima</text:p>
              </table:table-cell>
              <table:table-cell office:value-type="float" office:value="1">
                <text:p>1</text:p>
              </table:table-cell>
              <table:table-cell office:value-type="float" office:value="0.8333333333">
                <text:p>0.8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ver pai para baixo</text:p>
              </table:table-cell>
              <table:table-cell office:value-type="float" office:value="1">
                <text:p>1</text:p>
              </table:table-cell>
              <table:table-cell office:value-type="float" office:value="0.8333333333">
                <text:p>0.8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erir conteúdo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cluir conteúdo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terar conteúdo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ajor="0.1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1.22cm" svg:height="16.642cm" xlink:href=".." xlink:type="simple" chart:class="chart:bar" chart:style-name="ch1">
        <chart:legend chart:legend-position="end" svg:x="19.115cm" svg:y="7.773cm" style:legend-expansion="high" chart:style-name="ch2"/>
        <chart:plot-area chart:style-name="ch3" table:cell-range-address="Total.A1:Total.C20" chart:data-source-has-labels="both" svg:x="1.484cm" svg:y="0.332cm" svg:width="17.207cm" svg:height="15.978cm">
          <chartooo:coordinate-region svg:x="5.421cm" svg:y="0.332cm" svg:width="13.03cm" svg:height="15.481cm"/>
          <chart:axis chart:dimension="x" chart:name="primary-x" chart:style-name="ch4" chartooo:axis-type="text">
            <chart:title svg:x="0.451cm" svg:y="9.272cm" chart:style-name="ch5">
              <text:p>Operadores</text:p>
            </chart:title>
            <chart:categories table:cell-range-address="Total.A3:Total.A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otal.B3:Total.B20" chart:label-cell-address="Total.B1:Total.B2" chart:class="chart:bar">
            <chart:data-point chart:repeated="18"/>
          </chart:series>
          <chart:series chart:style-name="ch9" chart:values-cell-range-address="Total.C3:Total.C20" chart:label-cell-address="Total.C1:Total.C2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text:list>
                  <text:list-item>
                    <text:p/>
                  </text:list-item>
                  <text:list-item>
                    <text:p>Score</text:p>
                  </text:list-item>
                </text:list>
                <draw:g>
                  <svg:desc>Total.B1:Total.B2</svg:desc>
                </draw:g>
              </table:table-cell>
              <table:table-cell office:value-type="string">
                <text:p>Eficácia</text:p>
                <text:list>
                  <text:list-item>
                    <text:p/>
                  </text:list-item>
                  <text:list-item>
                    <text:p>Eficácia</text:p>
                  </text:list-item>
                </text:list>
                <draw:g>
                  <svg:desc>Total.C1:Total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icionar atributo</text:p>
                <draw:g>
                  <svg:desc>Total.A3:Total.A20</svg:desc>
                </draw:g>
              </table:table-cell>
              <table:table-cell office:value-type="float" office:value="0.9787096774">
                <text:p>0.9787096774</text:p>
                <draw:g>
                  <svg:desc>Total.B3:Total.B20</svg:desc>
                </draw:g>
              </table:table-cell>
              <table:table-cell office:value-type="float" office:value="1">
                <text:p>1</text:p>
                <draw:g>
                  <svg:desc>Total.C3:Total.C20</svg:desc>
                </draw:g>
              </table:table-cell>
            </table:table-row>
            <table:table-row>
              <table:table-cell office:value-type="string">
                <text:p>Remover atributo</text:p>
              </table:table-cell>
              <table:table-cell office:value-type="float" office:value="0.9590163934">
                <text:p>0.9590163934</text:p>
              </table:table-cell>
              <table:table-cell office:value-type="float" office:value="0.938461538461538">
                <text:p>0.938461538461538</text:p>
              </table:table-cell>
            </table:table-row>
            <table:table-row>
              <table:table-cell office:value-type="string">
                <text:p>Alterar atributo</text:p>
              </table:table-cell>
              <table:table-cell office:value-type="float" office:value="0.9526">
                <text:p>0.9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erir antes</text:p>
              </table:table-cell>
              <table:table-cell office:value-type="float" office:value="0.97">
                <text:p>0.9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Inserir depois</text:p>
              </table:table-cell>
              <table:table-cell office:value-type="float" office:value="0.9816666667">
                <text:p>0.981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erir antes do pai</text:p>
              </table:table-cell>
              <table:table-cell office:value-type="float" office:value="0.985">
                <text:p>0.985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Inserir depois do pai</text:p>
              </table:table-cell>
              <table:table-cell office:value-type="float" office:value="0.9727777778">
                <text:p>0.9727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mover anterior</text:p>
              </table:table-cell>
              <table:table-cell office:value-type="float" office:value="0.9633333333">
                <text:p>0.96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mover posterior</text:p>
              </table:table-cell>
              <table:table-cell office:value-type="float" office:value="0.934">
                <text:p>0.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mover anterior ao pai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mover posterior ao pai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ver para cima</text:p>
              </table:table-cell>
              <table:table-cell office:value-type="float" office:value="0.955">
                <text:p>0.955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Mover para baixo</text:p>
              </table:table-cell>
              <table:table-cell office:value-type="float" office:value="0.976875">
                <text:p>0.976875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Mover pai para cima</text:p>
              </table:table-cell>
              <table:table-cell office:value-type="float" office:value="0.953125">
                <text:p>0.953125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Mover pai para baixo</text:p>
              </table:table-cell>
              <table:table-cell office:value-type="float" office:value="0.9558823529">
                <text:p>0.9558823529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Inserir conteúdo</text:p>
              </table:table-cell>
              <table:table-cell office:value-type="float" office:value="0.9725">
                <text:p>0.97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cluir conteúdo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terar conteúdo</text:p>
              </table:table-cell>
              <table:table-cell office:value-type="float" office:value="0.9725">
                <text:p>0.97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